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 office:value-type="string">
            <text:p>Cache Size(bytes)</text:p>
          </table:table-cell>
          <table:table-cell table:style-name="ce1" office:value-type="string">
            <text:p><text:s/>Cache Size(kb)</text:p>
          </table:table-cell>
          <table:table-cell table:style-name="ce1" office:value-type="string">
            <text:p><text:s/>Block Size(bytes)</text:p>
          </table:table-cell>
          <table:table-cell table:style-name="ce1" office:value-type="string">
            <text:p><text:s/>Associativity</text:p>
          </table:table-cell>
          <table:table-cell table:style-name="ce1" office:value-type="string">
            <text:p><text:s/>Access Time(ns)</text:p>
          </table:table-cell>
          <table:table-cell table:style-name="ce1" office:value-type="string">
            <text:p><text:s/>Energy Per Access(nJ)</text:p>
          </table:table-cell>
          <table:table-cell table:style-name="ce1" office:value-type="string">
            <text:p><text:s/>Area(mm*mm)</text:p>
          </table:table-cell>
          <table:table-cell table:number-columns-repeated="24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20271">
            <text:p>0.120271</text:p>
          </table:table-cell>
          <table:table-cell table:style-name="ce1" office:value-type="float" office:value="0.00147203">
            <text:p>0.00147203</text:p>
          </table:table-cell>
          <table:table-cell table:style-name="ce1" office:value-type="float" office:value="0.012576448">
            <text:p>0.012576448</text:p>
          </table:table-cell>
          <table:table-cell table:number-columns-repeated="24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54369">
            <text:p>0.154369</text:p>
          </table:table-cell>
          <table:table-cell table:style-name="ce1" office:value-type="float" office:value="0.00179223">
            <text:p>0.00179223</text:p>
          </table:table-cell>
          <table:table-cell table:style-name="ce1" office:value-type="float" office:value="0.009352716">
            <text:p>0.009352716</text:p>
          </table:table-cell>
          <table:table-cell table:number-columns-repeated="24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48551">
            <text:p>0.148551</text:p>
          </table:table-cell>
          <table:table-cell table:style-name="ce1" office:value-type="float" office:value="0.00441801">
            <text:p>0.00441801</text:p>
          </table:table-cell>
          <table:table-cell table:style-name="ce1" office:value-type="float" office:value="0.015114948">
            <text:p>0.015114948</text:p>
          </table:table-cell>
          <table:table-cell table:number-columns-repeated="24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77363">
            <text:p>0.177363</text:p>
          </table:table-cell>
          <table:table-cell table:style-name="ce1" office:value-type="float" office:value="0.0131495">
            <text:p>0.0131495</text:p>
          </table:table-cell>
          <table:table-cell table:style-name="ce1" office:value-type="float" office:value="0.032695749">
            <text:p>0.032695749</text:p>
          </table:table-cell>
          <table:table-cell table:number-columns-repeated="24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73252">
            <text:p>0.173252</text:p>
          </table:table-cell>
          <table:table-cell table:style-name="ce1" office:value-type="float" office:value="0.00739022">
            <text:p>0.00739022</text:p>
          </table:table-cell>
          <table:table-cell table:style-name="ce1" office:value-type="float" office:value="0.003939615">
            <text:p>0.003939615</text:p>
          </table:table-cell>
          <table:table-cell table:number-columns-repeated="24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14797">
            <text:p>0.114797</text:p>
          </table:table-cell>
          <table:table-cell table:style-name="ce1" office:value-type="float" office:value="0.00244887">
            <text:p>0.00244887</text:p>
          </table:table-cell>
          <table:table-cell table:style-name="ce1" office:value-type="float" office:value="0.010298466">
            <text:p>0.010298466</text:p>
          </table:table-cell>
          <table:table-cell table:number-columns-repeated="24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40329">
            <text:p>0.140329</text:p>
          </table:table-cell>
          <table:table-cell table:style-name="ce1" office:value-type="float" office:value="0.00177485">
            <text:p>0.00177485</text:p>
          </table:table-cell>
          <table:table-cell table:style-name="ce1" office:value-type="float" office:value="0.009471732">
            <text:p>0.009471732</text:p>
          </table:table-cell>
          <table:table-cell table:number-columns-repeated="24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00427425">
            <text:p>0.00427425</text:p>
          </table:table-cell>
          <table:table-cell table:style-name="ce1" office:value-type="float" office:value="0.015114948">
            <text:p>0.015114948</text:p>
          </table:table-cell>
          <table:table-cell table:number-columns-repeated="24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55484">
            <text:p>0.155484</text:p>
          </table:table-cell>
          <table:table-cell table:style-name="ce1" office:value-type="float" office:value="0.00513759">
            <text:p>0.00513759</text:p>
          </table:table-cell>
          <table:table-cell table:style-name="ce1" office:value-type="float" office:value="0.003939615">
            <text:p>0.003939615</text:p>
          </table:table-cell>
          <table:table-cell table:number-columns-repeated="24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14797">
            <text:p>0.114797</text:p>
          </table:table-cell>
          <table:table-cell table:style-name="ce1" office:value-type="float" office:value="0.00237805">
            <text:p>0.00237805</text:p>
          </table:table-cell>
          <table:table-cell table:style-name="ce1" office:value-type="float" office:value="0.010106624">
            <text:p>0.010106624</text:p>
          </table:table-cell>
          <table:table-cell table:number-columns-repeated="24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38794">
            <text:p>0.138794</text:p>
          </table:table-cell>
          <table:table-cell table:style-name="ce1" office:value-type="float" office:value="0.00170666">
            <text:p>0.00170666</text:p>
          </table:table-cell>
          <table:table-cell table:style-name="ce1" office:value-type="float" office:value="0.009471732">
            <text:p>0.009471732</text:p>
          </table:table-cell>
          <table:table-cell table:number-columns-repeated="24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45983">
            <text:p>0.145983</text:p>
          </table:table-cell>
          <table:table-cell table:style-name="ce1" office:value-type="float" office:value="0.00400642">
            <text:p>0.00400642</text:p>
          </table:table-cell>
          <table:table-cell table:style-name="ce1" office:value-type="float" office:value="0.003939615">
            <text:p>0.003939615</text:p>
          </table:table-cell>
          <table:table-cell table:number-columns-repeated="24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14797">
            <text:p>0.114797</text:p>
          </table:table-cell>
          <table:table-cell table:style-name="ce1" office:value-type="float" office:value="0.00234148">
            <text:p>0.00234148</text:p>
          </table:table-cell>
          <table:table-cell table:style-name="ce1" office:value-type="float" office:value="0.010106624">
            <text:p>0.010106624</text:p>
          </table:table-cell>
          <table:table-cell table:number-columns-repeated="249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8">
            <text:p>128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40136">
            <text:p>0.140136</text:p>
          </table:table-cell>
          <table:table-cell table:style-name="ce1" office:value-type="float" office:value="0.00347392">
            <text:p>0.00347392</text:p>
          </table:table-cell>
          <table:table-cell table:style-name="ce1" office:value-type="float" office:value="0.003939615">
            <text:p>0.003939615</text:p>
          </table:table-cell>
          <table:table-cell table:number-columns-repeated="24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2909">
            <text:p>0.12909</text:p>
          </table:table-cell>
          <table:table-cell table:style-name="ce1" office:value-type="float" office:value="0.00231301">
            <text:p>0.00231301</text:p>
          </table:table-cell>
          <table:table-cell table:style-name="ce1" office:value-type="float" office:value="0.020146374">
            <text:p>0.020146374</text:p>
          </table:table-cell>
          <table:table-cell table:number-columns-repeated="24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72494">
            <text:p>0.172494</text:p>
          </table:table-cell>
          <table:table-cell table:style-name="ce1" office:value-type="float" office:value="0.00255952">
            <text:p>0.00255952</text:p>
          </table:table-cell>
          <table:table-cell table:style-name="ce1" office:value-type="float" office:value="0.027993859">
            <text:p>0.027993859</text:p>
          </table:table-cell>
          <table:table-cell table:number-columns-repeated="24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70128">
            <text:p>0.170128</text:p>
          </table:table-cell>
          <table:table-cell table:style-name="ce1" office:value-type="float" office:value="0.00476208">
            <text:p>0.00476208</text:p>
          </table:table-cell>
          <table:table-cell table:style-name="ce1" office:value-type="float" office:value="0.018578171">
            <text:p>0.018578171</text:p>
          </table:table-cell>
          <table:table-cell table:number-columns-repeated="24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8281">
            <text:p>0.18281</text:p>
          </table:table-cell>
          <table:table-cell table:style-name="ce1" office:value-type="float" office:value="0.0136843">
            <text:p>0.0136843</text:p>
          </table:table-cell>
          <table:table-cell table:style-name="ce1" office:value-type="float" office:value="0.037985284">
            <text:p>0.037985284</text:p>
          </table:table-cell>
          <table:table-cell table:number-columns-repeated="24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75761">
            <text:p>0.175761</text:p>
          </table:table-cell>
          <table:table-cell table:style-name="ce1" office:value-type="float" office:value="0.013481">
            <text:p>0.013481</text:p>
          </table:table-cell>
          <table:table-cell table:style-name="ce1" office:value-type="float" office:value="0.007713456">
            <text:p>0.007713456</text:p>
          </table:table-cell>
          <table:table-cell table:number-columns-repeated="24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2909">
            <text:p>0.12909</text:p>
          </table:table-cell>
          <table:table-cell table:style-name="ce1" office:value-type="float" office:value="0.00210064">
            <text:p>0.00210064</text:p>
          </table:table-cell>
          <table:table-cell table:style-name="ce1" office:value-type="float" office:value="0.01599472">
            <text:p>0.01599472</text:p>
          </table:table-cell>
          <table:table-cell table:number-columns-repeated="24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61691">
            <text:p>0.161691</text:p>
          </table:table-cell>
          <table:table-cell table:style-name="ce1" office:value-type="float" office:value="0.00195503">
            <text:p>0.00195503</text:p>
          </table:table-cell>
          <table:table-cell table:style-name="ce1" office:value-type="float" office:value="0.019780326">
            <text:p>0.019780326</text:p>
          </table:table-cell>
          <table:table-cell table:number-columns-repeated="24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00469726">
            <text:p>0.00469726</text:p>
          </table:table-cell>
          <table:table-cell table:style-name="ce1" office:value-type="float" office:value="0.018662359">
            <text:p>0.018662359</text:p>
          </table:table-cell>
          <table:table-cell table:number-columns-repeated="24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80686">
            <text:p>0.180686</text:p>
          </table:table-cell>
          <table:table-cell table:style-name="ce1" office:value-type="float" office:value="0.013344">
            <text:p>0.013344</text:p>
          </table:table-cell>
          <table:table-cell table:style-name="ce1" office:value-type="float" office:value="0.032718708">
            <text:p>0.032718708</text:p>
          </table:table-cell>
          <table:table-cell table:number-columns-repeated="24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76515">
            <text:p>0.176515</text:p>
          </table:table-cell>
          <table:table-cell table:style-name="ce1" office:value-type="float" office:value="0.00757455">
            <text:p>0.00757455</text:p>
          </table:table-cell>
          <table:table-cell table:style-name="ce1" office:value-type="float" office:value="0.007713456">
            <text:p>0.007713456</text:p>
          </table:table-cell>
          <table:table-cell table:number-columns-repeated="24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2909">
            <text:p>0.12909</text:p>
          </table:table-cell>
          <table:table-cell table:style-name="ce1" office:value-type="float" office:value="0.00198811">
            <text:p>0.00198811</text:p>
          </table:table-cell>
          <table:table-cell table:style-name="ce1" office:value-type="float" office:value="0.015731028">
            <text:p>0.015731028</text:p>
          </table:table-cell>
          <table:table-cell table:number-columns-repeated="24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4968">
            <text:p>0.14968</text:p>
          </table:table-cell>
          <table:table-cell table:style-name="ce1" office:value-type="float" office:value="0.00195931">
            <text:p>0.00195931</text:p>
          </table:table-cell>
          <table:table-cell table:style-name="ce1" office:value-type="float" office:value="0.017403789">
            <text:p>0.017403789</text:p>
          </table:table-cell>
          <table:table-cell table:number-columns-repeated="24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018662359">
            <text:p>0.018662359</text:p>
          </table:table-cell>
          <table:table-cell table:number-columns-repeated="24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61001">
            <text:p>0.161001</text:p>
          </table:table-cell>
          <table:table-cell table:style-name="ce1" office:value-type="float" office:value="0.00531245">
            <text:p>0.00531245</text:p>
          </table:table-cell>
          <table:table-cell table:style-name="ce1" office:value-type="float" office:value="0.010753381">
            <text:p>0.010753381</text:p>
          </table:table-cell>
          <table:table-cell table:number-columns-repeated="24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2909">
            <text:p>0.12909</text:p>
          </table:table-cell>
          <table:table-cell table:style-name="ce1" office:value-type="float" office:value="0.00192233">
            <text:p>0.00192233</text:p>
          </table:table-cell>
          <table:table-cell table:style-name="ce1" office:value-type="float" office:value="0.015518442">
            <text:p>0.015518442</text:p>
          </table:table-cell>
          <table:table-cell table:number-columns-repeated="24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48145">
            <text:p>0.148145</text:p>
          </table:table-cell>
          <table:table-cell table:style-name="ce1" office:value-type="float" office:value="0.00189113">
            <text:p>0.00189113</text:p>
          </table:table-cell>
          <table:table-cell table:style-name="ce1" office:value-type="float" office:value="0.017403789">
            <text:p>0.017403789</text:p>
          </table:table-cell>
          <table:table-cell table:number-columns-repeated="249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8">
            <text:p>128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515">
            <text:p>0.1515</text:p>
          </table:table-cell>
          <table:table-cell table:style-name="ce1" office:value-type="float" office:value="0.00418127">
            <text:p>0.00418127</text:p>
          </table:table-cell>
          <table:table-cell table:style-name="ce1" office:value-type="float" office:value="0.010753381">
            <text:p>0.010753381</text:p>
          </table:table-cell>
          <table:table-cell table:number-columns-repeated="24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47005">
            <text:p>0.147005</text:p>
          </table:table-cell>
          <table:table-cell table:style-name="ce1" office:value-type="float" office:value="0.00246015">
            <text:p>0.00246015</text:p>
          </table:table-cell>
          <table:table-cell table:style-name="ce1" office:value-type="float" office:value="0.045271895">
            <text:p>0.045271895</text:p>
          </table:table-cell>
          <table:table-cell table:number-columns-repeated="24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85463">
            <text:p>0.185463</text:p>
          </table:table-cell>
          <table:table-cell table:style-name="ce1" office:value-type="float" office:value="0.00358696">
            <text:p>0.00358696</text:p>
          </table:table-cell>
          <table:table-cell table:style-name="ce1" office:value-type="float" office:value="0.043608422">
            <text:p>0.043608422</text:p>
          </table:table-cell>
          <table:table-cell table:number-columns-repeated="24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200677">
            <text:p>0.200677</text:p>
          </table:table-cell>
          <table:table-cell table:style-name="ce1" office:value-type="float" office:value="0.00568933">
            <text:p>0.00568933</text:p>
          </table:table-cell>
          <table:table-cell table:style-name="ce1" office:value-type="float" office:value="0.039262025">
            <text:p>0.039262025</text:p>
          </table:table-cell>
          <table:table-cell table:number-columns-repeated="24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01331">
            <text:p>0.201331</text:p>
          </table:table-cell>
          <table:table-cell table:style-name="ce1" office:value-type="float" office:value="0.014401">
            <text:p>0.014401</text:p>
          </table:table-cell>
          <table:table-cell table:style-name="ce1" office:value-type="float" office:value="0.05103257">
            <text:p>0.05103257</text:p>
          </table:table-cell>
          <table:table-cell table:number-columns-repeated="24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87509">
            <text:p>0.187509</text:p>
          </table:table-cell>
          <table:table-cell table:style-name="ce1" office:value-type="float" office:value="0.029882">
            <text:p>0.029882</text:p>
          </table:table-cell>
          <table:table-cell table:style-name="ce1" office:value-type="float" office:value="0.013056153">
            <text:p>0.013056153</text:p>
          </table:table-cell>
          <table:table-cell table:number-columns-repeated="24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47005">
            <text:p>0.147005</text:p>
          </table:table-cell>
          <table:table-cell table:style-name="ce1" office:value-type="float" office:value="0.00210885">
            <text:p>0.00210885</text:p>
          </table:table-cell>
          <table:table-cell table:style-name="ce1" office:value-type="float" office:value="0.032696323">
            <text:p>0.032696323</text:p>
          </table:table-cell>
          <table:table-cell table:number-columns-repeated="24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81131">
            <text:p>0.181131</text:p>
          </table:table-cell>
          <table:table-cell table:style-name="ce1" office:value-type="float" office:value="0.00270575">
            <text:p>0.00270575</text:p>
          </table:table-cell>
          <table:table-cell table:style-name="ce1" office:value-type="float" office:value="0.035657894">
            <text:p>0.035657894</text:p>
          </table:table-cell>
          <table:table-cell table:number-columns-repeated="24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00474883">
            <text:p>0.00474883</text:p>
          </table:table-cell>
          <table:table-cell table:style-name="ce1" office:value-type="float" office:value="0.037640553">
            <text:p>0.037640553</text:p>
          </table:table-cell>
          <table:table-cell table:number-columns-repeated="24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89065">
            <text:p>0.189065</text:p>
          </table:table-cell>
          <table:table-cell table:style-name="ce1" office:value-type="float" office:value="0.0140393">
            <text:p>0.0140393</text:p>
          </table:table-cell>
          <table:table-cell table:style-name="ce1" office:value-type="float" office:value="0.05054359">
            <text:p>0.05054359</text:p>
          </table:table-cell>
          <table:table-cell table:number-columns-repeated="24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82948">
            <text:p>0.182948</text:p>
          </table:table-cell>
          <table:table-cell table:style-name="ce1" office:value-type="float" office:value="0.0136763">
            <text:p>0.0136763</text:p>
          </table:table-cell>
          <table:table-cell table:style-name="ce1" office:value-type="float" office:value="0.016666697">
            <text:p>0.016666697</text:p>
          </table:table-cell>
          <table:table-cell table:number-columns-repeated="24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47005">
            <text:p>0.147005</text:p>
          </table:table-cell>
          <table:table-cell table:style-name="ce1" office:value-type="float" office:value="0.00196946">
            <text:p>0.00196946</text:p>
          </table:table-cell>
          <table:table-cell table:style-name="ce1" office:value-type="float" office:value="0.028086299">
            <text:p>0.028086299</text:p>
          </table:table-cell>
          <table:table-cell table:number-columns-repeated="24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6771">
            <text:p>0.16771</text:p>
          </table:table-cell>
          <table:table-cell table:style-name="ce1" office:value-type="float" office:value="0.00224078">
            <text:p>0.00224078</text:p>
          </table:table-cell>
          <table:table-cell table:style-name="ce1" office:value-type="float" office:value="0.027198616">
            <text:p>0.027198616</text:p>
          </table:table-cell>
          <table:table-cell table:number-columns-repeated="24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037648551">
            <text:p>0.037648551</text:p>
          </table:table-cell>
          <table:table-cell table:number-columns-repeated="24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86941">
            <text:p>0.186941</text:p>
          </table:table-cell>
          <table:table-cell table:style-name="ce1" office:value-type="float" office:value="0.013699">
            <text:p>0.013699</text:p>
          </table:table-cell>
          <table:table-cell table:style-name="ce1" office:value-type="float" office:value="0.05054359">
            <text:p>0.05054359</text:p>
          </table:table-cell>
          <table:table-cell table:number-columns-repeated="24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84206">
            <text:p>0.184206</text:p>
          </table:table-cell>
          <table:table-cell table:style-name="ce1" office:value-type="float" office:value="0.00774623">
            <text:p>0.00774623</text:p>
          </table:table-cell>
          <table:table-cell table:style-name="ce1" office:value-type="float" office:value="0.016666697">
            <text:p>0.016666697</text:p>
          </table:table-cell>
          <table:table-cell table:number-columns-repeated="24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47005">
            <text:p>0.147005</text:p>
          </table:table-cell>
          <table:table-cell table:style-name="ce1" office:value-type="float" office:value="0.00187253">
            <text:p>0.00187253</text:p>
          </table:table-cell>
          <table:table-cell table:style-name="ce1" office:value-type="float" office:value="0.028297035">
            <text:p>0.028297035</text:p>
          </table:table-cell>
          <table:table-cell table:number-columns-repeated="24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63704">
            <text:p>0.163704</text:p>
          </table:table-cell>
          <table:table-cell table:style-name="ce1" office:value-type="float" office:value="0.00211445">
            <text:p>0.00211445</text:p>
          </table:table-cell>
          <table:table-cell table:style-name="ce1" office:value-type="float" office:value="0.036107002">
            <text:p>0.036107002</text:p>
          </table:table-cell>
          <table:table-cell table:number-columns-repeated="24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67065">
            <text:p>0.167065</text:p>
          </table:table-cell>
          <table:table-cell table:style-name="ce1" office:value-type="float" office:value="0.00460749">
            <text:p>0.00460749</text:p>
          </table:table-cell>
          <table:table-cell table:style-name="ce1" office:value-type="float" office:value="0.037195137">
            <text:p>0.037195137</text:p>
          </table:table-cell>
          <table:table-cell table:number-columns-repeated="249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64487">
            <text:p>0.164487</text:p>
          </table:table-cell>
          <table:table-cell table:style-name="ce1" office:value-type="float" office:value="0.0057077">
            <text:p>0.0057077</text:p>
          </table:table-cell>
          <table:table-cell table:style-name="ce1" office:value-type="float" office:value="0.015836914">
            <text:p>0.015836914</text:p>
          </table:table-cell>
          <table:table-cell table:number-columns-repeated="24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6383">
            <text:p>0.16383</text:p>
          </table:table-cell>
          <table:table-cell table:style-name="ce1" office:value-type="float" office:value="0.00386509">
            <text:p>0.00386509</text:p>
          </table:table-cell>
          <table:table-cell table:style-name="ce1" office:value-type="float" office:value="0.070409707">
            <text:p>0.070409707</text:p>
          </table:table-cell>
          <table:table-cell table:number-columns-repeated="24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14097">
            <text:p>0.214097</text:p>
          </table:table-cell>
          <table:table-cell table:style-name="ce1" office:value-type="float" office:value="0.00421545">
            <text:p>0.00421545</text:p>
          </table:table-cell>
          <table:table-cell table:style-name="ce1" office:value-type="float" office:value="0.080880943">
            <text:p>0.080880943</text:p>
          </table:table-cell>
          <table:table-cell table:number-columns-repeated="24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229049">
            <text:p>0.229049</text:p>
          </table:table-cell>
          <table:table-cell table:style-name="ce1" office:value-type="float" office:value="0.00671075">
            <text:p>0.00671075</text:p>
          </table:table-cell>
          <table:table-cell table:style-name="ce1" office:value-type="float" office:value="0.066547302">
            <text:p>0.066547302</text:p>
          </table:table-cell>
          <table:table-cell table:number-columns-repeated="24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42057">
            <text:p>0.242057</text:p>
          </table:table-cell>
          <table:table-cell table:style-name="ce1" office:value-type="float" office:value="0.0159636">
            <text:p>0.0159636</text:p>
          </table:table-cell>
          <table:table-cell table:style-name="ce1" office:value-type="float" office:value="0.104820657">
            <text:p>0.104820657</text:p>
          </table:table-cell>
          <table:table-cell table:number-columns-repeated="24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94804">
            <text:p>0.194804</text:p>
          </table:table-cell>
          <table:table-cell table:style-name="ce1" office:value-type="float" office:value="0.0542674">
            <text:p>0.0542674</text:p>
          </table:table-cell>
          <table:table-cell table:style-name="ce1" office:value-type="float" office:value="0.031682341">
            <text:p>0.031682341</text:p>
          </table:table-cell>
          <table:table-cell table:number-columns-repeated="24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6383">
            <text:p>0.16383</text:p>
          </table:table-cell>
          <table:table-cell table:style-name="ce1" office:value-type="float" office:value="0.00336307">
            <text:p>0.00336307</text:p>
          </table:table-cell>
          <table:table-cell table:style-name="ce1" office:value-type="float" office:value="0.053293238">
            <text:p>0.053293238</text:p>
          </table:table-cell>
          <table:table-cell table:number-columns-repeated="24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94195">
            <text:p>0.194195</text:p>
          </table:table-cell>
          <table:table-cell table:style-name="ce1" office:value-type="float" office:value="0.00365913">
            <text:p>0.00365913</text:p>
          </table:table-cell>
          <table:table-cell table:style-name="ce1" office:value-type="float" office:value="0.083756164">
            <text:p>0.083756164</text:p>
          </table:table-cell>
          <table:table-cell table:number-columns-repeated="24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00618764">
            <text:p>0.00618764</text:p>
          </table:table-cell>
          <table:table-cell table:style-name="ce1" office:value-type="float" office:value="0.068434156">
            <text:p>0.068434156</text:p>
          </table:table-cell>
          <table:table-cell table:number-columns-repeated="24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12911">
            <text:p>0.212911</text:p>
          </table:table-cell>
          <table:table-cell table:style-name="ce1" office:value-type="float" office:value="0.0149052">
            <text:p>0.0149052</text:p>
          </table:table-cell>
          <table:table-cell table:style-name="ce1" office:value-type="float" office:value="0.102584886">
            <text:p>0.102584886</text:p>
          </table:table-cell>
          <table:table-cell table:number-columns-repeated="24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98581">
            <text:p>0.198581</text:p>
          </table:table-cell>
          <table:table-cell table:style-name="ce1" office:value-type="float" office:value="0.0300901">
            <text:p>0.0300901</text:p>
          </table:table-cell>
          <table:table-cell table:style-name="ce1" office:value-type="float" office:value="0.033495376">
            <text:p>0.033495376</text:p>
          </table:table-cell>
          <table:table-cell table:number-columns-repeated="24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6383">
            <text:p>0.16383</text:p>
          </table:table-cell>
          <table:table-cell table:style-name="ce1" office:value-type="float" office:value="0.00320104">
            <text:p>0.00320104</text:p>
          </table:table-cell>
          <table:table-cell table:style-name="ce1" office:value-type="float" office:value="0.053250694">
            <text:p>0.053250694</text:p>
          </table:table-cell>
          <table:table-cell table:number-columns-repeated="24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87998">
            <text:p>0.187998</text:p>
          </table:table-cell>
          <table:table-cell table:style-name="ce1" office:value-type="float" office:value="0.00297292">
            <text:p>0.00297292</text:p>
          </table:table-cell>
          <table:table-cell table:style-name="ce1" office:value-type="float" office:value="0.06852609">
            <text:p>0.06852609</text:p>
          </table:table-cell>
          <table:table-cell table:number-columns-repeated="24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96556">
            <text:p>0.196556</text:p>
          </table:table-cell>
          <table:table-cell table:style-name="ce1" office:value-type="float" office:value="0.005229">
            <text:p>0.005229</text:p>
          </table:table-cell>
          <table:table-cell table:style-name="ce1" office:value-type="float" office:value="0.077459272">
            <text:p>0.077459272</text:p>
          </table:table-cell>
          <table:table-cell table:number-columns-repeated="24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98532">
            <text:p>0.198532</text:p>
          </table:table-cell>
          <table:table-cell table:style-name="ce1" office:value-type="float" office:value="0.01475">
            <text:p>0.01475</text:p>
          </table:table-cell>
          <table:table-cell table:style-name="ce1" office:value-type="float" office:value="0.101625732">
            <text:p>0.101625732</text:p>
          </table:table-cell>
          <table:table-cell table:number-columns-repeated="24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90892">
            <text:p>0.190892</text:p>
          </table:table-cell>
          <table:table-cell table:style-name="ce1" office:value-type="float" office:value="0.0143472">
            <text:p>0.0143472</text:p>
          </table:table-cell>
          <table:table-cell table:style-name="ce1" office:value-type="float" office:value="0.032065054">
            <text:p>0.032065054</text:p>
          </table:table-cell>
          <table:table-cell table:number-columns-repeated="24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6383">
            <text:p>0.16383</text:p>
          </table:table-cell>
          <table:table-cell table:style-name="ce1" office:value-type="float" office:value="0.00306166">
            <text:p>0.00306166</text:p>
          </table:table-cell>
          <table:table-cell table:style-name="ce1" office:value-type="float" office:value="0.048439984">
            <text:p>0.048439984</text:p>
          </table:table-cell>
          <table:table-cell table:number-columns-repeated="24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78356">
            <text:p>0.178356</text:p>
          </table:table-cell>
          <table:table-cell table:style-name="ce1" office:value-type="float" office:value="0.00272237">
            <text:p>0.00272237</text:p>
          </table:table-cell>
          <table:table-cell table:style-name="ce1" office:value-type="float" office:value="0.056478922">
            <text:p>0.056478922</text:p>
          </table:table-cell>
          <table:table-cell table:number-columns-repeated="24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82131">
            <text:p>0.182131</text:p>
          </table:table-cell>
          <table:table-cell table:style-name="ce1" office:value-type="float" office:value="0.00524144">
            <text:p>0.00524144</text:p>
          </table:table-cell>
          <table:table-cell table:style-name="ce1" office:value-type="float" office:value="0.076057233">
            <text:p>0.076057233</text:p>
          </table:table-cell>
          <table:table-cell table:number-columns-repeated="24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02278">
            <text:p>0.202278</text:p>
          </table:table-cell>
          <table:table-cell table:style-name="ce1" office:value-type="float" office:value="0.0139783">
            <text:p>0.0139783</text:p>
          </table:table-cell>
          <table:table-cell table:style-name="ce1" office:value-type="float" office:value="0.101566854">
            <text:p>0.101566854</text:p>
          </table:table-cell>
          <table:table-cell table:number-columns-repeated="249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8">
            <text:p>128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93098">
            <text:p>0.193098</text:p>
          </table:table-cell>
          <table:table-cell table:style-name="ce1" office:value-type="float" office:value="0.00835191">
            <text:p>0.00835191</text:p>
          </table:table-cell>
          <table:table-cell table:style-name="ce1" office:value-type="float" office:value="0.045142853">
            <text:p>0.045142853</text:p>
          </table:table-cell>
          <table:table-cell table:number-columns-repeated="249"/>
        </table:table-row>
        <table:table-row table:style-name="ro2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99965">
            <text:p>0.199965</text:p>
          </table:table-cell>
          <table:table-cell table:style-name="ce1" office:value-type="float" office:value="0.0037271">
            <text:p>0.0037271</text:p>
          </table:table-cell>
          <table:table-cell table:style-name="ce1" office:value-type="float" office:value="0.107880044">
            <text:p>0.107880044</text:p>
          </table:table-cell>
          <table:table-cell table:number-columns-repeated="249"/>
        </table:table-row>
        <table:table-row table:style-name="ro2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41293">
            <text:p>0.241293</text:p>
          </table:table-cell>
          <table:table-cell table:style-name="ce1" office:value-type="float" office:value="0.00619768">
            <text:p>0.00619768</text:p>
          </table:table-cell>
          <table:table-cell table:style-name="ce1" office:value-type="float" office:value="0.136503873">
            <text:p>0.136503873</text:p>
          </table:table-cell>
          <table:table-cell table:number-columns-repeated="249"/>
        </table:table-row>
        <table:table-row table:style-name="ro2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253766">
            <text:p>0.253766</text:p>
          </table:table-cell>
          <table:table-cell table:style-name="ce1" office:value-type="float" office:value="0.00875186">
            <text:p>0.00875186</text:p>
          </table:table-cell>
          <table:table-cell table:style-name="ce1" office:value-type="float" office:value="0.116884041">
            <text:p>0.116884041</text:p>
          </table:table-cell>
          <table:table-cell table:number-columns-repeated="249"/>
        </table:table-row>
        <table:table-row table:style-name="ro2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69063">
            <text:p>0.269063</text:p>
          </table:table-cell>
          <table:table-cell table:style-name="ce1" office:value-type="float" office:value="0.0179828">
            <text:p>0.0179828</text:p>
          </table:table-cell>
          <table:table-cell table:style-name="ce1" office:value-type="float" office:value="0.130653069">
            <text:p>0.130653069</text:p>
          </table:table-cell>
          <table:table-cell table:number-columns-repeated="249"/>
        </table:table-row>
        <table:table-row table:style-name="ro2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211561">
            <text:p>0.211561</text:p>
          </table:table-cell>
          <table:table-cell table:style-name="ce1" office:value-type="float" office:value="0.109251">
            <text:p>0.109251</text:p>
          </table:table-cell>
          <table:table-cell table:style-name="ce1" office:value-type="float" office:value="0.046976222">
            <text:p>0.046976222</text:p>
          </table:table-cell>
          <table:table-cell table:number-columns-repeated="24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98417">
            <text:p>0.198417</text:p>
          </table:table-cell>
          <table:table-cell table:style-name="ce1" office:value-type="float" office:value="0.00339342">
            <text:p>0.00339342</text:p>
          </table:table-cell>
          <table:table-cell table:style-name="ce1" office:value-type="float" office:value="0.096748995">
            <text:p>0.096748995</text:p>
          </table:table-cell>
          <table:table-cell table:number-columns-repeated="24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23917">
            <text:p>0.223917</text:p>
          </table:table-cell>
          <table:table-cell table:style-name="ce1" office:value-type="float" office:value="0.00497421">
            <text:p>0.00497421</text:p>
          </table:table-cell>
          <table:table-cell table:style-name="ce1" office:value-type="float" office:value="0.130107044">
            <text:p>0.130107044</text:p>
          </table:table-cell>
          <table:table-cell table:number-columns-repeated="24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00731541">
            <text:p>0.00731541</text:p>
          </table:table-cell>
          <table:table-cell table:style-name="ce1" office:value-type="float" office:value="0.105941693">
            <text:p>0.105941693</text:p>
          </table:table-cell>
          <table:table-cell table:number-columns-repeated="24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54354">
            <text:p>0.254354</text:p>
          </table:table-cell>
          <table:table-cell table:style-name="ce1" office:value-type="float" office:value="0.0166775">
            <text:p>0.0166775</text:p>
          </table:table-cell>
          <table:table-cell table:style-name="ce1" office:value-type="float" office:value="0.130444675">
            <text:p>0.130444675</text:p>
          </table:table-cell>
          <table:table-cell table:number-columns-repeated="24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205608">
            <text:p>0.205608</text:p>
          </table:table-cell>
          <table:table-cell table:style-name="ce1" office:value-type="float" office:value="0.0550464">
            <text:p>0.0550464</text:p>
          </table:table-cell>
          <table:table-cell table:style-name="ce1" office:value-type="float" office:value="0.063446019">
            <text:p>0.063446019</text:p>
          </table:table-cell>
          <table:table-cell table:number-columns-repeated="24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98417">
            <text:p>0.198417</text:p>
          </table:table-cell>
          <table:table-cell table:style-name="ce1" office:value-type="float" office:value="0.00308801">
            <text:p>0.00308801</text:p>
          </table:table-cell>
          <table:table-cell table:style-name="ce1" office:value-type="float" office:value="0.081574631">
            <text:p>0.081574631</text:p>
          </table:table-cell>
          <table:table-cell table:number-columns-repeated="24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07401">
            <text:p>0.207401</text:p>
          </table:table-cell>
          <table:table-cell table:style-name="ce1" office:value-type="float" office:value="0.00422235">
            <text:p>0.00422235</text:p>
          </table:table-cell>
          <table:table-cell table:style-name="ce1" office:value-type="float" office:value="0.11660312">
            <text:p>0.11660312</text:p>
          </table:table-cell>
          <table:table-cell table:number-columns-repeated="24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222003">
            <text:p>0.222003</text:p>
          </table:table-cell>
          <table:table-cell table:style-name="ce1" office:value-type="float" office:value="0.00606542">
            <text:p>0.00606542</text:p>
          </table:table-cell>
          <table:table-cell table:style-name="ce1" office:value-type="float" office:value="0.105581938">
            <text:p>0.105581938</text:p>
          </table:table-cell>
          <table:table-cell table:number-columns-repeated="24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2541">
            <text:p>0.22541</text:p>
          </table:table-cell>
          <table:table-cell table:style-name="ce1" office:value-type="float" office:value="0.0156191">
            <text:p>0.0156191</text:p>
          </table:table-cell>
          <table:table-cell table:style-name="ce1" office:value-type="float" office:value="0.128170143">
            <text:p>0.128170143</text:p>
          </table:table-cell>
          <table:table-cell table:number-columns-repeated="24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20783">
            <text:p>0.20783</text:p>
          </table:table-cell>
          <table:table-cell table:style-name="ce1" office:value-type="float" office:value="0.0310525">
            <text:p>0.0310525</text:p>
          </table:table-cell>
          <table:table-cell table:style-name="ce1" office:value-type="float" office:value="0.063446019">
            <text:p>0.063446019</text:p>
          </table:table-cell>
          <table:table-cell table:number-columns-repeated="24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99965">
            <text:p>0.199965</text:p>
          </table:table-cell>
          <table:table-cell table:style-name="ce1" office:value-type="float" office:value="0.00290991">
            <text:p>0.00290991</text:p>
          </table:table-cell>
          <table:table-cell table:style-name="ce1" office:value-type="float" office:value="0.085172927">
            <text:p>0.085172927</text:p>
          </table:table-cell>
          <table:table-cell table:number-columns-repeated="24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10939">
            <text:p>0.210939</text:p>
          </table:table-cell>
          <table:table-cell table:style-name="ce1" office:value-type="float" office:value="0.00341478">
            <text:p>0.00341478</text:p>
          </table:table-cell>
          <table:table-cell table:style-name="ce1" office:value-type="float" office:value="0.088279503">
            <text:p>0.088279503</text:p>
          </table:table-cell>
          <table:table-cell table:number-columns-repeated="24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98643">
            <text:p>0.198643</text:p>
          </table:table-cell>
          <table:table-cell table:style-name="ce1" office:value-type="float" office:value="0.0056837">
            <text:p>0.0056837</text:p>
          </table:table-cell>
          <table:table-cell table:style-name="ce1" office:value-type="float" office:value="0.102035919">
            <text:p>0.102035919</text:p>
          </table:table-cell>
          <table:table-cell table:number-columns-repeated="24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15444">
            <text:p>0.215444</text:p>
          </table:table-cell>
          <table:table-cell table:style-name="ce1" office:value-type="float" office:value="0.0151832">
            <text:p>0.0151832</text:p>
          </table:table-cell>
          <table:table-cell table:style-name="ce1" office:value-type="float" office:value="0.146525971">
            <text:p>0.146525971</text:p>
          </table:table-cell>
          <table:table-cell table:number-columns-repeated="249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28">
            <text:p>128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200729">
            <text:p>0.200729</text:p>
          </table:table-cell>
          <table:table-cell table:style-name="ce1" office:value-type="float" office:value="0.0150466">
            <text:p>0.0150466</text:p>
          </table:table-cell>
          <table:table-cell table:style-name="ce1" office:value-type="float" office:value="0.063446019">
            <text:p>0.063446019</text:p>
          </table:table-cell>
          <table:table-cell table:number-columns-repeated="249"/>
        </table:table-row>
        <table:table-row table:style-name="ro2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36389">
            <text:p>0.236389</text:p>
          </table:table-cell>
          <table:table-cell table:style-name="ce1" office:value-type="float" office:value="0.00591789">
            <text:p>0.00591789</text:p>
          </table:table-cell>
          <table:table-cell table:style-name="ce1" office:value-type="float" office:value="0.210449892">
            <text:p>0.210449892</text:p>
          </table:table-cell>
          <table:table-cell table:number-columns-repeated="249"/>
        </table:table-row>
        <table:table-row table:style-name="ro2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81752">
            <text:p>0.281752</text:p>
          </table:table-cell>
          <table:table-cell table:style-name="ce1" office:value-type="float" office:value="0.00875141">
            <text:p>0.00875141</text:p>
          </table:table-cell>
          <table:table-cell table:style-name="ce1" office:value-type="float" office:value="0.260611812">
            <text:p>0.260611812</text:p>
          </table:table-cell>
          <table:table-cell table:number-columns-repeated="249"/>
        </table:table-row>
        <table:table-row table:style-name="ro2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299459">
            <text:p>0.299459</text:p>
          </table:table-cell>
          <table:table-cell table:style-name="ce1" office:value-type="float" office:value="0.0122677">
            <text:p>0.0122677</text:p>
          </table:table-cell>
          <table:table-cell table:style-name="ce1" office:value-type="float" office:value="0.179354275">
            <text:p>0.179354275</text:p>
          </table:table-cell>
          <table:table-cell table:number-columns-repeated="249"/>
        </table:table-row>
        <table:table-row table:style-name="ro2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319565">
            <text:p>0.319565</text:p>
          </table:table-cell>
          <table:table-cell table:style-name="ce1" office:value-type="float" office:value="0.0187463">
            <text:p>0.0187463</text:p>
          </table:table-cell>
          <table:table-cell table:style-name="ce1" office:value-type="float" office:value="0.246970103">
            <text:p>0.246970103</text:p>
          </table:table-cell>
          <table:table-cell table:number-columns-repeated="249"/>
        </table:table-row>
        <table:table-row table:style-name="ro2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225912">
            <text:p>0.225912</text:p>
          </table:table-cell>
          <table:table-cell table:style-name="ce1" office:value-type="float" office:value="0.206177">
            <text:p>0.206177</text:p>
          </table:table-cell>
          <table:table-cell table:style-name="ce1" office:value-type="float" office:value="0.122491511">
            <text:p>0.122491511</text:p>
          </table:table-cell>
          <table:table-cell table:number-columns-repeated="249"/>
        </table:table-row>
        <table:table-row table:style-name="ro2">
          <table:table-cell table:style-name="ce1" office:value-type="float" office:value="32768">
            <text:p>32768</text:p>
          </table:table-cell>
          <table:table-cell table:number-columns-repeated="2"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33353">
            <text:p>0.233353</text:p>
          </table:table-cell>
          <table:table-cell table:style-name="ce1" office:value-type="float" office:value="0.0053671">
            <text:p>0.0053671</text:p>
          </table:table-cell>
          <table:table-cell table:style-name="ce1" office:value-type="float" office:value="0.210543576">
            <text:p>0.210543576</text:p>
          </table:table-cell>
          <table:table-cell table:number-columns-repeated="249"/>
        </table:table-row>
        <table:table-row table:style-name="ro2">
          <table:table-cell table:style-name="ce1" office:value-type="float" office:value="32768">
            <text:p>32768</text:p>
          </table:table-cell>
          <table:table-cell table:number-columns-repeated="2"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62446">
            <text:p>0.262446</text:p>
          </table:table-cell>
          <table:table-cell table:style-name="ce1" office:value-type="float" office:value="0.00725497">
            <text:p>0.00725497</text:p>
          </table:table-cell>
          <table:table-cell table:style-name="ce1" office:value-type="float" office:value="0.205554649">
            <text:p>0.205554649</text:p>
          </table:table-cell>
          <table:table-cell table:number-columns-repeated="249"/>
        </table:table-row>
        <table:table-row table:style-name="ro2">
          <table:table-cell table:style-name="ce1" office:value-type="float" office:value="32768">
            <text:p>32768</text:p>
          </table:table-cell>
          <table:table-cell table:number-columns-repeated="2"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27125">
            <text:p>0.27125</text:p>
          </table:table-cell>
          <table:table-cell table:style-name="ce1" office:value-type="float" office:value="0.00996504">
            <text:p>0.00996504</text:p>
          </table:table-cell>
          <table:table-cell table:style-name="ce1" office:value-type="float" office:value="0.236647681">
            <text:p>0.236647681</text:p>
          </table:table-cell>
          <table:table-cell table:number-columns-repeated="249"/>
        </table:table-row>
        <table:table-row table:style-name="ro2">
          <table:table-cell table:style-name="ce1" office:value-type="float" office:value="32768">
            <text:p>32768</text:p>
          </table:table-cell>
          <table:table-cell table:number-columns-repeated="2"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88511">
            <text:p>0.288511</text:p>
          </table:table-cell>
          <table:table-cell table:style-name="ce1" office:value-type="float" office:value="0.0163829">
            <text:p>0.0163829</text:p>
          </table:table-cell>
          <table:table-cell table:style-name="ce1" office:value-type="float" office:value="0.242170635">
            <text:p>0.242170635</text:p>
          </table:table-cell>
          <table:table-cell table:number-columns-repeated="249"/>
        </table:table-row>
        <table:table-row table:style-name="ro2">
          <table:table-cell table:style-name="ce1" office:value-type="float" office:value="32768">
            <text:p>32768</text:p>
          </table:table-cell>
          <table:table-cell table:number-columns-repeated="2" table:style-name="ce1" office:value-type="float" office:value="32">
            <text:p>32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22474">
            <text:p>0.22474</text:p>
          </table:table-cell>
          <table:table-cell table:style-name="ce1" office:value-type="float" office:value="0.112242">
            <text:p>0.112242</text:p>
          </table:table-cell>
          <table:table-cell table:style-name="ce1" office:value-type="float" office:value="0.122491511">
            <text:p>0.122491511</text:p>
          </table:table-cell>
          <table:table-cell table:number-columns-repeated="249"/>
        </table:table-row>
        <table:table-row table:style-name="ro2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33353">
            <text:p>0.233353</text:p>
          </table:table-cell>
          <table:table-cell table:style-name="ce1" office:value-type="float" office:value="0.00501734">
            <text:p>0.00501734</text:p>
          </table:table-cell>
          <table:table-cell table:style-name="ce1" office:value-type="float" office:value="0.197773382">
            <text:p>0.197773382</text:p>
          </table:table-cell>
          <table:table-cell table:number-columns-repeated="249"/>
        </table:table-row>
        <table:table-row table:style-name="ro2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42815">
            <text:p>0.242815</text:p>
          </table:table-cell>
          <table:table-cell table:style-name="ce1" office:value-type="float" office:value="0.00624312">
            <text:p>0.00624312</text:p>
          </table:table-cell>
          <table:table-cell table:style-name="ce1" office:value-type="float" office:value="0.252643303">
            <text:p>0.252643303</text:p>
          </table:table-cell>
          <table:table-cell table:number-columns-repeated="249"/>
        </table:table-row>
        <table:table-row table:style-name="ro2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253835">
            <text:p>0.253835</text:p>
          </table:table-cell>
          <table:table-cell table:style-name="ce1" office:value-type="float" office:value="0.0086208">
            <text:p>0.0086208</text:p>
          </table:table-cell>
          <table:table-cell table:style-name="ce1" office:value-type="float" office:value="0.215964322">
            <text:p>0.215964322</text:p>
          </table:table-cell>
          <table:table-cell table:number-columns-repeated="249"/>
        </table:table-row>
        <table:table-row table:style-name="ro2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6894">
            <text:p>0.26894</text:p>
          </table:table-cell>
          <table:table-cell table:style-name="ce1" office:value-type="float" office:value="0.0153844">
            <text:p>0.0153844</text:p>
          </table:table-cell>
          <table:table-cell table:style-name="ce1" office:value-type="float" office:value="0.246701701">
            <text:p>0.246701701</text:p>
          </table:table-cell>
          <table:table-cell table:number-columns-repeated="249"/>
        </table:table-row>
        <table:table-row table:style-name="ro2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217214">
            <text:p>0.217214</text:p>
          </table:table-cell>
          <table:table-cell table:style-name="ce1" office:value-type="float" office:value="0.0584626">
            <text:p>0.0584626</text:p>
          </table:table-cell>
          <table:table-cell table:style-name="ce1" office:value-type="float" office:value="0.126758073">
            <text:p>0.126758073</text:p>
          </table:table-cell>
          <table:table-cell table:number-columns-repeated="249"/>
        </table:table-row>
        <table:table-row table:style-name="ro2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33353">
            <text:p>0.233353</text:p>
          </table:table-cell>
          <table:table-cell table:style-name="ce1" office:value-type="float" office:value="0.00471193">
            <text:p>0.00471193</text:p>
          </table:table-cell>
          <table:table-cell table:style-name="ce1" office:value-type="float" office:value="0.167644273">
            <text:p>0.167644273</text:p>
          </table:table-cell>
          <table:table-cell table:number-columns-repeated="249"/>
        </table:table-row>
        <table:table-row table:style-name="ro2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443">
            <text:p>0.2443</text:p>
          </table:table-cell>
          <table:table-cell table:style-name="ce1" office:value-type="float" office:value="0.0050829">
            <text:p>0.0050829</text:p>
          </table:table-cell>
          <table:table-cell table:style-name="ce1" office:value-type="float" office:value="0.173737267">
            <text:p>0.173737267</text:p>
          </table:table-cell>
          <table:table-cell table:number-columns-repeated="249"/>
        </table:table-row>
        <table:table-row table:style-name="ro2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248918">
            <text:p>0.248918</text:p>
          </table:table-cell>
          <table:table-cell table:style-name="ce1" office:value-type="float" office:value="0.0071601">
            <text:p>0.0071601</text:p>
          </table:table-cell>
          <table:table-cell table:style-name="ce1" office:value-type="float" office:value="0.168170719">
            <text:p>0.168170719</text:p>
          </table:table-cell>
          <table:table-cell table:number-columns-repeated="249"/>
        </table:table-row>
        <table:table-row table:style-name="ro2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49319">
            <text:p>0.249319</text:p>
          </table:table-cell>
          <table:table-cell table:style-name="ce1" office:value-type="float" office:value="0.0144266">
            <text:p>0.0144266</text:p>
          </table:table-cell>
          <table:table-cell table:style-name="ce1" office:value-type="float" office:value="0.205292678">
            <text:p>0.205292678</text:p>
          </table:table-cell>
          <table:table-cell table:number-columns-repeated="249"/>
        </table:table-row>
        <table:table-row table:style-name="ro2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8">
            <text:p>128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244227">
            <text:p>0.244227</text:p>
          </table:table-cell>
          <table:table-cell table:style-name="ce1" office:value-type="float" office:value="0.0260512">
            <text:p>0.0260512</text:p>
          </table:table-cell>
          <table:table-cell table:style-name="ce1" office:value-type="float" office:value="0.127539801">
            <text:p>0.127539801</text:p>
          </table:table-cell>
          <table:table-cell table:number-columns-repeated="249"/>
        </table:table-row>
        <table:table-row table:style-name="ro2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94627">
            <text:p>0.294627</text:p>
          </table:table-cell>
          <table:table-cell table:style-name="ce1" office:value-type="float" office:value="0.00709601">
            <text:p>0.00709601</text:p>
          </table:table-cell>
          <table:table-cell table:style-name="ce1" office:value-type="float" office:value="0.40444489">
            <text:p>0.40444489</text:p>
          </table:table-cell>
          <table:table-cell table:number-columns-repeated="249"/>
        </table:table-row>
        <table:table-row table:style-name="ro2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321797">
            <text:p>0.321797</text:p>
          </table:table-cell>
          <table:table-cell table:style-name="ce1" office:value-type="float" office:value="0.0116486">
            <text:p>0.0116486</text:p>
          </table:table-cell>
          <table:table-cell table:style-name="ce1" office:value-type="float" office:value="0.369903211">
            <text:p>0.369903211</text:p>
          </table:table-cell>
          <table:table-cell table:number-columns-repeated="249"/>
        </table:table-row>
        <table:table-row table:style-name="ro2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49491">
            <text:p>0.349491</text:p>
          </table:table-cell>
          <table:table-cell table:style-name="ce1" office:value-type="float" office:value="0.0149277">
            <text:p>0.0149277</text:p>
          </table:table-cell>
          <table:table-cell table:style-name="ce1" office:value-type="float" office:value="0.35633163">
            <text:p>0.35633163</text:p>
          </table:table-cell>
          <table:table-cell table:number-columns-repeated="249"/>
        </table:table-row>
        <table:table-row table:style-name="ro2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0245006">
            <text:p>0.0245006</text:p>
          </table:table-cell>
          <table:table-cell table:style-name="ce1" office:value-type="float" office:value="0.361176029">
            <text:p>0.361176029</text:p>
          </table:table-cell>
          <table:table-cell table:number-columns-repeated="249"/>
        </table:table-row>
        <table:table-row table:style-name="ro2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274551">
            <text:p>0.274551</text:p>
          </table:table-cell>
          <table:table-cell table:style-name="ce1" office:value-type="float" office:value="0.354736">
            <text:p>0.354736</text:p>
          </table:table-cell>
          <table:table-cell table:style-name="ce1" office:value-type="float" office:value="0.207150254">
            <text:p>0.207150254</text:p>
          </table:table-cell>
          <table:table-cell table:number-columns-repeated="249"/>
        </table:table-row>
        <table:table-row table:style-name="ro2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94627">
            <text:p>0.294627</text:p>
          </table:table-cell>
          <table:table-cell table:style-name="ce1" office:value-type="float" office:value="0.00643408">
            <text:p>0.00643408</text:p>
          </table:table-cell>
          <table:table-cell table:style-name="ce1" office:value-type="float" office:value="0.330469394">
            <text:p>0.330469394</text:p>
          </table:table-cell>
          <table:table-cell table:number-columns-repeated="249"/>
        </table:table-row>
        <table:table-row table:style-name="ro2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300727">
            <text:p>0.300727</text:p>
          </table:table-cell>
          <table:table-cell table:style-name="ce1" office:value-type="float" office:value="0.00941134">
            <text:p>0.00941134</text:p>
          </table:table-cell>
          <table:table-cell table:style-name="ce1" office:value-type="float" office:value="0.350242085">
            <text:p>0.350242085</text:p>
          </table:table-cell>
          <table:table-cell table:number-columns-repeated="249"/>
        </table:table-row>
        <table:table-row table:style-name="ro2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19481">
            <text:p>0.319481</text:p>
          </table:table-cell>
          <table:table-cell table:style-name="ce1" office:value-type="float" office:value="0.0140234">
            <text:p>0.0140234</text:p>
          </table:table-cell>
          <table:table-cell table:style-name="ce1" office:value-type="float" office:value="0.30228937">
            <text:p>0.30228937</text:p>
          </table:table-cell>
          <table:table-cell table:number-columns-repeated="249"/>
        </table:table-row>
        <table:table-row table:style-name="ro2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0203021">
            <text:p>0.0203021</text:p>
          </table:table-cell>
          <table:table-cell table:style-name="ce1" office:value-type="float" office:value="0.360317611">
            <text:p>0.360317611</text:p>
          </table:table-cell>
          <table:table-cell table:number-columns-repeated="249"/>
        </table:table-row>
        <table:table-row table:style-name="ro2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276281">
            <text:p>0.276281</text:p>
          </table:table-cell>
          <table:table-cell table:style-name="ce1" office:value-type="float" office:value="0.186587">
            <text:p>0.186587</text:p>
          </table:table-cell>
          <table:table-cell table:style-name="ce1" office:value-type="float" office:value="0.21083485">
            <text:p>0.21083485</text:p>
          </table:table-cell>
          <table:table-cell table:number-columns-repeated="249"/>
        </table:table-row>
        <table:table-row table:style-name="ro2">
          <table:table-cell table:style-name="ce1" office:value-type="float" office:value="65536">
            <text:p>65536</text:p>
          </table:table-cell>
          <table:table-cell table:number-columns-repeated="2"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94627">
            <text:p>0.294627</text:p>
          </table:table-cell>
          <table:table-cell table:style-name="ce1" office:value-type="float" office:value="0.00593349">
            <text:p>0.00593349</text:p>
          </table:table-cell>
          <table:table-cell table:style-name="ce1" office:value-type="float" office:value="0.330567316">
            <text:p>0.330567316</text:p>
          </table:table-cell>
          <table:table-cell table:number-columns-repeated="249"/>
        </table:table-row>
        <table:table-row table:style-name="ro2">
          <table:table-cell table:style-name="ce1" office:value-type="float" office:value="65536">
            <text:p>65536</text:p>
          </table:table-cell>
          <table:table-cell table:number-columns-repeated="2"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93186">
            <text:p>0.293186</text:p>
          </table:table-cell>
          <table:table-cell table:style-name="ce1" office:value-type="float" office:value="0.00845268">
            <text:p>0.00845268</text:p>
          </table:table-cell>
          <table:table-cell table:style-name="ce1" office:value-type="float" office:value="0.318510865">
            <text:p>0.318510865</text:p>
          </table:table-cell>
          <table:table-cell table:number-columns-repeated="249"/>
        </table:table-row>
        <table:table-row table:style-name="ro2">
          <table:table-cell table:style-name="ce1" office:value-type="float" office:value="65536">
            <text:p>65536</text:p>
          </table:table-cell>
          <table:table-cell table:number-columns-repeated="2" table:style-name="ce1" office:value-type="float" office:value="64">
            <text:p>6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01453">
            <text:p>0.301453</text:p>
          </table:table-cell>
          <table:table-cell table:style-name="ce1" office:value-type="float" office:value="0.011042">
            <text:p>0.011042</text:p>
          </table:table-cell>
          <table:table-cell table:style-name="ce1" office:value-type="float" office:value="0.350675298">
            <text:p>0.350675298</text:p>
          </table:table-cell>
          <table:table-cell table:number-columns-repeated="249"/>
        </table:table-row>
        <table:table-row table:style-name="ro2">
          <table:table-cell table:style-name="ce1" office:value-type="float" office:value="65536">
            <text:p>65536</text:p>
          </table:table-cell>
          <table:table-cell table:number-columns-repeated="2"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0181008">
            <text:p>0.0181008</text:p>
          </table:table-cell>
          <table:table-cell table:style-name="ce1" office:value-type="float" office:value="0.355436821">
            <text:p>0.355436821</text:p>
          </table:table-cell>
          <table:table-cell table:number-columns-repeated="249"/>
        </table:table-row>
        <table:table-row table:style-name="ro2">
          <table:table-cell table:style-name="ce1" office:value-type="float" office:value="65536">
            <text:p>65536</text:p>
          </table:table-cell>
          <table:table-cell table:number-columns-repeated="2" table:style-name="ce1" office:value-type="float" office:value="64">
            <text:p>64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267214">
            <text:p>0.267214</text:p>
          </table:table-cell>
          <table:table-cell table:style-name="ce1" office:value-type="float" office:value="0.0974412">
            <text:p>0.0974412</text:p>
          </table:table-cell>
          <table:table-cell table:style-name="ce1" office:value-type="float" office:value="0.193182633">
            <text:p>0.193182633</text:p>
          </table:table-cell>
          <table:table-cell table:number-columns-repeated="249"/>
        </table:table-row>
        <table:table-row table:style-name="ro2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94627">
            <text:p>0.294627</text:p>
          </table:table-cell>
          <table:table-cell table:style-name="ce1" office:value-type="float" office:value="0.00562641">
            <text:p>0.00562641</text:p>
          </table:table-cell>
          <table:table-cell table:style-name="ce1" office:value-type="float" office:value="0.319038379">
            <text:p>0.319038379</text:p>
          </table:table-cell>
          <table:table-cell table:number-columns-repeated="249"/>
        </table:table-row>
        <table:table-row table:style-name="ro2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88747">
            <text:p>0.288747</text:p>
          </table:table-cell>
          <table:table-cell table:style-name="ce1" office:value-type="float" office:value="0.00767283">
            <text:p>0.00767283</text:p>
          </table:table-cell>
          <table:table-cell table:style-name="ce1" office:value-type="float" office:value="0.325184811">
            <text:p>0.325184811</text:p>
          </table:table-cell>
          <table:table-cell table:number-columns-repeated="249"/>
        </table:table-row>
        <table:table-row table:style-name="ro2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286907">
            <text:p>0.286907</text:p>
          </table:table-cell>
          <table:table-cell table:style-name="ce1" office:value-type="float" office:value="0.0102404">
            <text:p>0.0102404</text:p>
          </table:table-cell>
          <table:table-cell table:style-name="ce1" office:value-type="float" office:value="0.353089185">
            <text:p>0.353089185</text:p>
          </table:table-cell>
          <table:table-cell table:number-columns-repeated="249"/>
        </table:table-row>
        <table:table-row table:style-name="ro2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95553">
            <text:p>0.295553</text:p>
          </table:table-cell>
          <table:table-cell table:style-name="ce1" office:value-type="float" office:value="0.0173911">
            <text:p>0.0173911</text:p>
          </table:table-cell>
          <table:table-cell table:style-name="ce1" office:value-type="float" office:value="0.421918943">
            <text:p>0.421918943</text:p>
          </table:table-cell>
          <table:table-cell table:number-columns-repeated="249"/>
        </table:table-row>
        <table:table-row table:style-name="ro2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28">
            <text:p>128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283145">
            <text:p>0.283145</text:p>
          </table:table-cell>
          <table:table-cell table:style-name="ce1" office:value-type="float" office:value="0.0524765">
            <text:p>0.0524765</text:p>
          </table:table-cell>
          <table:table-cell table:style-name="ce1" office:value-type="float" office:value="0.258973358">
            <text:p>0.258973358</text:p>
          </table:table-cell>
          <table:table-cell table:number-columns-repeated="249"/>
        </table:table-row>
        <table:table-row table:style-name="ro2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3668">
            <text:p>0.3668</text:p>
          </table:table-cell>
          <table:table-cell table:style-name="ce1" office:value-type="float" office:value="0.00975932">
            <text:p>0.00975932</text:p>
          </table:table-cell>
          <table:table-cell table:style-name="ce1" office:value-type="float" office:value="0.657632237">
            <text:p>0.657632237</text:p>
          </table:table-cell>
          <table:table-cell table:number-columns-repeated="249"/>
        </table:table-row>
        <table:table-row table:style-name="ro2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397164">
            <text:p>0.397164</text:p>
          </table:table-cell>
          <table:table-cell table:style-name="ce1" office:value-type="float" office:value="0.0156978">
            <text:p>0.0156978</text:p>
          </table:table-cell>
          <table:table-cell table:style-name="ce1" office:value-type="float" office:value="0.855647308">
            <text:p>0.855647308</text:p>
          </table:table-cell>
          <table:table-cell table:number-columns-repeated="249"/>
        </table:table-row>
        <table:table-row table:style-name="ro2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410987">
            <text:p>0.410987</text:p>
          </table:table-cell>
          <table:table-cell table:style-name="ce1" office:value-type="float" office:value="0.0199046">
            <text:p>0.0199046</text:p>
          </table:table-cell>
          <table:table-cell table:style-name="ce1" office:value-type="float" office:value="0.8660032">
            <text:p>0.8660032</text:p>
          </table:table-cell>
          <table:table-cell table:number-columns-repeated="249"/>
        </table:table-row>
        <table:table-row table:style-name="ro2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433905">
            <text:p>0.433905</text:p>
          </table:table-cell>
          <table:table-cell table:style-name="ce1" office:value-type="float" office:value="0.0338656">
            <text:p>0.0338656</text:p>
          </table:table-cell>
          <table:table-cell table:style-name="ce1" office:value-type="float" office:value="0.842812185">
            <text:p>0.842812185</text:p>
          </table:table-cell>
          <table:table-cell table:number-columns-repeated="249"/>
        </table:table-row>
        <table:table-row table:style-name="ro2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313061">
            <text:p>0.313061</text:p>
          </table:table-cell>
          <table:table-cell table:style-name="ce1" office:value-type="float" office:value="0.697576">
            <text:p>0.697576</text:p>
          </table:table-cell>
          <table:table-cell table:style-name="ce1" office:value-type="float" office:value="0.389018599">
            <text:p>0.389018599</text:p>
          </table:table-cell>
          <table:table-cell table:number-columns-repeated="249"/>
        </table:table-row>
        <table:table-row table:style-name="ro2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3668">
            <text:p>0.3668</text:p>
          </table:table-cell>
          <table:table-cell table:style-name="ce1" office:value-type="float" office:value="0.00881256">
            <text:p>0.00881256</text:p>
          </table:table-cell>
          <table:table-cell table:style-name="ce1" office:value-type="float" office:value="0.657687839">
            <text:p>0.657687839</text:p>
          </table:table-cell>
          <table:table-cell table:number-columns-repeated="249"/>
        </table:table-row>
        <table:table-row table:style-name="ro2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374603">
            <text:p>0.374603</text:p>
          </table:table-cell>
          <table:table-cell table:style-name="ce1" office:value-type="float" office:value="0.0121304">
            <text:p>0.0121304</text:p>
          </table:table-cell>
          <table:table-cell table:style-name="ce1" office:value-type="float" office:value="0.694245498">
            <text:p>0.694245498</text:p>
          </table:table-cell>
          <table:table-cell table:number-columns-repeated="249"/>
        </table:table-row>
        <table:table-row table:style-name="ro2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8028">
            <text:p>0.38028</text:p>
          </table:table-cell>
          <table:table-cell table:style-name="ce1" office:value-type="float" office:value="0.0160489">
            <text:p>0.0160489</text:p>
          </table:table-cell>
          <table:table-cell table:style-name="ce1" office:value-type="float" office:value="0.667017966">
            <text:p>0.667017966</text:p>
          </table:table-cell>
          <table:table-cell table:number-columns-repeated="249"/>
        </table:table-row>
        <table:table-row table:style-name="ro2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401236">
            <text:p>0.401236</text:p>
          </table:table-cell>
          <table:table-cell table:style-name="ce1" office:value-type="float" office:value="0.0258486">
            <text:p>0.0258486</text:p>
          </table:table-cell>
          <table:table-cell table:style-name="ce1" office:value-type="float" office:value="0.559933334">
            <text:p>0.559933334</text:p>
          </table:table-cell>
          <table:table-cell table:number-columns-repeated="249"/>
        </table:table-row>
        <table:table-row table:style-name="ro2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322486">
            <text:p>0.322486</text:p>
          </table:table-cell>
          <table:table-cell table:style-name="ce1" office:value-type="float" office:value="0.356837">
            <text:p>0.356837</text:p>
          </table:table-cell>
          <table:table-cell table:style-name="ce1" office:value-type="float" office:value="0.524545863">
            <text:p>0.524545863</text:p>
          </table:table-cell>
          <table:table-cell table:number-columns-repeated="249"/>
        </table:table-row>
        <table:table-row table:style-name="ro2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36361">
            <text:p>0.36361</text:p>
          </table:table-cell>
          <table:table-cell table:style-name="ce1" office:value-type="float" office:value="0.00818393">
            <text:p>0.00818393</text:p>
          </table:table-cell>
          <table:table-cell table:style-name="ce1" office:value-type="float" office:value="0.508858748">
            <text:p>0.508858748</text:p>
          </table:table-cell>
          <table:table-cell table:number-columns-repeated="249"/>
        </table:table-row>
        <table:table-row table:style-name="ro2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367262">
            <text:p>0.367262</text:p>
          </table:table-cell>
          <table:table-cell table:style-name="ce1" office:value-type="float" office:value="0.0100249">
            <text:p>0.0100249</text:p>
          </table:table-cell>
          <table:table-cell table:style-name="ce1" office:value-type="float" office:value="0.645055569">
            <text:p>0.645055569</text:p>
          </table:table-cell>
          <table:table-cell table:number-columns-repeated="249"/>
        </table:table-row>
        <table:table-row table:style-name="ro2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65784">
            <text:p>0.365784</text:p>
          </table:table-cell>
          <table:table-cell table:style-name="ce1" office:value-type="float" office:value="0.0133337">
            <text:p>0.0133337</text:p>
          </table:table-cell>
          <table:table-cell table:style-name="ce1" office:value-type="float" office:value="0.606376943">
            <text:p>0.606376943</text:p>
          </table:table-cell>
          <table:table-cell table:number-columns-repeated="249"/>
        </table:table-row>
        <table:table-row table:style-name="ro2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379665">
            <text:p>0.379665</text:p>
          </table:table-cell>
          <table:table-cell table:style-name="ce1" office:value-type="float" office:value="0.0224525">
            <text:p>0.0224525</text:p>
          </table:table-cell>
          <table:table-cell table:style-name="ce1" office:value-type="float" office:value="0.645075206">
            <text:p>0.645075206</text:p>
          </table:table-cell>
          <table:table-cell table:number-columns-repeated="249"/>
        </table:table-row>
        <table:table-row table:style-name="ro2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361203">
            <text:p>0.361203</text:p>
          </table:table-cell>
          <table:table-cell table:style-name="ce1" office:value-type="float" office:value="0.169183">
            <text:p>0.169183</text:p>
          </table:table-cell>
          <table:table-cell table:style-name="ce1" office:value-type="float" office:value="0.422683648">
            <text:p>0.422683648</text:p>
          </table:table-cell>
          <table:table-cell table:number-columns-repeated="249"/>
        </table:table-row>
        <table:table-row table:style-name="ro2">
          <table:table-cell table:style-name="ce1" office:value-type="float" office:value="131072">
            <text:p>131072</text:p>
          </table:table-cell>
          <table:table-cell table:number-columns-repeated="2" table:style-name="ce1" office:value-type="float" office:value="128">
            <text:p>1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3668">
            <text:p>0.3668</text:p>
          </table:table-cell>
          <table:table-cell table:style-name="ce1" office:value-type="float" office:value="0.00765003">
            <text:p>0.00765003</text:p>
          </table:table-cell>
          <table:table-cell table:style-name="ce1" office:value-type="float" office:value="0.579677712">
            <text:p>0.579677712</text:p>
          </table:table-cell>
          <table:table-cell table:number-columns-repeated="249"/>
        </table:table-row>
        <table:table-row table:style-name="ro2">
          <table:table-cell table:style-name="ce1" office:value-type="float" office:value="131072">
            <text:p>131072</text:p>
          </table:table-cell>
          <table:table-cell table:number-columns-repeated="2" table:style-name="ce1" office:value-type="float" office:value="128">
            <text:p>1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367262">
            <text:p>0.367262</text:p>
          </table:table-cell>
          <table:table-cell table:style-name="ce1" office:value-type="float" office:value="0.00881971">
            <text:p>0.00881971</text:p>
          </table:table-cell>
          <table:table-cell table:style-name="ce1" office:value-type="float" office:value="0.510480224">
            <text:p>0.510480224</text:p>
          </table:table-cell>
          <table:table-cell table:number-columns-repeated="249"/>
        </table:table-row>
        <table:table-row table:style-name="ro2">
          <table:table-cell table:style-name="ce1" office:value-type="float" office:value="131072">
            <text:p>131072</text:p>
          </table:table-cell>
          <table:table-cell table:number-columns-repeated="2" table:style-name="ce1" office:value-type="float" office:value="128">
            <text:p>12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63776">
            <text:p>0.363776</text:p>
          </table:table-cell>
          <table:table-cell table:style-name="ce1" office:value-type="float" office:value="0.0110906">
            <text:p>0.0110906</text:p>
          </table:table-cell>
          <table:table-cell table:style-name="ce1" office:value-type="float" office:value="0.504527713">
            <text:p>0.504527713</text:p>
          </table:table-cell>
          <table:table-cell table:number-columns-repeated="249"/>
        </table:table-row>
        <table:table-row table:style-name="ro2">
          <table:table-cell table:style-name="ce1" office:value-type="float" office:value="131072">
            <text:p>131072</text:p>
          </table:table-cell>
          <table:table-cell table:number-columns-repeated="2"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363296">
            <text:p>0.363296</text:p>
          </table:table-cell>
          <table:table-cell table:style-name="ce1" office:value-type="float" office:value="0.0196859">
            <text:p>0.0196859</text:p>
          </table:table-cell>
          <table:table-cell table:style-name="ce1" office:value-type="float" office:value="0.636104635">
            <text:p>0.636104635</text:p>
          </table:table-cell>
          <table:table-cell table:number-columns-repeated="249"/>
        </table:table-row>
        <table:table-row table:style-name="ro2">
          <table:table-cell table:style-name="ce1" office:value-type="float" office:value="131072">
            <text:p>131072</text:p>
          </table:table-cell>
          <table:table-cell table:number-columns-repeated="2" table:style-name="ce1" office:value-type="float" office:value="128">
            <text:p>128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359896">
            <text:p>0.359896</text:p>
          </table:table-cell>
          <table:table-cell table:style-name="ce1" office:value-type="float" office:value="0.0918785">
            <text:p>0.0918785</text:p>
          </table:table-cell>
          <table:table-cell table:style-name="ce1" office:value-type="float" office:value="0.422683648">
            <text:p>0.422683648</text:p>
          </table:table-cell>
          <table:table-cell table:number-columns-repeated="249"/>
        </table:table-row>
        <table:table-row table:style-name="ro2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443812">
            <text:p>0.443812</text:p>
          </table:table-cell>
          <table:table-cell table:style-name="ce1" office:value-type="float" office:value="0.0133489">
            <text:p>0.0133489</text:p>
          </table:table-cell>
          <table:table-cell table:style-name="ce1" office:value-type="float" office:value="1.504593828">
            <text:p>1.504593828</text:p>
          </table:table-cell>
          <table:table-cell table:number-columns-repeated="249"/>
        </table:table-row>
        <table:table-row table:style-name="ro2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88545">
            <text:p>0.488545</text:p>
          </table:table-cell>
          <table:table-cell table:style-name="ce1" office:value-type="float" office:value="0.0210366">
            <text:p>0.0210366</text:p>
          </table:table-cell>
          <table:table-cell table:style-name="ce1" office:value-type="float" office:value="1.280939189">
            <text:p>1.280939189</text:p>
          </table:table-cell>
          <table:table-cell table:number-columns-repeated="249"/>
        </table:table-row>
        <table:table-row table:style-name="ro2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493179">
            <text:p>0.493179</text:p>
          </table:table-cell>
          <table:table-cell table:style-name="ce1" office:value-type="float" office:value="0.0288358">
            <text:p>0.0288358</text:p>
          </table:table-cell>
          <table:table-cell table:style-name="ce1" office:value-type="float" office:value="1.251715859">
            <text:p>1.251715859</text:p>
          </table:table-cell>
          <table:table-cell table:number-columns-repeated="249"/>
        </table:table-row>
        <table:table-row table:style-name="ro2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517662">
            <text:p>0.517662</text:p>
          </table:table-cell>
          <table:table-cell table:style-name="ce1" office:value-type="float" office:value="0.0419349">
            <text:p>0.0419349</text:p>
          </table:table-cell>
          <table:table-cell table:style-name="ce1" office:value-type="float" office:value="1.460155167">
            <text:p>1.460155167</text:p>
          </table:table-cell>
          <table:table-cell table:number-columns-repeated="249"/>
        </table:table-row>
        <table:table-row table:style-name="ro2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401329">
            <text:p>0.401329</text:p>
          </table:table-cell>
          <table:table-cell table:style-name="ce1" office:value-type="float" office:value="1.26868">
            <text:p>1.26868</text:p>
          </table:table-cell>
          <table:table-cell table:style-name="ce1" office:value-type="float" office:value="0.766857492">
            <text:p>0.766857492</text:p>
          </table:table-cell>
          <table:table-cell table:number-columns-repeated="249"/>
        </table:table-row>
        <table:table-row table:style-name="ro2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443812">
            <text:p>0.443812</text:p>
          </table:table-cell>
          <table:table-cell table:style-name="ce1" office:value-type="float" office:value="0.0120395">
            <text:p>0.0120395</text:p>
          </table:table-cell>
          <table:table-cell table:style-name="ce1" office:value-type="float" office:value="1.277806565">
            <text:p>1.277806565</text:p>
          </table:table-cell>
          <table:table-cell table:number-columns-repeated="249"/>
        </table:table-row>
        <table:table-row table:style-name="ro2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45929">
            <text:p>0.445929</text:p>
          </table:table-cell>
          <table:table-cell table:style-name="ce1" office:value-type="float" office:value="0.0177536">
            <text:p>0.0177536</text:p>
          </table:table-cell>
          <table:table-cell table:style-name="ce1" office:value-type="float" office:value="1.562127169">
            <text:p>1.562127169</text:p>
          </table:table-cell>
          <table:table-cell table:number-columns-repeated="249"/>
        </table:table-row>
        <table:table-row table:style-name="ro2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457685">
            <text:p>0.457685</text:p>
          </table:table-cell>
          <table:table-cell table:style-name="ce1" office:value-type="float" office:value="0.0213791">
            <text:p>0.0213791</text:p>
          </table:table-cell>
          <table:table-cell table:style-name="ce1" office:value-type="float" office:value="1.141294802">
            <text:p>1.141294802</text:p>
          </table:table-cell>
          <table:table-cell table:number-columns-repeated="249"/>
        </table:table-row>
        <table:table-row table:style-name="ro2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458925">
            <text:p>0.458925</text:p>
          </table:table-cell>
          <table:table-cell table:style-name="ce1" office:value-type="float" office:value="0.0320047">
            <text:p>0.0320047</text:p>
          </table:table-cell>
          <table:table-cell table:style-name="ce1" office:value-type="float" office:value="1.293540536">
            <text:p>1.293540536</text:p>
          </table:table-cell>
          <table:table-cell table:number-columns-repeated="249"/>
        </table:table-row>
        <table:table-row table:style-name="ro2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396009">
            <text:p>0.396009</text:p>
          </table:table-cell>
          <table:table-cell table:style-name="ce1" office:value-type="float" office:value="0.652443">
            <text:p>0.652443</text:p>
          </table:table-cell>
          <table:table-cell table:style-name="ce1" office:value-type="float" office:value="0.766857492">
            <text:p>0.766857492</text:p>
          </table:table-cell>
          <table:table-cell table:number-columns-repeated="249"/>
        </table:table-row>
        <table:table-row table:style-name="ro2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443812">
            <text:p>0.443812</text:p>
          </table:table-cell>
          <table:table-cell table:style-name="ce1" office:value-type="float" office:value="0.0110927">
            <text:p>0.0110927</text:p>
          </table:table-cell>
          <table:table-cell table:style-name="ce1" office:value-type="float" office:value="1.27791579">
            <text:p>1.27791579</text:p>
          </table:table-cell>
          <table:table-cell table:number-columns-repeated="249"/>
        </table:table-row>
        <table:table-row table:style-name="ro2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44526">
            <text:p>0.444526</text:p>
          </table:table-cell>
          <table:table-cell table:style-name="ce1" office:value-type="float" office:value="0.0134297">
            <text:p>0.0134297</text:p>
          </table:table-cell>
          <table:table-cell table:style-name="ce1" office:value-type="float" office:value="1.276581231">
            <text:p>1.276581231</text:p>
          </table:table-cell>
          <table:table-cell table:number-columns-repeated="249"/>
        </table:table-row>
        <table:table-row table:style-name="ro2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445974">
            <text:p>0.445974</text:p>
          </table:table-cell>
          <table:table-cell table:style-name="ce1" office:value-type="float" office:value="0.0177567">
            <text:p>0.0177567</text:p>
          </table:table-cell>
          <table:table-cell table:style-name="ce1" office:value-type="float" office:value="0.990228993">
            <text:p>0.990228993</text:p>
          </table:table-cell>
          <table:table-cell table:number-columns-repeated="249"/>
        </table:table-row>
        <table:table-row table:style-name="ro2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446158">
            <text:p>0.446158</text:p>
          </table:table-cell>
          <table:table-cell table:style-name="ce1" office:value-type="float" office:value="0.0261278">
            <text:p>0.0261278</text:p>
          </table:table-cell>
          <table:table-cell table:style-name="ce1" office:value-type="float" office:value="0.974443035">
            <text:p>0.974443035</text:p>
          </table:table-cell>
          <table:table-cell table:number-columns-repeated="249"/>
        </table:table-row>
        <table:table-row table:style-name="ro2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392598">
            <text:p>0.392598</text:p>
          </table:table-cell>
          <table:table-cell table:style-name="ce1" office:value-type="float" office:value="0.343811">
            <text:p>0.343811</text:p>
          </table:table-cell>
          <table:table-cell table:style-name="ce1" office:value-type="float" office:value="0.766857492">
            <text:p>0.766857492</text:p>
          </table:table-cell>
          <table:table-cell table:number-columns-repeated="249"/>
        </table:table-row>
        <table:table-row table:style-name="ro2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443812">
            <text:p>0.443812</text:p>
          </table:table-cell>
          <table:table-cell table:style-name="ce1" office:value-type="float" office:value="0.0104308">
            <text:p>0.0104308</text:p>
          </table:table-cell>
          <table:table-cell table:style-name="ce1" office:value-type="float" office:value="1.124468244">
            <text:p>1.124468244</text:p>
          </table:table-cell>
          <table:table-cell table:number-columns-repeated="249"/>
        </table:table-row>
        <table:table-row table:style-name="ro2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44234">
            <text:p>0.444234</text:p>
          </table:table-cell>
          <table:table-cell table:style-name="ce1" office:value-type="float" office:value="0.0121568">
            <text:p>0.0121568</text:p>
          </table:table-cell>
          <table:table-cell table:style-name="ce1" office:value-type="float" office:value="1.239651148">
            <text:p>1.239651148</text:p>
          </table:table-cell>
          <table:table-cell table:number-columns-repeated="249"/>
        </table:table-row>
        <table:table-row table:style-name="ro2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444449">
            <text:p>0.444449</text:p>
          </table:table-cell>
          <table:table-cell table:style-name="ce1" office:value-type="float" office:value="0.015148">
            <text:p>0.015148</text:p>
          </table:table-cell>
          <table:table-cell table:style-name="ce1" office:value-type="float" office:value="1.241787137">
            <text:p>1.241787137</text:p>
          </table:table-cell>
          <table:table-cell table:number-columns-repeated="249"/>
        </table:table-row>
        <table:table-row table:style-name="ro2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445288">
            <text:p>0.445288</text:p>
          </table:table-cell>
          <table:table-cell table:style-name="ce1" office:value-type="float" office:value="0.0219257">
            <text:p>0.0219257</text:p>
          </table:table-cell>
          <table:table-cell table:style-name="ce1" office:value-type="float" office:value="1.271603013">
            <text:p>1.271603013</text:p>
          </table:table-cell>
          <table:table-cell table:number-columns-repeated="249"/>
        </table:table-row>
        <table:table-row table:style-name="ro2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28">
            <text:p>128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387463">
            <text:p>0.387463</text:p>
          </table:table-cell>
          <table:table-cell table:style-name="ce1" office:value-type="float" office:value="0.182035">
            <text:p>0.182035</text:p>
          </table:table-cell>
          <table:table-cell table:style-name="ce1" office:value-type="float" office:value="0.766857492">
            <text:p>0.766857492</text:p>
          </table:table-cell>
          <table:table-cell table:number-columns-repeated="249"/>
        </table:table-row>
        <table:table-row table:style-name="ro2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563451">
            <text:p>0.563451</text:p>
          </table:table-cell>
          <table:table-cell table:style-name="ce1" office:value-type="float" office:value="0.0200345">
            <text:p>0.0200345</text:p>
          </table:table-cell>
          <table:table-cell table:style-name="ce1" office:value-type="float" office:value="2.487583382">
            <text:p>2.487583382</text:p>
          </table:table-cell>
          <table:table-cell table:number-columns-repeated="249"/>
        </table:table-row>
        <table:table-row table:style-name="ro2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60093">
            <text:p>0.60093</text:p>
          </table:table-cell>
          <table:table-cell table:style-name="ce1" office:value-type="float" office:value="0.0337521">
            <text:p>0.0337521</text:p>
          </table:table-cell>
          <table:table-cell table:style-name="ce1" office:value-type="float" office:value="2.625745784">
            <text:p>2.625745784</text:p>
          </table:table-cell>
          <table:table-cell table:number-columns-repeated="249"/>
        </table:table-row>
        <table:table-row table:style-name="ro2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61652">
            <text:p>0.61652</text:p>
          </table:table-cell>
          <table:table-cell table:style-name="ce1" office:value-type="float" office:value="0.0431207">
            <text:p>0.0431207</text:p>
          </table:table-cell>
          <table:table-cell table:style-name="ce1" office:value-type="float" office:value="3.262423809">
            <text:p>3.262423809</text:p>
          </table:table-cell>
          <table:table-cell table:number-columns-repeated="249"/>
        </table:table-row>
        <table:table-row table:style-name="ro2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627996">
            <text:p>0.627996</text:p>
          </table:table-cell>
          <table:table-cell table:style-name="ce1" office:value-type="float" office:value="0.0641905">
            <text:p>0.0641905</text:p>
          </table:table-cell>
          <table:table-cell table:style-name="ce1" office:value-type="float" office:value="3.389080784">
            <text:p>3.389080784</text:p>
          </table:table-cell>
          <table:table-cell table:number-columns-repeated="249"/>
        </table:table-row>
        <table:table-row table:style-name="ro2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475728">
            <text:p>0.475728</text:p>
          </table:table-cell>
          <table:table-cell table:style-name="ce1" office:value-type="float" office:value="2.53227">
            <text:p>2.53227</text:p>
          </table:table-cell>
          <table:table-cell table:style-name="ce1" office:value-type="float" office:value="1.563662105">
            <text:p>1.563662105</text:p>
          </table:table-cell>
          <table:table-cell table:number-columns-repeated="249"/>
        </table:table-row>
        <table:table-row table:style-name="ro2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563451">
            <text:p>0.563451</text:p>
          </table:table-cell>
          <table:table-cell table:style-name="ce1" office:value-type="float" office:value="0.0183634">
            <text:p>0.0183634</text:p>
          </table:table-cell>
          <table:table-cell table:style-name="ce1" office:value-type="float" office:value="2.487864981">
            <text:p>2.487864981</text:p>
          </table:table-cell>
          <table:table-cell table:number-columns-repeated="249"/>
        </table:table-row>
        <table:table-row table:style-name="ro2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567744">
            <text:p>0.567744</text:p>
          </table:table-cell>
          <table:table-cell table:style-name="ce1" office:value-type="float" office:value="0.0251554">
            <text:p>0.0251554</text:p>
          </table:table-cell>
          <table:table-cell table:style-name="ce1" office:value-type="float" office:value="2.225827274">
            <text:p>2.225827274</text:p>
          </table:table-cell>
          <table:table-cell table:number-columns-repeated="249"/>
        </table:table-row>
        <table:table-row table:style-name="ro2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564418">
            <text:p>0.564418</text:p>
          </table:table-cell>
          <table:table-cell table:style-name="ce1" office:value-type="float" office:value="0.0332555">
            <text:p>0.0332555</text:p>
          </table:table-cell>
          <table:table-cell table:style-name="ce1" office:value-type="float" office:value="2.177361671">
            <text:p>2.177361671</text:p>
          </table:table-cell>
          <table:table-cell table:number-columns-repeated="249"/>
        </table:table-row>
        <table:table-row table:style-name="ro2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578177">
            <text:p>0.578177</text:p>
          </table:table-cell>
          <table:table-cell table:style-name="ce1" office:value-type="float" office:value="0.0466156">
            <text:p>0.0466156</text:p>
          </table:table-cell>
          <table:table-cell table:style-name="ce1" office:value-type="float" office:value="2.640142073">
            <text:p>2.640142073</text:p>
          </table:table-cell>
          <table:table-cell table:number-columns-repeated="249"/>
        </table:table-row>
        <table:table-row table:style-name="ro2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475728">
            <text:p>0.475728</text:p>
          </table:table-cell>
          <table:table-cell table:style-name="ce1" office:value-type="float" office:value="1.30126">
            <text:p>1.30126</text:p>
          </table:table-cell>
          <table:table-cell table:style-name="ce1" office:value-type="float" office:value="1.563662105">
            <text:p>1.563662105</text:p>
          </table:table-cell>
          <table:table-cell table:number-columns-repeated="249"/>
        </table:table-row>
        <table:table-row table:style-name="ro2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563451">
            <text:p>0.563451</text:p>
          </table:table-cell>
          <table:table-cell table:style-name="ce1" office:value-type="float" office:value="0.0172012">
            <text:p>0.0172012</text:p>
          </table:table-cell>
          <table:table-cell table:style-name="ce1" office:value-type="float" office:value="2.239303562">
            <text:p>2.239303562</text:p>
          </table:table-cell>
          <table:table-cell table:number-columns-repeated="249"/>
        </table:table-row>
        <table:table-row table:style-name="ro2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564071">
            <text:p>0.564071</text:p>
          </table:table-cell>
          <table:table-cell table:style-name="ce1" office:value-type="float" office:value="0.0212742">
            <text:p>0.0212742</text:p>
          </table:table-cell>
          <table:table-cell table:style-name="ce1" office:value-type="float" office:value="2.595484607">
            <text:p>2.595484607</text:p>
          </table:table-cell>
          <table:table-cell table:number-columns-repeated="249"/>
        </table:table-row>
        <table:table-row table:style-name="ro2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564256">
            <text:p>0.564256</text:p>
          </table:table-cell>
          <table:table-cell table:style-name="ce1" office:value-type="float" office:value="0.0264947">
            <text:p>0.0264947</text:p>
          </table:table-cell>
          <table:table-cell table:style-name="ce1" office:value-type="float" office:value="2.509805835">
            <text:p>2.509805835</text:p>
          </table:table-cell>
          <table:table-cell table:number-columns-repeated="249"/>
        </table:table-row>
        <table:table-row table:style-name="ro2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568326">
            <text:p>0.568326</text:p>
          </table:table-cell>
          <table:table-cell table:style-name="ce1" office:value-type="float" office:value="0.038594">
            <text:p>0.038594</text:p>
          </table:table-cell>
          <table:table-cell table:style-name="ce1" office:value-type="float" office:value="2.550639722">
            <text:p>2.550639722</text:p>
          </table:table-cell>
          <table:table-cell table:number-columns-repeated="249"/>
        </table:table-row>
        <table:table-row table:style-name="ro2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475728">
            <text:p>0.475728</text:p>
          </table:table-cell>
          <table:table-cell table:style-name="ce1" office:value-type="float" office:value="0.685021">
            <text:p>0.685021</text:p>
          </table:table-cell>
          <table:table-cell table:style-name="ce1" office:value-type="float" office:value="1.563662105">
            <text:p>1.563662105</text:p>
          </table:table-cell>
          <table:table-cell table:number-columns-repeated="249"/>
        </table:table-row>
        <table:table-row table:style-name="ro2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563451">
            <text:p>0.563451</text:p>
          </table:table-cell>
          <table:table-cell table:style-name="ce1" office:value-type="float" office:value="0.0163488">
            <text:p>0.0163488</text:p>
          </table:table-cell>
          <table:table-cell table:style-name="ce1" office:value-type="float" office:value="2.239415402">
            <text:p>2.239415402</text:p>
          </table:table-cell>
          <table:table-cell table:number-columns-repeated="249"/>
        </table:table-row>
        <table:table-row table:style-name="ro2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564071">
            <text:p>0.564071</text:p>
          </table:table-cell>
          <table:table-cell table:style-name="ce1" office:value-type="float" office:value="0.019213">
            <text:p>0.019213</text:p>
          </table:table-cell>
          <table:table-cell table:style-name="ce1" office:value-type="float" office:value="2.307203453">
            <text:p>2.307203453</text:p>
          </table:table-cell>
          <table:table-cell table:number-columns-repeated="249"/>
        </table:table-row>
        <table:table-row table:style-name="ro2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564256">
            <text:p>0.564256</text:p>
          </table:table-cell>
          <table:table-cell table:style-name="ce1" office:value-type="float" office:value="0.0233787">
            <text:p>0.0233787</text:p>
          </table:table-cell>
          <table:table-cell table:style-name="ce1" office:value-type="float" office:value="2.272480017">
            <text:p>2.272480017</text:p>
          </table:table-cell>
          <table:table-cell table:number-columns-repeated="249"/>
        </table:table-row>
        <table:table-row table:style-name="ro2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565223">
            <text:p>0.565223</text:p>
          </table:table-cell>
          <table:table-cell table:style-name="ce1" office:value-type="float" office:value="0.0327253">
            <text:p>0.0327253</text:p>
          </table:table-cell>
          <table:table-cell table:style-name="ce1" office:value-type="float" office:value="2.297538529">
            <text:p>2.297538529</text:p>
          </table:table-cell>
          <table:table-cell table:number-columns-repeated="249"/>
        </table:table-row>
        <table:table-row table:style-name="ro2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128">
            <text:p>128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501654">
            <text:p>0.501654</text:p>
          </table:table-cell>
          <table:table-cell table:style-name="ce1" office:value-type="float" office:value="0.352188">
            <text:p>0.352188</text:p>
          </table:table-cell>
          <table:table-cell table:style-name="ce1" office:value-type="float" office:value="1.525633506">
            <text:p>1.525633506</text:p>
          </table:table-cell>
          <table:table-cell table:number-columns-repeated="249"/>
        </table:table-row>
        <table:table-row table:style-name="ro2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69938">
            <text:p>0.69938</text:p>
          </table:table-cell>
          <table:table-cell table:style-name="ce1" office:value-type="float" office:value="0.0293588">
            <text:p>0.0293588</text:p>
          </table:table-cell>
          <table:table-cell table:style-name="ce1" office:value-type="float" office:value="4.403242032">
            <text:p>4.403242032</text:p>
          </table:table-cell>
          <table:table-cell table:number-columns-repeated="249"/>
        </table:table-row>
        <table:table-row table:style-name="ro2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752702">
            <text:p>0.752702</text:p>
          </table:table-cell>
          <table:table-cell table:style-name="ce1" office:value-type="float" office:value="0.0361609">
            <text:p>0.0361609</text:p>
          </table:table-cell>
          <table:table-cell table:style-name="ce1" office:value-type="float" office:value="4.404487762">
            <text:p>4.404487762</text:p>
          </table:table-cell>
          <table:table-cell table:number-columns-repeated="249"/>
        </table:table-row>
        <table:table-row table:style-name="ro2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762502">
            <text:p>0.762502</text:p>
          </table:table-cell>
          <table:table-cell table:style-name="ce1" office:value-type="float" office:value="0.0595408">
            <text:p>0.0595408</text:p>
          </table:table-cell>
          <table:table-cell table:style-name="ce1" office:value-type="float" office:value="4.772690982">
            <text:p>4.772690982</text:p>
          </table:table-cell>
          <table:table-cell table:number-columns-repeated="249"/>
        </table:table-row>
        <table:table-row table:style-name="ro2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798059">
            <text:p>0.798059</text:p>
          </table:table-cell>
          <table:table-cell table:style-name="ce1" office:value-type="float" office:value="0.0878557">
            <text:p>0.0878557</text:p>
          </table:table-cell>
          <table:table-cell table:style-name="ce1" office:value-type="float" office:value="5.250809947">
            <text:p>5.250809947</text:p>
          </table:table-cell>
          <table:table-cell table:number-columns-repeated="249"/>
        </table:table-row>
        <table:table-row table:style-name="ro2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676991">
            <text:p>0.676991</text:p>
          </table:table-cell>
          <table:table-cell table:style-name="ce1" office:value-type="float" office:value="4.8132">
            <text:p>4.8132</text:p>
          </table:table-cell>
          <table:table-cell table:style-name="ce1" office:value-type="float" office:value="2.839257374">
            <text:p>2.839257374</text:p>
          </table:table-cell>
          <table:table-cell table:number-columns-repeated="249"/>
        </table:table-row>
        <table:table-row table:style-name="ro2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69938">
            <text:p>0.69938</text:p>
          </table:table-cell>
          <table:table-cell table:style-name="ce1" office:value-type="float" office:value="0.0271921">
            <text:p>0.0271921</text:p>
          </table:table-cell>
          <table:table-cell table:style-name="ce1" office:value-type="float" office:value="3.747960026">
            <text:p>3.747960026</text:p>
          </table:table-cell>
          <table:table-cell table:number-columns-repeated="249"/>
        </table:table-row>
        <table:table-row table:style-name="ro2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706046">
            <text:p>0.706046</text:p>
          </table:table-cell>
          <table:table-cell table:style-name="ce1" office:value-type="float" office:value="0.0326095">
            <text:p>0.0326095</text:p>
          </table:table-cell>
          <table:table-cell table:style-name="ce1" office:value-type="float" office:value="4.349252234">
            <text:p>4.349252234</text:p>
          </table:table-cell>
          <table:table-cell table:number-columns-repeated="249"/>
        </table:table-row>
        <table:table-row table:style-name="ro2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699607">
            <text:p>0.699607</text:p>
          </table:table-cell>
          <table:table-cell table:style-name="ce1" office:value-type="float" office:value="0.0477521">
            <text:p>0.0477521</text:p>
          </table:table-cell>
          <table:table-cell table:style-name="ce1" office:value-type="float" office:value="4.673162925">
            <text:p>4.673162925</text:p>
          </table:table-cell>
          <table:table-cell table:number-columns-repeated="249"/>
        </table:table-row>
        <table:table-row table:style-name="ro2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705819">
            <text:p>0.705819</text:p>
          </table:table-cell>
          <table:table-cell table:style-name="ce1" office:value-type="float" office:value="0.0720106">
            <text:p>0.0720106</text:p>
          </table:table-cell>
          <table:table-cell table:style-name="ce1" office:value-type="float" office:value="4.874201405">
            <text:p>4.874201405</text:p>
          </table:table-cell>
          <table:table-cell table:number-columns-repeated="249"/>
        </table:table-row>
        <table:table-row table:style-name="ro2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588474">
            <text:p>0.588474</text:p>
          </table:table-cell>
          <table:table-cell table:style-name="ce1" office:value-type="float" office:value="2.54836">
            <text:p>2.54836</text:p>
          </table:table-cell>
          <table:table-cell table:style-name="ce1" office:value-type="float" office:value="3.063115526">
            <text:p>3.063115526</text:p>
          </table:table-cell>
          <table:table-cell table:number-columns-repeated="249"/>
        </table:table-row>
        <table:table-row table:style-name="ro2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69938">
            <text:p>0.69938</text:p>
          </table:table-cell>
          <table:table-cell table:style-name="ce1" office:value-type="float" office:value="0.025521">
            <text:p>0.025521</text:p>
          </table:table-cell>
          <table:table-cell table:style-name="ce1" office:value-type="float" office:value="3.748383385">
            <text:p>3.748383385</text:p>
          </table:table-cell>
          <table:table-cell table:number-columns-repeated="249"/>
        </table:table-row>
        <table:table-row table:style-name="ro2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699671">
            <text:p>0.699671</text:p>
          </table:table-cell>
          <table:table-cell table:style-name="ce1" office:value-type="float" office:value="0.0288244">
            <text:p>0.0288244</text:p>
          </table:table-cell>
          <table:table-cell table:style-name="ce1" office:value-type="float" office:value="3.792861827">
            <text:p>3.792861827</text:p>
          </table:table-cell>
          <table:table-cell table:number-columns-repeated="249"/>
        </table:table-row>
        <table:table-row table:style-name="ro2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692268">
            <text:p>0.692268</text:p>
          </table:table-cell>
          <table:table-cell table:style-name="ce1" office:value-type="float" office:value="0.0375014">
            <text:p>0.0375014</text:p>
          </table:table-cell>
          <table:table-cell table:style-name="ce1" office:value-type="float" office:value="3.923255496">
            <text:p>3.923255496</text:p>
          </table:table-cell>
          <table:table-cell table:number-columns-repeated="249"/>
        </table:table-row>
        <table:table-row table:style-name="ro2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692843">
            <text:p>0.692843</text:p>
          </table:table-cell>
          <table:table-cell table:style-name="ce1" office:value-type="float" office:value="0.0531661">
            <text:p>0.0531661</text:p>
          </table:table-cell>
          <table:table-cell table:style-name="ce1" office:value-type="float" office:value="3.817456263">
            <text:p>3.817456263</text:p>
          </table:table-cell>
          <table:table-cell table:number-columns-repeated="249"/>
        </table:table-row>
        <table:table-row table:style-name="ro2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588474">
            <text:p>0.588474</text:p>
          </table:table-cell>
          <table:table-cell table:style-name="ce1" office:value-type="float" office:value="1.31735">
            <text:p>1.31735</text:p>
          </table:table-cell>
          <table:table-cell table:style-name="ce1" office:value-type="float" office:value="3.063115526">
            <text:p>3.063115526</text:p>
          </table:table-cell>
          <table:table-cell table:number-columns-repeated="249"/>
        </table:table-row>
        <table:table-row table:style-name="ro2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69938">
            <text:p>0.69938</text:p>
          </table:table-cell>
          <table:table-cell table:style-name="ce1" office:value-type="float" office:value="0.0243589">
            <text:p>0.0243589</text:p>
          </table:table-cell>
          <table:table-cell table:style-name="ce1" office:value-type="float" office:value="3.372022767">
            <text:p>3.372022767</text:p>
          </table:table-cell>
          <table:table-cell table:number-columns-repeated="249"/>
        </table:table-row>
        <table:table-row table:style-name="ro2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699671">
            <text:p>0.699671</text:p>
          </table:table-cell>
          <table:table-cell table:style-name="ce1" office:value-type="float" office:value="0.0272277">
            <text:p>0.0272277</text:p>
          </table:table-cell>
          <table:table-cell table:style-name="ce1" office:value-type="float" office:value="3.450340649">
            <text:p>3.450340649</text:p>
          </table:table-cell>
          <table:table-cell table:number-columns-repeated="249"/>
        </table:table-row>
        <table:table-row table:style-name="ro2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692268">
            <text:p>0.692268</text:p>
          </table:table-cell>
          <table:table-cell table:style-name="ce1" office:value-type="float" office:value="0.0338646">
            <text:p>0.0338646</text:p>
          </table:table-cell>
          <table:table-cell table:style-name="ce1" office:value-type="float" office:value="3.772122347">
            <text:p>3.772122347</text:p>
          </table:table-cell>
          <table:table-cell table:number-columns-repeated="249"/>
        </table:table-row>
        <table:table-row table:style-name="ro2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692843">
            <text:p>0.692843</text:p>
          </table:table-cell>
          <table:table-cell table:style-name="ce1" office:value-type="float" office:value="0.0458644">
            <text:p>0.0458644</text:p>
          </table:table-cell>
          <table:table-cell table:style-name="ce1" office:value-type="float" office:value="3.817119626">
            <text:p>3.817119626</text:p>
          </table:table-cell>
          <table:table-cell table:number-columns-repeated="249"/>
        </table:table-row>
        <table:table-row table:style-name="ro2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28">
            <text:p>128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588474">
            <text:p>0.588474</text:p>
          </table:table-cell>
          <table:table-cell table:style-name="ce1" office:value-type="float" office:value="0.70111">
            <text:p>0.70111</text:p>
          </table:table-cell>
          <table:table-cell table:style-name="ce1" office:value-type="float" office:value="3.063115526">
            <text:p>3.063115526</text:p>
          </table:table-cell>
          <table:table-cell table:number-columns-repeated="249"/>
        </table:table-row>
        <table:table-row table:style-name="ro3" table:number-rows-repeated="104836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2">
        <office:forms form:automatic-focus="false" form:apply-design-mode="false"/>
        <table:table-column table:style-name="co2" table:number-columns-repeated="7" table:default-cell-style-name="Default"/>
        <table:table-row table:style-name="ro4">
          <table:table-cell table:style-name="ce1" office:value-type="string">
            <text:p>Cache Size(bytes)</text:p>
          </table:table-cell>
          <table:table-cell table:style-name="ce1" office:value-type="string">
            <text:p><text:s/>Cache Size(kb)</text:p>
          </table:table-cell>
          <table:table-cell table:style-name="ce1" office:value-type="string">
            <text:p><text:s/>Block Size(bytes)</text:p>
          </table:table-cell>
          <table:table-cell table:style-name="ce1" office:value-type="string">
            <text:p><text:s/>Associativity</text:p>
          </table:table-cell>
          <table:table-cell table:style-name="ce1" office:value-type="string">
            <text:p><text:s/>Access Time(ns)</text:p>
          </table:table-cell>
          <table:table-cell table:style-name="ce1" office:value-type="string">
            <text:p><text:s/>Area(mm*mm)</text:p>
          </table:table-cell>
          <table:table-cell table:style-name="ce1" office:value-type="string">
            <text:p><text:s/>Energy Per Access(nJ)</text:p>
          </table:table-cell>
        </table:table-row>
        <table:table-row table:style-name="ro5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77363">
            <text:p>0.177363</text:p>
          </table:table-cell>
          <table:table-cell table:style-name="ce1" office:value-type="float" office:value="0.032695749">
            <text:p>0.032695749</text:p>
          </table:table-cell>
          <table:table-cell table:style-name="ce1" office:value-type="float" office:value="0.0131495">
            <text:p>0.0131495</text:p>
          </table:table-cell>
        </table:table-row>
        <table:table-row table:style-name="ro5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8281">
            <text:p>0.18281</text:p>
          </table:table-cell>
          <table:table-cell table:style-name="ce1" office:value-type="float" office:value="0.037985284">
            <text:p>0.037985284</text:p>
          </table:table-cell>
          <table:table-cell table:style-name="ce1" office:value-type="float" office:value="0.0136843">
            <text:p>0.0136843</text:p>
          </table:table-cell>
        </table:table-row>
        <table:table-row table:style-name="ro5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80686">
            <text:p>0.180686</text:p>
          </table:table-cell>
          <table:table-cell table:style-name="ce1" office:value-type="float" office:value="0.032718708">
            <text:p>0.032718708</text:p>
          </table:table-cell>
          <table:table-cell table:style-name="ce1" office:value-type="float" office:value="0.013344">
            <text:p>0.013344</text:p>
          </table:table-cell>
        </table:table-row>
        <table:table-row table:style-name="ro5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01331">
            <text:p>0.201331</text:p>
          </table:table-cell>
          <table:table-cell table:style-name="ce1" office:value-type="float" office:value="0.05103257">
            <text:p>0.05103257</text:p>
          </table:table-cell>
          <table:table-cell table:style-name="ce1" office:value-type="float" office:value="0.014401">
            <text:p>0.014401</text:p>
          </table:table-cell>
        </table:table-row>
        <table:table-row table:style-name="ro5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89065">
            <text:p>0.189065</text:p>
          </table:table-cell>
          <table:table-cell table:style-name="ce1" office:value-type="float" office:value="0.05054359">
            <text:p>0.05054359</text:p>
          </table:table-cell>
          <table:table-cell table:style-name="ce1" office:value-type="float" office:value="0.0140393">
            <text:p>0.0140393</text:p>
          </table:table-cell>
        </table:table-row>
        <table:table-row table:style-name="ro5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86941">
            <text:p>0.186941</text:p>
          </table:table-cell>
          <table:table-cell table:style-name="ce1" office:value-type="float" office:value="0.05054359">
            <text:p>0.05054359</text:p>
          </table:table-cell>
          <table:table-cell table:style-name="ce1" office:value-type="float" office:value="0.013699">
            <text:p>0.013699</text:p>
          </table:table-cell>
        </table:table-row>
        <table:table-row table:style-name="ro5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42057">
            <text:p>0.242057</text:p>
          </table:table-cell>
          <table:table-cell table:style-name="ce1" office:value-type="float" office:value="0.104820657">
            <text:p>0.104820657</text:p>
          </table:table-cell>
          <table:table-cell table:style-name="ce1" office:value-type="float" office:value="0.0159636">
            <text:p>0.0159636</text:p>
          </table:table-cell>
        </table:table-row>
        <table:table-row table:style-name="ro5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12911">
            <text:p>0.212911</text:p>
          </table:table-cell>
          <table:table-cell table:style-name="ce1" office:value-type="float" office:value="0.102584886">
            <text:p>0.102584886</text:p>
          </table:table-cell>
          <table:table-cell table:style-name="ce1" office:value-type="float" office:value="0.0149052">
            <text:p>0.0149052</text:p>
          </table:table-cell>
        </table:table-row>
        <table:table-row table:style-name="ro5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98532">
            <text:p>0.198532</text:p>
          </table:table-cell>
          <table:table-cell table:style-name="ce1" office:value-type="float" office:value="0.101625732">
            <text:p>0.101625732</text:p>
          </table:table-cell>
          <table:table-cell table:style-name="ce1" office:value-type="float" office:value="0.01475">
            <text:p>0.01475</text:p>
          </table:table-cell>
        </table:table-row>
        <table:table-row table:style-name="ro5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02278">
            <text:p>0.202278</text:p>
          </table:table-cell>
          <table:table-cell table:style-name="ce1" office:value-type="float" office:value="0.101566854">
            <text:p>0.101566854</text:p>
          </table:table-cell>
          <table:table-cell table:style-name="ce1" office:value-type="float" office:value="0.0139783">
            <text:p>0.0139783</text:p>
          </table:table-cell>
        </table:table-row>
        <table:table-row table:style-name="ro5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69063">
            <text:p>0.269063</text:p>
          </table:table-cell>
          <table:table-cell table:style-name="ce1" office:value-type="float" office:value="0.130653069">
            <text:p>0.130653069</text:p>
          </table:table-cell>
          <table:table-cell table:style-name="ce1" office:value-type="float" office:value="0.0179828">
            <text:p>0.0179828</text:p>
          </table:table-cell>
        </table:table-row>
        <table:table-row table:style-name="ro5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54354">
            <text:p>0.254354</text:p>
          </table:table-cell>
          <table:table-cell table:style-name="ce1" office:value-type="float" office:value="0.130444675">
            <text:p>0.130444675</text:p>
          </table:table-cell>
          <table:table-cell table:style-name="ce1" office:value-type="float" office:value="0.0166775">
            <text:p>0.0166775</text:p>
          </table:table-cell>
        </table:table-row>
        <table:table-row table:style-name="ro5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2541">
            <text:p>0.22541</text:p>
          </table:table-cell>
          <table:table-cell table:style-name="ce1" office:value-type="float" office:value="0.128170143">
            <text:p>0.128170143</text:p>
          </table:table-cell>
          <table:table-cell table:style-name="ce1" office:value-type="float" office:value="0.0156191">
            <text:p>0.0156191</text:p>
          </table:table-cell>
        </table:table-row>
        <table:table-row table:style-name="ro5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15444">
            <text:p>0.215444</text:p>
          </table:table-cell>
          <table:table-cell table:style-name="ce1" office:value-type="float" office:value="0.146525971">
            <text:p>0.146525971</text:p>
          </table:table-cell>
          <table:table-cell table:style-name="ce1" office:value-type="float" office:value="0.0151832">
            <text:p>0.0151832</text:p>
          </table:table-cell>
        </table:table-row>
        <table:table-row table:style-name="ro5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319565">
            <text:p>0.319565</text:p>
          </table:table-cell>
          <table:table-cell table:style-name="ce1" office:value-type="float" office:value="0.246970103">
            <text:p>0.246970103</text:p>
          </table:table-cell>
          <table:table-cell table:style-name="ce1" office:value-type="float" office:value="0.0187463">
            <text:p>0.0187463</text:p>
          </table:table-cell>
        </table:table-row>
        <table:table-row table:style-name="ro5">
          <table:table-cell table:style-name="ce1" office:value-type="float" office:value="32768">
            <text:p>32768</text:p>
          </table:table-cell>
          <table:table-cell table:number-columns-repeated="2"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88511">
            <text:p>0.288511</text:p>
          </table:table-cell>
          <table:table-cell table:style-name="ce1" office:value-type="float" office:value="0.242170635">
            <text:p>0.242170635</text:p>
          </table:table-cell>
          <table:table-cell table:style-name="ce1" office:value-type="float" office:value="0.0163829">
            <text:p>0.0163829</text:p>
          </table:table-cell>
        </table:table-row>
        <table:table-row table:style-name="ro5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6894">
            <text:p>0.26894</text:p>
          </table:table-cell>
          <table:table-cell table:style-name="ce1" office:value-type="float" office:value="0.246701701">
            <text:p>0.246701701</text:p>
          </table:table-cell>
          <table:table-cell table:style-name="ce1" office:value-type="float" office:value="0.0153844">
            <text:p>0.0153844</text:p>
          </table:table-cell>
        </table:table-row>
        <table:table-row table:style-name="ro5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49319">
            <text:p>0.249319</text:p>
          </table:table-cell>
          <table:table-cell table:style-name="ce1" office:value-type="float" office:value="0.205292678">
            <text:p>0.205292678</text:p>
          </table:table-cell>
          <table:table-cell table:style-name="ce1" office:value-type="float" office:value="0.0144266">
            <text:p>0.0144266</text:p>
          </table:table-cell>
        </table:table-row>
        <table:table-row table:style-name="ro5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361176029">
            <text:p>0.361176029</text:p>
          </table:table-cell>
          <table:table-cell table:style-name="ce1" office:value-type="float" office:value="0.0245006">
            <text:p>0.0245006</text:p>
          </table:table-cell>
        </table:table-row>
        <table:table-row table:style-name="ro5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360317611">
            <text:p>0.360317611</text:p>
          </table:table-cell>
          <table:table-cell table:style-name="ce1" office:value-type="float" office:value="0.0203021">
            <text:p>0.0203021</text:p>
          </table:table-cell>
        </table:table-row>
        <table:table-row table:style-name="ro5">
          <table:table-cell table:style-name="ce1" office:value-type="float" office:value="65536">
            <text:p>65536</text:p>
          </table:table-cell>
          <table:table-cell table:number-columns-repeated="2"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355436821">
            <text:p>0.355436821</text:p>
          </table:table-cell>
          <table:table-cell table:style-name="ce1" office:value-type="float" office:value="0.0181008">
            <text:p>0.0181008</text:p>
          </table:table-cell>
        </table:table-row>
        <table:table-row table:style-name="ro5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95553">
            <text:p>0.295553</text:p>
          </table:table-cell>
          <table:table-cell table:style-name="ce1" office:value-type="float" office:value="0.421918943">
            <text:p>0.421918943</text:p>
          </table:table-cell>
          <table:table-cell table:style-name="ce1" office:value-type="float" office:value="0.0173911">
            <text:p>0.0173911</text:p>
          </table:table-cell>
        </table:table-row>
        <table:table-row table:style-name="ro5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433905">
            <text:p>0.433905</text:p>
          </table:table-cell>
          <table:table-cell table:style-name="ce1" office:value-type="float" office:value="0.842812185">
            <text:p>0.842812185</text:p>
          </table:table-cell>
          <table:table-cell table:style-name="ce1" office:value-type="float" office:value="0.0338656">
            <text:p>0.0338656</text:p>
          </table:table-cell>
        </table:table-row>
        <table:table-row table:style-name="ro5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401236">
            <text:p>0.401236</text:p>
          </table:table-cell>
          <table:table-cell table:style-name="ce1" office:value-type="float" office:value="0.559933334">
            <text:p>0.559933334</text:p>
          </table:table-cell>
          <table:table-cell table:style-name="ce1" office:value-type="float" office:value="0.0258486">
            <text:p>0.0258486</text:p>
          </table:table-cell>
        </table:table-row>
        <table:table-row table:style-name="ro5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379665">
            <text:p>0.379665</text:p>
          </table:table-cell>
          <table:table-cell table:style-name="ce1" office:value-type="float" office:value="0.645075206">
            <text:p>0.645075206</text:p>
          </table:table-cell>
          <table:table-cell table:style-name="ce1" office:value-type="float" office:value="0.0224525">
            <text:p>0.0224525</text:p>
          </table:table-cell>
        </table:table-row>
        <table:table-row table:style-name="ro5">
          <table:table-cell table:style-name="ce1" office:value-type="float" office:value="131072">
            <text:p>131072</text:p>
          </table:table-cell>
          <table:table-cell table:number-columns-repeated="2"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363296">
            <text:p>0.363296</text:p>
          </table:table-cell>
          <table:table-cell table:style-name="ce1" office:value-type="float" office:value="0.636104635">
            <text:p>0.636104635</text:p>
          </table:table-cell>
          <table:table-cell table:style-name="ce1" office:value-type="float" office:value="0.0196859">
            <text:p>0.0196859</text:p>
          </table:table-cell>
        </table:table-row>
        <table:table-row table:style-name="ro5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517662">
            <text:p>0.517662</text:p>
          </table:table-cell>
          <table:table-cell table:style-name="ce1" office:value-type="float" office:value="1.460155167">
            <text:p>1.460155167</text:p>
          </table:table-cell>
          <table:table-cell table:style-name="ce1" office:value-type="float" office:value="0.0419349">
            <text:p>0.0419349</text:p>
          </table:table-cell>
        </table:table-row>
        <table:table-row table:style-name="ro5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458925">
            <text:p>0.458925</text:p>
          </table:table-cell>
          <table:table-cell table:style-name="ce1" office:value-type="float" office:value="1.293540536">
            <text:p>1.293540536</text:p>
          </table:table-cell>
          <table:table-cell table:style-name="ce1" office:value-type="float" office:value="0.0320047">
            <text:p>0.0320047</text:p>
          </table:table-cell>
        </table:table-row>
        <table:table-row table:style-name="ro5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446158">
            <text:p>0.446158</text:p>
          </table:table-cell>
          <table:table-cell table:style-name="ce1" office:value-type="float" office:value="0.974443035">
            <text:p>0.974443035</text:p>
          </table:table-cell>
          <table:table-cell table:style-name="ce1" office:value-type="float" office:value="0.0261278">
            <text:p>0.0261278</text:p>
          </table:table-cell>
        </table:table-row>
        <table:table-row table:style-name="ro5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445288">
            <text:p>0.445288</text:p>
          </table:table-cell>
          <table:table-cell table:style-name="ce1" office:value-type="float" office:value="1.271603013">
            <text:p>1.271603013</text:p>
          </table:table-cell>
          <table:table-cell table:style-name="ce1" office:value-type="float" office:value="0.0219257">
            <text:p>0.0219257</text:p>
          </table:table-cell>
        </table:table-row>
        <table:table-row table:style-name="ro5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627996">
            <text:p>0.627996</text:p>
          </table:table-cell>
          <table:table-cell table:style-name="ce1" office:value-type="float" office:value="3.389080784">
            <text:p>3.389080784</text:p>
          </table:table-cell>
          <table:table-cell table:style-name="ce1" office:value-type="float" office:value="0.0641905">
            <text:p>0.0641905</text:p>
          </table:table-cell>
        </table:table-row>
        <table:table-row table:style-name="ro5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578177">
            <text:p>0.578177</text:p>
          </table:table-cell>
          <table:table-cell table:style-name="ce1" office:value-type="float" office:value="2.640142073">
            <text:p>2.640142073</text:p>
          </table:table-cell>
          <table:table-cell table:style-name="ce1" office:value-type="float" office:value="0.0466156">
            <text:p>0.0466156</text:p>
          </table:table-cell>
        </table:table-row>
        <table:table-row table:style-name="ro5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568326">
            <text:p>0.568326</text:p>
          </table:table-cell>
          <table:table-cell table:style-name="ce1" office:value-type="float" office:value="2.550639722">
            <text:p>2.550639722</text:p>
          </table:table-cell>
          <table:table-cell table:style-name="ce1" office:value-type="float" office:value="0.038594">
            <text:p>0.038594</text:p>
          </table:table-cell>
        </table:table-row>
        <table:table-row table:style-name="ro5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565223">
            <text:p>0.565223</text:p>
          </table:table-cell>
          <table:table-cell table:style-name="ce1" office:value-type="float" office:value="2.297538529">
            <text:p>2.297538529</text:p>
          </table:table-cell>
          <table:table-cell table:style-name="ce1" office:value-type="float" office:value="0.0327253">
            <text:p>0.0327253</text:p>
          </table:table-cell>
        </table:table-row>
        <table:table-row table:style-name="ro5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798059">
            <text:p>0.798059</text:p>
          </table:table-cell>
          <table:table-cell table:style-name="ce1" office:value-type="float" office:value="5.250809947">
            <text:p>5.250809947</text:p>
          </table:table-cell>
          <table:table-cell table:style-name="ce1" office:value-type="float" office:value="0.0878557">
            <text:p>0.0878557</text:p>
          </table:table-cell>
        </table:table-row>
        <table:table-row table:style-name="ro5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705819">
            <text:p>0.705819</text:p>
          </table:table-cell>
          <table:table-cell table:style-name="ce1" office:value-type="float" office:value="4.874201405">
            <text:p>4.874201405</text:p>
          </table:table-cell>
          <table:table-cell table:style-name="ce1" office:value-type="float" office:value="0.0720106">
            <text:p>0.0720106</text:p>
          </table:table-cell>
        </table:table-row>
        <table:table-row table:style-name="ro5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692843">
            <text:p>0.692843</text:p>
          </table:table-cell>
          <table:table-cell table:style-name="ce1" office:value-type="float" office:value="3.817456263">
            <text:p>3.817456263</text:p>
          </table:table-cell>
          <table:table-cell table:style-name="ce1" office:value-type="float" office:value="0.0531661">
            <text:p>0.0531661</text:p>
          </table:table-cell>
        </table:table-row>
        <table:table-row table:style-name="ro5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692843">
            <text:p>0.692843</text:p>
          </table:table-cell>
          <table:table-cell table:style-name="ce1" office:value-type="float" office:value="3.817119626">
            <text:p>3.817119626</text:p>
          </table:table-cell>
          <table:table-cell table:style-name="ce1" office:value-type="float" office:value="0.0458644">
            <text:p>0.0458644</text:p>
          </table:table-cell>
        </table:table-row>
        <table:table-row table:style-name="ro3" table:number-rows-repeated="10">
          <table:table-cell table:style-name="ce1" table:number-columns-repeated="7"/>
        </table:table-row>
        <table:table-row table:style-name="ro3" table:number-rows-repeated="1048526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3" table:style-name="ta2">
        <office:forms form:automatic-focus="false" form:apply-design-mode="false"/>
        <table:table-column table:style-name="co2" table:number-columns-repeated="7" table:default-cell-style-name="Default"/>
        <table:table-row table:style-name="ro4">
          <table:table-cell table:style-name="ce1" office:value-type="string">
            <text:p>Cache Size(bytes)</text:p>
          </table:table-cell>
          <table:table-cell table:style-name="ce1" office:value-type="string">
            <text:p><text:s/>Cache Size(kb)</text:p>
          </table:table-cell>
          <table:table-cell table:style-name="ce1" office:value-type="string">
            <text:p><text:s/>Block Size(bytes)</text:p>
          </table:table-cell>
          <table:table-cell table:style-name="ce1" office:value-type="string">
            <text:p><text:s/>Associativity</text:p>
          </table:table-cell>
          <table:table-cell table:style-name="ce1" office:value-type="string">
            <text:p><text:s/>Access Time(ns)</text:p>
          </table:table-cell>
          <table:table-cell table:style-name="ce1" office:value-type="string">
            <text:p><text:s/>Energy Per Access(nJ)</text:p>
          </table:table-cell>
          <table:table-cell table:style-name="ce1" office:value-type="string">
            <text:p><text:s/>Area(mm*mm)</text:p>
          </table:table-cell>
        </table:table-row>
        <table:table-row table:style-name="ro5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20271">
            <text:p>0.120271</text:p>
          </table:table-cell>
          <table:table-cell table:style-name="ce1" office:value-type="float" office:value="0.00147203">
            <text:p>0.00147203</text:p>
          </table:table-cell>
          <table:table-cell table:style-name="ce1" office:value-type="float" office:value="0.012576448">
            <text:p>0.012576448</text:p>
          </table:table-cell>
        </table:table-row>
        <table:table-row table:style-name="ro5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2909">
            <text:p>0.12909</text:p>
          </table:table-cell>
          <table:table-cell table:style-name="ce1" office:value-type="float" office:value="0.00231301">
            <text:p>0.00231301</text:p>
          </table:table-cell>
          <table:table-cell table:style-name="ce1" office:value-type="float" office:value="0.020146374">
            <text:p>0.020146374</text:p>
          </table:table-cell>
        </table:table-row>
        <table:table-row table:style-name="ro5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47005">
            <text:p>0.147005</text:p>
          </table:table-cell>
          <table:table-cell table:style-name="ce1" office:value-type="float" office:value="0.00246015">
            <text:p>0.00246015</text:p>
          </table:table-cell>
          <table:table-cell table:style-name="ce1" office:value-type="float" office:value="0.045271895">
            <text:p>0.045271895</text:p>
          </table:table-cell>
        </table:table-row>
        <table:table-row table:style-name="ro5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6383">
            <text:p>0.16383</text:p>
          </table:table-cell>
          <table:table-cell table:style-name="ce1" office:value-type="float" office:value="0.00386509">
            <text:p>0.00386509</text:p>
          </table:table-cell>
          <table:table-cell table:style-name="ce1" office:value-type="float" office:value="0.070409707">
            <text:p>0.070409707</text:p>
          </table:table-cell>
        </table:table-row>
        <table:table-row table:style-name="ro5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99965">
            <text:p>0.199965</text:p>
          </table:table-cell>
          <table:table-cell table:style-name="ce1" office:value-type="float" office:value="0.0037271">
            <text:p>0.0037271</text:p>
          </table:table-cell>
          <table:table-cell table:style-name="ce1" office:value-type="float" office:value="0.107880044">
            <text:p>0.107880044</text:p>
          </table:table-cell>
        </table:table-row>
        <table:table-row table:style-name="ro5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36389">
            <text:p>0.236389</text:p>
          </table:table-cell>
          <table:table-cell table:style-name="ce1" office:value-type="float" office:value="0.00591789">
            <text:p>0.00591789</text:p>
          </table:table-cell>
          <table:table-cell table:style-name="ce1" office:value-type="float" office:value="0.210449892">
            <text:p>0.210449892</text:p>
          </table:table-cell>
        </table:table-row>
        <table:table-row table:style-name="ro5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94627">
            <text:p>0.294627</text:p>
          </table:table-cell>
          <table:table-cell table:style-name="ce1" office:value-type="float" office:value="0.00709601">
            <text:p>0.00709601</text:p>
          </table:table-cell>
          <table:table-cell table:style-name="ce1" office:value-type="float" office:value="0.40444489">
            <text:p>0.40444489</text:p>
          </table:table-cell>
        </table:table-row>
        <table:table-row table:style-name="ro5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3668">
            <text:p>0.3668</text:p>
          </table:table-cell>
          <table:table-cell table:style-name="ce1" office:value-type="float" office:value="0.00975932">
            <text:p>0.00975932</text:p>
          </table:table-cell>
          <table:table-cell table:style-name="ce1" office:value-type="float" office:value="0.657632237">
            <text:p>0.657632237</text:p>
          </table:table-cell>
        </table:table-row>
        <table:table-row table:style-name="ro5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443812">
            <text:p>0.443812</text:p>
          </table:table-cell>
          <table:table-cell table:style-name="ce1" office:value-type="float" office:value="0.0133489">
            <text:p>0.0133489</text:p>
          </table:table-cell>
          <table:table-cell table:style-name="ce1" office:value-type="float" office:value="1.504593828">
            <text:p>1.504593828</text:p>
          </table:table-cell>
        </table:table-row>
        <table:table-row table:style-name="ro5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563451">
            <text:p>0.563451</text:p>
          </table:table-cell>
          <table:table-cell table:style-name="ce1" office:value-type="float" office:value="0.0200345">
            <text:p>0.0200345</text:p>
          </table:table-cell>
          <table:table-cell table:style-name="ce1" office:value-type="float" office:value="2.487583382">
            <text:p>2.487583382</text:p>
          </table:table-cell>
        </table:table-row>
        <table:table-row table:style-name="ro5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69938">
            <text:p>0.69938</text:p>
          </table:table-cell>
          <table:table-cell table:style-name="ce1" office:value-type="float" office:value="0.0293588">
            <text:p>0.0293588</text:p>
          </table:table-cell>
          <table:table-cell table:style-name="ce1" office:value-type="float" office:value="4.403242032">
            <text:p>4.403242032</text:p>
          </table:table-cell>
        </table:table-row>
        <table:table-row table:style-name="ro5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14797">
            <text:p>0.114797</text:p>
          </table:table-cell>
          <table:table-cell table:style-name="ce1" office:value-type="float" office:value="0.00244887">
            <text:p>0.00244887</text:p>
          </table:table-cell>
          <table:table-cell table:style-name="ce1" office:value-type="float" office:value="0.010298466">
            <text:p>0.010298466</text:p>
          </table:table-cell>
        </table:table-row>
        <table:table-row table:style-name="ro5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2909">
            <text:p>0.12909</text:p>
          </table:table-cell>
          <table:table-cell table:style-name="ce1" office:value-type="float" office:value="0.00210064">
            <text:p>0.00210064</text:p>
          </table:table-cell>
          <table:table-cell table:style-name="ce1" office:value-type="float" office:value="0.01599472">
            <text:p>0.01599472</text:p>
          </table:table-cell>
        </table:table-row>
        <table:table-row table:style-name="ro5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47005">
            <text:p>0.147005</text:p>
          </table:table-cell>
          <table:table-cell table:style-name="ce1" office:value-type="float" office:value="0.00210885">
            <text:p>0.00210885</text:p>
          </table:table-cell>
          <table:table-cell table:style-name="ce1" office:value-type="float" office:value="0.032696323">
            <text:p>0.032696323</text:p>
          </table:table-cell>
        </table:table-row>
        <table:table-row table:style-name="ro5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6383">
            <text:p>0.16383</text:p>
          </table:table-cell>
          <table:table-cell table:style-name="ce1" office:value-type="float" office:value="0.00336307">
            <text:p>0.00336307</text:p>
          </table:table-cell>
          <table:table-cell table:style-name="ce1" office:value-type="float" office:value="0.053293238">
            <text:p>0.053293238</text:p>
          </table:table-cell>
        </table:table-row>
        <table:table-row table:style-name="ro5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98417">
            <text:p>0.198417</text:p>
          </table:table-cell>
          <table:table-cell table:style-name="ce1" office:value-type="float" office:value="0.00339342">
            <text:p>0.00339342</text:p>
          </table:table-cell>
          <table:table-cell table:style-name="ce1" office:value-type="float" office:value="0.096748995">
            <text:p>0.096748995</text:p>
          </table:table-cell>
        </table:table-row>
        <table:table-row table:style-name="ro5">
          <table:table-cell table:style-name="ce1" office:value-type="float" office:value="32768">
            <text:p>32768</text:p>
          </table:table-cell>
          <table:table-cell table:number-columns-repeated="2"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33353">
            <text:p>0.233353</text:p>
          </table:table-cell>
          <table:table-cell table:style-name="ce1" office:value-type="float" office:value="0.0053671">
            <text:p>0.0053671</text:p>
          </table:table-cell>
          <table:table-cell table:style-name="ce1" office:value-type="float" office:value="0.210543576">
            <text:p>0.210543576</text:p>
          </table:table-cell>
        </table:table-row>
        <table:table-row table:style-name="ro5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94627">
            <text:p>0.294627</text:p>
          </table:table-cell>
          <table:table-cell table:style-name="ce1" office:value-type="float" office:value="0.00643408">
            <text:p>0.00643408</text:p>
          </table:table-cell>
          <table:table-cell table:style-name="ce1" office:value-type="float" office:value="0.330469394">
            <text:p>0.330469394</text:p>
          </table:table-cell>
        </table:table-row>
        <table:table-row table:style-name="ro5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3668">
            <text:p>0.3668</text:p>
          </table:table-cell>
          <table:table-cell table:style-name="ce1" office:value-type="float" office:value="0.00881256">
            <text:p>0.00881256</text:p>
          </table:table-cell>
          <table:table-cell table:style-name="ce1" office:value-type="float" office:value="0.657687839">
            <text:p>0.657687839</text:p>
          </table:table-cell>
        </table:table-row>
        <table:table-row table:style-name="ro5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443812">
            <text:p>0.443812</text:p>
          </table:table-cell>
          <table:table-cell table:style-name="ce1" office:value-type="float" office:value="0.0120395">
            <text:p>0.0120395</text:p>
          </table:table-cell>
          <table:table-cell table:style-name="ce1" office:value-type="float" office:value="1.277806565">
            <text:p>1.277806565</text:p>
          </table:table-cell>
        </table:table-row>
        <table:table-row table:style-name="ro5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563451">
            <text:p>0.563451</text:p>
          </table:table-cell>
          <table:table-cell table:style-name="ce1" office:value-type="float" office:value="0.0183634">
            <text:p>0.0183634</text:p>
          </table:table-cell>
          <table:table-cell table:style-name="ce1" office:value-type="float" office:value="2.487864981">
            <text:p>2.487864981</text:p>
          </table:table-cell>
        </table:table-row>
        <table:table-row table:style-name="ro5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69938">
            <text:p>0.69938</text:p>
          </table:table-cell>
          <table:table-cell table:style-name="ce1" office:value-type="float" office:value="0.0271921">
            <text:p>0.0271921</text:p>
          </table:table-cell>
          <table:table-cell table:style-name="ce1" office:value-type="float" office:value="3.747960026">
            <text:p>3.747960026</text:p>
          </table:table-cell>
        </table:table-row>
        <table:table-row table:style-name="ro5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14797">
            <text:p>0.114797</text:p>
          </table:table-cell>
          <table:table-cell table:style-name="ce1" office:value-type="float" office:value="0.00237805">
            <text:p>0.00237805</text:p>
          </table:table-cell>
          <table:table-cell table:style-name="ce1" office:value-type="float" office:value="0.010106624">
            <text:p>0.010106624</text:p>
          </table:table-cell>
        </table:table-row>
        <table:table-row table:style-name="ro5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2909">
            <text:p>0.12909</text:p>
          </table:table-cell>
          <table:table-cell table:style-name="ce1" office:value-type="float" office:value="0.00198811">
            <text:p>0.00198811</text:p>
          </table:table-cell>
          <table:table-cell table:style-name="ce1" office:value-type="float" office:value="0.015731028">
            <text:p>0.015731028</text:p>
          </table:table-cell>
        </table:table-row>
        <table:table-row table:style-name="ro5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47005">
            <text:p>0.147005</text:p>
          </table:table-cell>
          <table:table-cell table:style-name="ce1" office:value-type="float" office:value="0.00196946">
            <text:p>0.00196946</text:p>
          </table:table-cell>
          <table:table-cell table:style-name="ce1" office:value-type="float" office:value="0.028086299">
            <text:p>0.028086299</text:p>
          </table:table-cell>
        </table:table-row>
        <table:table-row table:style-name="ro5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6383">
            <text:p>0.16383</text:p>
          </table:table-cell>
          <table:table-cell table:style-name="ce1" office:value-type="float" office:value="0.00320104">
            <text:p>0.00320104</text:p>
          </table:table-cell>
          <table:table-cell table:style-name="ce1" office:value-type="float" office:value="0.053250694">
            <text:p>0.053250694</text:p>
          </table:table-cell>
        </table:table-row>
        <table:table-row table:style-name="ro5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98417">
            <text:p>0.198417</text:p>
          </table:table-cell>
          <table:table-cell table:style-name="ce1" office:value-type="float" office:value="0.00308801">
            <text:p>0.00308801</text:p>
          </table:table-cell>
          <table:table-cell table:style-name="ce1" office:value-type="float" office:value="0.081574631">
            <text:p>0.081574631</text:p>
          </table:table-cell>
        </table:table-row>
        <table:table-row table:style-name="ro5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33353">
            <text:p>0.233353</text:p>
          </table:table-cell>
          <table:table-cell table:style-name="ce1" office:value-type="float" office:value="0.00501734">
            <text:p>0.00501734</text:p>
          </table:table-cell>
          <table:table-cell table:style-name="ce1" office:value-type="float" office:value="0.197773382">
            <text:p>0.197773382</text:p>
          </table:table-cell>
        </table:table-row>
        <table:table-row table:style-name="ro5">
          <table:table-cell table:style-name="ce1" office:value-type="float" office:value="65536">
            <text:p>65536</text:p>
          </table:table-cell>
          <table:table-cell table:number-columns-repeated="2"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94627">
            <text:p>0.294627</text:p>
          </table:table-cell>
          <table:table-cell table:style-name="ce1" office:value-type="float" office:value="0.00593349">
            <text:p>0.00593349</text:p>
          </table:table-cell>
          <table:table-cell table:style-name="ce1" office:value-type="float" office:value="0.330567316">
            <text:p>0.330567316</text:p>
          </table:table-cell>
        </table:table-row>
        <table:table-row table:style-name="ro5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36361">
            <text:p>0.36361</text:p>
          </table:table-cell>
          <table:table-cell table:style-name="ce1" office:value-type="float" office:value="0.00818393">
            <text:p>0.00818393</text:p>
          </table:table-cell>
          <table:table-cell table:style-name="ce1" office:value-type="float" office:value="0.508858748">
            <text:p>0.508858748</text:p>
          </table:table-cell>
        </table:table-row>
        <table:table-row table:style-name="ro5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443812">
            <text:p>0.443812</text:p>
          </table:table-cell>
          <table:table-cell table:style-name="ce1" office:value-type="float" office:value="0.0110927">
            <text:p>0.0110927</text:p>
          </table:table-cell>
          <table:table-cell table:style-name="ce1" office:value-type="float" office:value="1.27791579">
            <text:p>1.27791579</text:p>
          </table:table-cell>
        </table:table-row>
        <table:table-row table:style-name="ro5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563451">
            <text:p>0.563451</text:p>
          </table:table-cell>
          <table:table-cell table:style-name="ce1" office:value-type="float" office:value="0.0172012">
            <text:p>0.0172012</text:p>
          </table:table-cell>
          <table:table-cell table:style-name="ce1" office:value-type="float" office:value="2.239303562">
            <text:p>2.239303562</text:p>
          </table:table-cell>
        </table:table-row>
        <table:table-row table:style-name="ro5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69938">
            <text:p>0.69938</text:p>
          </table:table-cell>
          <table:table-cell table:style-name="ce1" office:value-type="float" office:value="0.025521">
            <text:p>0.025521</text:p>
          </table:table-cell>
          <table:table-cell table:style-name="ce1" office:value-type="float" office:value="3.748383385">
            <text:p>3.748383385</text:p>
          </table:table-cell>
        </table:table-row>
        <table:table-row table:style-name="ro5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14797">
            <text:p>0.114797</text:p>
          </table:table-cell>
          <table:table-cell table:style-name="ce1" office:value-type="float" office:value="0.00234148">
            <text:p>0.00234148</text:p>
          </table:table-cell>
          <table:table-cell table:style-name="ce1" office:value-type="float" office:value="0.010106624">
            <text:p>0.010106624</text:p>
          </table:table-cell>
        </table:table-row>
        <table:table-row table:style-name="ro5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2909">
            <text:p>0.12909</text:p>
          </table:table-cell>
          <table:table-cell table:style-name="ce1" office:value-type="float" office:value="0.00192233">
            <text:p>0.00192233</text:p>
          </table:table-cell>
          <table:table-cell table:style-name="ce1" office:value-type="float" office:value="0.015518442">
            <text:p>0.015518442</text:p>
          </table:table-cell>
        </table:table-row>
        <table:table-row table:style-name="ro5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47005">
            <text:p>0.147005</text:p>
          </table:table-cell>
          <table:table-cell table:style-name="ce1" office:value-type="float" office:value="0.00187253">
            <text:p>0.00187253</text:p>
          </table:table-cell>
          <table:table-cell table:style-name="ce1" office:value-type="float" office:value="0.028297035">
            <text:p>0.028297035</text:p>
          </table:table-cell>
        </table:table-row>
        <table:table-row table:style-name="ro5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6383">
            <text:p>0.16383</text:p>
          </table:table-cell>
          <table:table-cell table:style-name="ce1" office:value-type="float" office:value="0.00306166">
            <text:p>0.00306166</text:p>
          </table:table-cell>
          <table:table-cell table:style-name="ce1" office:value-type="float" office:value="0.048439984">
            <text:p>0.048439984</text:p>
          </table:table-cell>
        </table:table-row>
        <table:table-row table:style-name="ro5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99965">
            <text:p>0.199965</text:p>
          </table:table-cell>
          <table:table-cell table:style-name="ce1" office:value-type="float" office:value="0.00290991">
            <text:p>0.00290991</text:p>
          </table:table-cell>
          <table:table-cell table:style-name="ce1" office:value-type="float" office:value="0.085172927">
            <text:p>0.085172927</text:p>
          </table:table-cell>
        </table:table-row>
        <table:table-row table:style-name="ro5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33353">
            <text:p>0.233353</text:p>
          </table:table-cell>
          <table:table-cell table:style-name="ce1" office:value-type="float" office:value="0.00471193">
            <text:p>0.00471193</text:p>
          </table:table-cell>
          <table:table-cell table:style-name="ce1" office:value-type="float" office:value="0.167644273">
            <text:p>0.167644273</text:p>
          </table:table-cell>
        </table:table-row>
        <table:table-row table:style-name="ro5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94627">
            <text:p>0.294627</text:p>
          </table:table-cell>
          <table:table-cell table:style-name="ce1" office:value-type="float" office:value="0.00562641">
            <text:p>0.00562641</text:p>
          </table:table-cell>
          <table:table-cell table:style-name="ce1" office:value-type="float" office:value="0.319038379">
            <text:p>0.319038379</text:p>
          </table:table-cell>
        </table:table-row>
        <table:table-row table:style-name="ro5">
          <table:table-cell table:style-name="ce1" office:value-type="float" office:value="131072">
            <text:p>131072</text:p>
          </table:table-cell>
          <table:table-cell table:number-columns-repeated="2" table:style-name="ce1" office:value-type="float" office:value="128">
            <text:p>1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3668">
            <text:p>0.3668</text:p>
          </table:table-cell>
          <table:table-cell table:style-name="ce1" office:value-type="float" office:value="0.00765003">
            <text:p>0.00765003</text:p>
          </table:table-cell>
          <table:table-cell table:style-name="ce1" office:value-type="float" office:value="0.579677712">
            <text:p>0.579677712</text:p>
          </table:table-cell>
        </table:table-row>
        <table:table-row table:style-name="ro5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443812">
            <text:p>0.443812</text:p>
          </table:table-cell>
          <table:table-cell table:style-name="ce1" office:value-type="float" office:value="0.0104308">
            <text:p>0.0104308</text:p>
          </table:table-cell>
          <table:table-cell table:style-name="ce1" office:value-type="float" office:value="1.124468244">
            <text:p>1.124468244</text:p>
          </table:table-cell>
        </table:table-row>
        <table:table-row table:style-name="ro5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563451">
            <text:p>0.563451</text:p>
          </table:table-cell>
          <table:table-cell table:style-name="ce1" office:value-type="float" office:value="0.0163488">
            <text:p>0.0163488</text:p>
          </table:table-cell>
          <table:table-cell table:style-name="ce1" office:value-type="float" office:value="2.239415402">
            <text:p>2.239415402</text:p>
          </table:table-cell>
        </table:table-row>
        <table:table-row table:style-name="ro5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69938">
            <text:p>0.69938</text:p>
          </table:table-cell>
          <table:table-cell table:style-name="ce1" office:value-type="float" office:value="0.0243589">
            <text:p>0.0243589</text:p>
          </table:table-cell>
          <table:table-cell table:style-name="ce1" office:value-type="float" office:value="3.372022767">
            <text:p>3.372022767</text:p>
          </table:table-cell>
        </table:table-row>
        <table:table-row table:style-name="ro5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54369">
            <text:p>0.154369</text:p>
          </table:table-cell>
          <table:table-cell table:style-name="ce1" office:value-type="float" office:value="0.00179223">
            <text:p>0.00179223</text:p>
          </table:table-cell>
          <table:table-cell table:style-name="ce1" office:value-type="float" office:value="0.009352716">
            <text:p>0.009352716</text:p>
          </table:table-cell>
        </table:table-row>
        <table:table-row table:style-name="ro5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72494">
            <text:p>0.172494</text:p>
          </table:table-cell>
          <table:table-cell table:style-name="ce1" office:value-type="float" office:value="0.00255952">
            <text:p>0.00255952</text:p>
          </table:table-cell>
          <table:table-cell table:style-name="ce1" office:value-type="float" office:value="0.027993859">
            <text:p>0.027993859</text:p>
          </table:table-cell>
        </table:table-row>
        <table:table-row table:style-name="ro5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85463">
            <text:p>0.185463</text:p>
          </table:table-cell>
          <table:table-cell table:style-name="ce1" office:value-type="float" office:value="0.00358696">
            <text:p>0.00358696</text:p>
          </table:table-cell>
          <table:table-cell table:style-name="ce1" office:value-type="float" office:value="0.043608422">
            <text:p>0.043608422</text:p>
          </table:table-cell>
        </table:table-row>
        <table:table-row table:style-name="ro5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14097">
            <text:p>0.214097</text:p>
          </table:table-cell>
          <table:table-cell table:style-name="ce1" office:value-type="float" office:value="0.00421545">
            <text:p>0.00421545</text:p>
          </table:table-cell>
          <table:table-cell table:style-name="ce1" office:value-type="float" office:value="0.080880943">
            <text:p>0.080880943</text:p>
          </table:table-cell>
        </table:table-row>
        <table:table-row table:style-name="ro5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41293">
            <text:p>0.241293</text:p>
          </table:table-cell>
          <table:table-cell table:style-name="ce1" office:value-type="float" office:value="0.00619768">
            <text:p>0.00619768</text:p>
          </table:table-cell>
          <table:table-cell table:style-name="ce1" office:value-type="float" office:value="0.136503873">
            <text:p>0.136503873</text:p>
          </table:table-cell>
        </table:table-row>
        <table:table-row table:style-name="ro5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81752">
            <text:p>0.281752</text:p>
          </table:table-cell>
          <table:table-cell table:style-name="ce1" office:value-type="float" office:value="0.00875141">
            <text:p>0.00875141</text:p>
          </table:table-cell>
          <table:table-cell table:style-name="ce1" office:value-type="float" office:value="0.260611812">
            <text:p>0.260611812</text:p>
          </table:table-cell>
        </table:table-row>
        <table:table-row table:style-name="ro5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321797">
            <text:p>0.321797</text:p>
          </table:table-cell>
          <table:table-cell table:style-name="ce1" office:value-type="float" office:value="0.0116486">
            <text:p>0.0116486</text:p>
          </table:table-cell>
          <table:table-cell table:style-name="ce1" office:value-type="float" office:value="0.369903211">
            <text:p>0.369903211</text:p>
          </table:table-cell>
        </table:table-row>
        <table:table-row table:style-name="ro5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397164">
            <text:p>0.397164</text:p>
          </table:table-cell>
          <table:table-cell table:style-name="ce1" office:value-type="float" office:value="0.0156978">
            <text:p>0.0156978</text:p>
          </table:table-cell>
          <table:table-cell table:style-name="ce1" office:value-type="float" office:value="0.855647308">
            <text:p>0.855647308</text:p>
          </table:table-cell>
        </table:table-row>
        <table:table-row table:style-name="ro5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88545">
            <text:p>0.488545</text:p>
          </table:table-cell>
          <table:table-cell table:style-name="ce1" office:value-type="float" office:value="0.0210366">
            <text:p>0.0210366</text:p>
          </table:table-cell>
          <table:table-cell table:style-name="ce1" office:value-type="float" office:value="1.280939189">
            <text:p>1.280939189</text:p>
          </table:table-cell>
        </table:table-row>
        <table:table-row table:style-name="ro5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60093">
            <text:p>0.60093</text:p>
          </table:table-cell>
          <table:table-cell table:style-name="ce1" office:value-type="float" office:value="0.0337521">
            <text:p>0.0337521</text:p>
          </table:table-cell>
          <table:table-cell table:style-name="ce1" office:value-type="float" office:value="2.625745784">
            <text:p>2.625745784</text:p>
          </table:table-cell>
        </table:table-row>
        <table:table-row table:style-name="ro5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752702">
            <text:p>0.752702</text:p>
          </table:table-cell>
          <table:table-cell table:style-name="ce1" office:value-type="float" office:value="0.0361609">
            <text:p>0.0361609</text:p>
          </table:table-cell>
          <table:table-cell table:style-name="ce1" office:value-type="float" office:value="4.404487762">
            <text:p>4.404487762</text:p>
          </table:table-cell>
        </table:table-row>
        <table:table-row table:style-name="ro5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40329">
            <text:p>0.140329</text:p>
          </table:table-cell>
          <table:table-cell table:style-name="ce1" office:value-type="float" office:value="0.00177485">
            <text:p>0.00177485</text:p>
          </table:table-cell>
          <table:table-cell table:style-name="ce1" office:value-type="float" office:value="0.009471732">
            <text:p>0.009471732</text:p>
          </table:table-cell>
        </table:table-row>
        <table:table-row table:style-name="ro5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61691">
            <text:p>0.161691</text:p>
          </table:table-cell>
          <table:table-cell table:style-name="ce1" office:value-type="float" office:value="0.00195503">
            <text:p>0.00195503</text:p>
          </table:table-cell>
          <table:table-cell table:style-name="ce1" office:value-type="float" office:value="0.019780326">
            <text:p>0.019780326</text:p>
          </table:table-cell>
        </table:table-row>
        <table:table-row table:style-name="ro5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81131">
            <text:p>0.181131</text:p>
          </table:table-cell>
          <table:table-cell table:style-name="ce1" office:value-type="float" office:value="0.00270575">
            <text:p>0.00270575</text:p>
          </table:table-cell>
          <table:table-cell table:style-name="ce1" office:value-type="float" office:value="0.035657894">
            <text:p>0.035657894</text:p>
          </table:table-cell>
        </table:table-row>
        <table:table-row table:style-name="ro5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94195">
            <text:p>0.194195</text:p>
          </table:table-cell>
          <table:table-cell table:style-name="ce1" office:value-type="float" office:value="0.00365913">
            <text:p>0.00365913</text:p>
          </table:table-cell>
          <table:table-cell table:style-name="ce1" office:value-type="float" office:value="0.083756164">
            <text:p>0.083756164</text:p>
          </table:table-cell>
        </table:table-row>
        <table:table-row table:style-name="ro5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23917">
            <text:p>0.223917</text:p>
          </table:table-cell>
          <table:table-cell table:style-name="ce1" office:value-type="float" office:value="0.00497421">
            <text:p>0.00497421</text:p>
          </table:table-cell>
          <table:table-cell table:style-name="ce1" office:value-type="float" office:value="0.130107044">
            <text:p>0.130107044</text:p>
          </table:table-cell>
        </table:table-row>
        <table:table-row table:style-name="ro5">
          <table:table-cell table:style-name="ce1" office:value-type="float" office:value="32768">
            <text:p>32768</text:p>
          </table:table-cell>
          <table:table-cell table:number-columns-repeated="2"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62446">
            <text:p>0.262446</text:p>
          </table:table-cell>
          <table:table-cell table:style-name="ce1" office:value-type="float" office:value="0.00725497">
            <text:p>0.00725497</text:p>
          </table:table-cell>
          <table:table-cell table:style-name="ce1" office:value-type="float" office:value="0.205554649">
            <text:p>0.205554649</text:p>
          </table:table-cell>
        </table:table-row>
        <table:table-row table:style-name="ro5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300727">
            <text:p>0.300727</text:p>
          </table:table-cell>
          <table:table-cell table:style-name="ce1" office:value-type="float" office:value="0.00941134">
            <text:p>0.00941134</text:p>
          </table:table-cell>
          <table:table-cell table:style-name="ce1" office:value-type="float" office:value="0.350242085">
            <text:p>0.350242085</text:p>
          </table:table-cell>
        </table:table-row>
        <table:table-row table:style-name="ro5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374603">
            <text:p>0.374603</text:p>
          </table:table-cell>
          <table:table-cell table:style-name="ce1" office:value-type="float" office:value="0.0121304">
            <text:p>0.0121304</text:p>
          </table:table-cell>
          <table:table-cell table:style-name="ce1" office:value-type="float" office:value="0.694245498">
            <text:p>0.694245498</text:p>
          </table:table-cell>
        </table:table-row>
        <table:table-row table:style-name="ro5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45929">
            <text:p>0.445929</text:p>
          </table:table-cell>
          <table:table-cell table:style-name="ce1" office:value-type="float" office:value="0.0177536">
            <text:p>0.0177536</text:p>
          </table:table-cell>
          <table:table-cell table:style-name="ce1" office:value-type="float" office:value="1.562127169">
            <text:p>1.562127169</text:p>
          </table:table-cell>
        </table:table-row>
        <table:table-row table:style-name="ro5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567744">
            <text:p>0.567744</text:p>
          </table:table-cell>
          <table:table-cell table:style-name="ce1" office:value-type="float" office:value="0.0251554">
            <text:p>0.0251554</text:p>
          </table:table-cell>
          <table:table-cell table:style-name="ce1" office:value-type="float" office:value="2.225827274">
            <text:p>2.225827274</text:p>
          </table:table-cell>
        </table:table-row>
        <table:table-row table:style-name="ro5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706046">
            <text:p>0.706046</text:p>
          </table:table-cell>
          <table:table-cell table:style-name="ce1" office:value-type="float" office:value="0.0326095">
            <text:p>0.0326095</text:p>
          </table:table-cell>
          <table:table-cell table:style-name="ce1" office:value-type="float" office:value="4.349252234">
            <text:p>4.349252234</text:p>
          </table:table-cell>
        </table:table-row>
        <table:table-row table:style-name="ro5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38794">
            <text:p>0.138794</text:p>
          </table:table-cell>
          <table:table-cell table:style-name="ce1" office:value-type="float" office:value="0.00170666">
            <text:p>0.00170666</text:p>
          </table:table-cell>
          <table:table-cell table:style-name="ce1" office:value-type="float" office:value="0.009471732">
            <text:p>0.009471732</text:p>
          </table:table-cell>
        </table:table-row>
        <table:table-row table:style-name="ro5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4968">
            <text:p>0.14968</text:p>
          </table:table-cell>
          <table:table-cell table:style-name="ce1" office:value-type="float" office:value="0.00195931">
            <text:p>0.00195931</text:p>
          </table:table-cell>
          <table:table-cell table:style-name="ce1" office:value-type="float" office:value="0.017403789">
            <text:p>0.017403789</text:p>
          </table:table-cell>
        </table:table-row>
        <table:table-row table:style-name="ro5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6771">
            <text:p>0.16771</text:p>
          </table:table-cell>
          <table:table-cell table:style-name="ce1" office:value-type="float" office:value="0.00224078">
            <text:p>0.00224078</text:p>
          </table:table-cell>
          <table:table-cell table:style-name="ce1" office:value-type="float" office:value="0.027198616">
            <text:p>0.027198616</text:p>
          </table:table-cell>
        </table:table-row>
        <table:table-row table:style-name="ro5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87998">
            <text:p>0.187998</text:p>
          </table:table-cell>
          <table:table-cell table:style-name="ce1" office:value-type="float" office:value="0.00297292">
            <text:p>0.00297292</text:p>
          </table:table-cell>
          <table:table-cell table:style-name="ce1" office:value-type="float" office:value="0.06852609">
            <text:p>0.06852609</text:p>
          </table:table-cell>
        </table:table-row>
        <table:table-row table:style-name="ro5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07401">
            <text:p>0.207401</text:p>
          </table:table-cell>
          <table:table-cell table:style-name="ce1" office:value-type="float" office:value="0.00422235">
            <text:p>0.00422235</text:p>
          </table:table-cell>
          <table:table-cell table:style-name="ce1" office:value-type="float" office:value="0.11660312">
            <text:p>0.11660312</text:p>
          </table:table-cell>
        </table:table-row>
        <table:table-row table:style-name="ro5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42815">
            <text:p>0.242815</text:p>
          </table:table-cell>
          <table:table-cell table:style-name="ce1" office:value-type="float" office:value="0.00624312">
            <text:p>0.00624312</text:p>
          </table:table-cell>
          <table:table-cell table:style-name="ce1" office:value-type="float" office:value="0.252643303">
            <text:p>0.252643303</text:p>
          </table:table-cell>
        </table:table-row>
        <table:table-row table:style-name="ro5">
          <table:table-cell table:style-name="ce1" office:value-type="float" office:value="65536">
            <text:p>65536</text:p>
          </table:table-cell>
          <table:table-cell table:number-columns-repeated="2"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93186">
            <text:p>0.293186</text:p>
          </table:table-cell>
          <table:table-cell table:style-name="ce1" office:value-type="float" office:value="0.00845268">
            <text:p>0.00845268</text:p>
          </table:table-cell>
          <table:table-cell table:style-name="ce1" office:value-type="float" office:value="0.318510865">
            <text:p>0.318510865</text:p>
          </table:table-cell>
        </table:table-row>
        <table:table-row table:style-name="ro5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367262">
            <text:p>0.367262</text:p>
          </table:table-cell>
          <table:table-cell table:style-name="ce1" office:value-type="float" office:value="0.0100249">
            <text:p>0.0100249</text:p>
          </table:table-cell>
          <table:table-cell table:style-name="ce1" office:value-type="float" office:value="0.645055569">
            <text:p>0.645055569</text:p>
          </table:table-cell>
        </table:table-row>
        <table:table-row table:style-name="ro5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44526">
            <text:p>0.444526</text:p>
          </table:table-cell>
          <table:table-cell table:style-name="ce1" office:value-type="float" office:value="0.0134297">
            <text:p>0.0134297</text:p>
          </table:table-cell>
          <table:table-cell table:style-name="ce1" office:value-type="float" office:value="1.276581231">
            <text:p>1.276581231</text:p>
          </table:table-cell>
        </table:table-row>
        <table:table-row table:style-name="ro5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564071">
            <text:p>0.564071</text:p>
          </table:table-cell>
          <table:table-cell table:style-name="ce1" office:value-type="float" office:value="0.0212742">
            <text:p>0.0212742</text:p>
          </table:table-cell>
          <table:table-cell table:style-name="ce1" office:value-type="float" office:value="2.595484607">
            <text:p>2.595484607</text:p>
          </table:table-cell>
        </table:table-row>
        <table:table-row table:style-name="ro5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699671">
            <text:p>0.699671</text:p>
          </table:table-cell>
          <table:table-cell table:style-name="ce1" office:value-type="float" office:value="0.0288244">
            <text:p>0.0288244</text:p>
          </table:table-cell>
          <table:table-cell table:style-name="ce1" office:value-type="float" office:value="3.792861827">
            <text:p>3.792861827</text:p>
          </table:table-cell>
        </table:table-row>
        <table:table-row table:style-name="ro5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48145">
            <text:p>0.148145</text:p>
          </table:table-cell>
          <table:table-cell table:style-name="ce1" office:value-type="float" office:value="0.00189113">
            <text:p>0.00189113</text:p>
          </table:table-cell>
          <table:table-cell table:style-name="ce1" office:value-type="float" office:value="0.017403789">
            <text:p>0.017403789</text:p>
          </table:table-cell>
        </table:table-row>
        <table:table-row table:style-name="ro5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63704">
            <text:p>0.163704</text:p>
          </table:table-cell>
          <table:table-cell table:style-name="ce1" office:value-type="float" office:value="0.00211445">
            <text:p>0.00211445</text:p>
          </table:table-cell>
          <table:table-cell table:style-name="ce1" office:value-type="float" office:value="0.036107002">
            <text:p>0.036107002</text:p>
          </table:table-cell>
        </table:table-row>
        <table:table-row table:style-name="ro5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78356">
            <text:p>0.178356</text:p>
          </table:table-cell>
          <table:table-cell table:style-name="ce1" office:value-type="float" office:value="0.00272237">
            <text:p>0.00272237</text:p>
          </table:table-cell>
          <table:table-cell table:style-name="ce1" office:value-type="float" office:value="0.056478922">
            <text:p>0.056478922</text:p>
          </table:table-cell>
        </table:table-row>
        <table:table-row table:style-name="ro5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10939">
            <text:p>0.210939</text:p>
          </table:table-cell>
          <table:table-cell table:style-name="ce1" office:value-type="float" office:value="0.00341478">
            <text:p>0.00341478</text:p>
          </table:table-cell>
          <table:table-cell table:style-name="ce1" office:value-type="float" office:value="0.088279503">
            <text:p>0.088279503</text:p>
          </table:table-cell>
        </table:table-row>
        <table:table-row table:style-name="ro5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443">
            <text:p>0.2443</text:p>
          </table:table-cell>
          <table:table-cell table:style-name="ce1" office:value-type="float" office:value="0.0050829">
            <text:p>0.0050829</text:p>
          </table:table-cell>
          <table:table-cell table:style-name="ce1" office:value-type="float" office:value="0.173737267">
            <text:p>0.173737267</text:p>
          </table:table-cell>
        </table:table-row>
        <table:table-row table:style-name="ro5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88747">
            <text:p>0.288747</text:p>
          </table:table-cell>
          <table:table-cell table:style-name="ce1" office:value-type="float" office:value="0.00767283">
            <text:p>0.00767283</text:p>
          </table:table-cell>
          <table:table-cell table:style-name="ce1" office:value-type="float" office:value="0.325184811">
            <text:p>0.325184811</text:p>
          </table:table-cell>
        </table:table-row>
        <table:table-row table:style-name="ro5">
          <table:table-cell table:style-name="ce1" office:value-type="float" office:value="131072">
            <text:p>131072</text:p>
          </table:table-cell>
          <table:table-cell table:number-columns-repeated="2" table:style-name="ce1" office:value-type="float" office:value="128">
            <text:p>1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367262">
            <text:p>0.367262</text:p>
          </table:table-cell>
          <table:table-cell table:style-name="ce1" office:value-type="float" office:value="0.00881971">
            <text:p>0.00881971</text:p>
          </table:table-cell>
          <table:table-cell table:style-name="ce1" office:value-type="float" office:value="0.510480224">
            <text:p>0.510480224</text:p>
          </table:table-cell>
        </table:table-row>
        <table:table-row table:style-name="ro5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44234">
            <text:p>0.444234</text:p>
          </table:table-cell>
          <table:table-cell table:style-name="ce1" office:value-type="float" office:value="0.0121568">
            <text:p>0.0121568</text:p>
          </table:table-cell>
          <table:table-cell table:style-name="ce1" office:value-type="float" office:value="1.239651148">
            <text:p>1.239651148</text:p>
          </table:table-cell>
        </table:table-row>
        <table:table-row table:style-name="ro5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564071">
            <text:p>0.564071</text:p>
          </table:table-cell>
          <table:table-cell table:style-name="ce1" office:value-type="float" office:value="0.019213">
            <text:p>0.019213</text:p>
          </table:table-cell>
          <table:table-cell table:style-name="ce1" office:value-type="float" office:value="2.307203453">
            <text:p>2.307203453</text:p>
          </table:table-cell>
        </table:table-row>
        <table:table-row table:style-name="ro5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699671">
            <text:p>0.699671</text:p>
          </table:table-cell>
          <table:table-cell table:style-name="ce1" office:value-type="float" office:value="0.0272277">
            <text:p>0.0272277</text:p>
          </table:table-cell>
          <table:table-cell table:style-name="ce1" office:value-type="float" office:value="3.450340649">
            <text:p>3.450340649</text:p>
          </table:table-cell>
        </table:table-row>
        <table:table-row table:style-name="ro5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48551">
            <text:p>0.148551</text:p>
          </table:table-cell>
          <table:table-cell table:style-name="ce1" office:value-type="float" office:value="0.00441801">
            <text:p>0.00441801</text:p>
          </table:table-cell>
          <table:table-cell table:style-name="ce1" office:value-type="float" office:value="0.015114948">
            <text:p>0.015114948</text:p>
          </table:table-cell>
        </table:table-row>
        <table:table-row table:style-name="ro5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70128">
            <text:p>0.170128</text:p>
          </table:table-cell>
          <table:table-cell table:style-name="ce1" office:value-type="float" office:value="0.00476208">
            <text:p>0.00476208</text:p>
          </table:table-cell>
          <table:table-cell table:style-name="ce1" office:value-type="float" office:value="0.018578171">
            <text:p>0.018578171</text:p>
          </table:table-cell>
        </table:table-row>
        <table:table-row table:style-name="ro5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200677">
            <text:p>0.200677</text:p>
          </table:table-cell>
          <table:table-cell table:style-name="ce1" office:value-type="float" office:value="0.00568933">
            <text:p>0.00568933</text:p>
          </table:table-cell>
          <table:table-cell table:style-name="ce1" office:value-type="float" office:value="0.039262025">
            <text:p>0.039262025</text:p>
          </table:table-cell>
        </table:table-row>
        <table:table-row table:style-name="ro5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229049">
            <text:p>0.229049</text:p>
          </table:table-cell>
          <table:table-cell table:style-name="ce1" office:value-type="float" office:value="0.00671075">
            <text:p>0.00671075</text:p>
          </table:table-cell>
          <table:table-cell table:style-name="ce1" office:value-type="float" office:value="0.066547302">
            <text:p>0.066547302</text:p>
          </table:table-cell>
        </table:table-row>
        <table:table-row table:style-name="ro5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253766">
            <text:p>0.253766</text:p>
          </table:table-cell>
          <table:table-cell table:style-name="ce1" office:value-type="float" office:value="0.00875186">
            <text:p>0.00875186</text:p>
          </table:table-cell>
          <table:table-cell table:style-name="ce1" office:value-type="float" office:value="0.116884041">
            <text:p>0.116884041</text:p>
          </table:table-cell>
        </table:table-row>
        <table:table-row table:style-name="ro5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299459">
            <text:p>0.299459</text:p>
          </table:table-cell>
          <table:table-cell table:style-name="ce1" office:value-type="float" office:value="0.0122677">
            <text:p>0.0122677</text:p>
          </table:table-cell>
          <table:table-cell table:style-name="ce1" office:value-type="float" office:value="0.179354275">
            <text:p>0.179354275</text:p>
          </table:table-cell>
        </table:table-row>
        <table:table-row table:style-name="ro5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49491">
            <text:p>0.349491</text:p>
          </table:table-cell>
          <table:table-cell table:style-name="ce1" office:value-type="float" office:value="0.0149277">
            <text:p>0.0149277</text:p>
          </table:table-cell>
          <table:table-cell table:style-name="ce1" office:value-type="float" office:value="0.35633163">
            <text:p>0.35633163</text:p>
          </table:table-cell>
        </table:table-row>
        <table:table-row table:style-name="ro5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410987">
            <text:p>0.410987</text:p>
          </table:table-cell>
          <table:table-cell table:style-name="ce1" office:value-type="float" office:value="0.0199046">
            <text:p>0.0199046</text:p>
          </table:table-cell>
          <table:table-cell table:style-name="ce1" office:value-type="float" office:value="0.8660032">
            <text:p>0.8660032</text:p>
          </table:table-cell>
        </table:table-row>
        <table:table-row table:style-name="ro5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493179">
            <text:p>0.493179</text:p>
          </table:table-cell>
          <table:table-cell table:style-name="ce1" office:value-type="float" office:value="0.0288358">
            <text:p>0.0288358</text:p>
          </table:table-cell>
          <table:table-cell table:style-name="ce1" office:value-type="float" office:value="1.251715859">
            <text:p>1.251715859</text:p>
          </table:table-cell>
        </table:table-row>
        <table:table-row table:style-name="ro5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61652">
            <text:p>0.61652</text:p>
          </table:table-cell>
          <table:table-cell table:style-name="ce1" office:value-type="float" office:value="0.0431207">
            <text:p>0.0431207</text:p>
          </table:table-cell>
          <table:table-cell table:style-name="ce1" office:value-type="float" office:value="3.262423809">
            <text:p>3.262423809</text:p>
          </table:table-cell>
        </table:table-row>
        <table:table-row table:style-name="ro5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762502">
            <text:p>0.762502</text:p>
          </table:table-cell>
          <table:table-cell table:style-name="ce1" office:value-type="float" office:value="0.0595408">
            <text:p>0.0595408</text:p>
          </table:table-cell>
          <table:table-cell table:style-name="ce1" office:value-type="float" office:value="4.772690982">
            <text:p>4.772690982</text:p>
          </table:table-cell>
        </table:table-row>
        <table:table-row table:style-name="ro5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4682">
            <text:p>0.14682</text:p>
          </table:table-cell>
          <table:table-cell table:style-name="ce1" office:value-type="float" office:value="0.00427425">
            <text:p>0.00427425</text:p>
          </table:table-cell>
          <table:table-cell table:style-name="ce1" office:value-type="float" office:value="0.015114948">
            <text:p>0.015114948</text:p>
          </table:table-cell>
        </table:table-row>
        <table:table-row table:style-name="ro5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54496">
            <text:p>0.154496</text:p>
          </table:table-cell>
          <table:table-cell table:style-name="ce1" office:value-type="float" office:value="0.00469726">
            <text:p>0.00469726</text:p>
          </table:table-cell>
          <table:table-cell table:style-name="ce1" office:value-type="float" office:value="0.018662359">
            <text:p>0.018662359</text:p>
          </table:table-cell>
        </table:table-row>
        <table:table-row table:style-name="ro5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85685">
            <text:p>0.185685</text:p>
          </table:table-cell>
          <table:table-cell table:style-name="ce1" office:value-type="float" office:value="0.00474883">
            <text:p>0.00474883</text:p>
          </table:table-cell>
          <table:table-cell table:style-name="ce1" office:value-type="float" office:value="0.037640553">
            <text:p>0.037640553</text:p>
          </table:table-cell>
        </table:table-row>
        <table:table-row table:style-name="ro5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211173">
            <text:p>0.211173</text:p>
          </table:table-cell>
          <table:table-cell table:style-name="ce1" office:value-type="float" office:value="0.00618764">
            <text:p>0.00618764</text:p>
          </table:table-cell>
          <table:table-cell table:style-name="ce1" office:value-type="float" office:value="0.068434156">
            <text:p>0.068434156</text:p>
          </table:table-cell>
        </table:table-row>
        <table:table-row table:style-name="ro5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233936">
            <text:p>0.233936</text:p>
          </table:table-cell>
          <table:table-cell table:style-name="ce1" office:value-type="float" office:value="0.00731541">
            <text:p>0.00731541</text:p>
          </table:table-cell>
          <table:table-cell table:style-name="ce1" office:value-type="float" office:value="0.105941693">
            <text:p>0.105941693</text:p>
          </table:table-cell>
        </table:table-row>
        <table:table-row table:style-name="ro5">
          <table:table-cell table:style-name="ce1" office:value-type="float" office:value="32768">
            <text:p>32768</text:p>
          </table:table-cell>
          <table:table-cell table:number-columns-repeated="2"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27125">
            <text:p>0.27125</text:p>
          </table:table-cell>
          <table:table-cell table:style-name="ce1" office:value-type="float" office:value="0.00996504">
            <text:p>0.00996504</text:p>
          </table:table-cell>
          <table:table-cell table:style-name="ce1" office:value-type="float" office:value="0.236647681">
            <text:p>0.236647681</text:p>
          </table:table-cell>
        </table:table-row>
        <table:table-row table:style-name="ro5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19481">
            <text:p>0.319481</text:p>
          </table:table-cell>
          <table:table-cell table:style-name="ce1" office:value-type="float" office:value="0.0140234">
            <text:p>0.0140234</text:p>
          </table:table-cell>
          <table:table-cell table:style-name="ce1" office:value-type="float" office:value="0.30228937">
            <text:p>0.30228937</text:p>
          </table:table-cell>
        </table:table-row>
        <table:table-row table:style-name="ro5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8028">
            <text:p>0.38028</text:p>
          </table:table-cell>
          <table:table-cell table:style-name="ce1" office:value-type="float" office:value="0.0160489">
            <text:p>0.0160489</text:p>
          </table:table-cell>
          <table:table-cell table:style-name="ce1" office:value-type="float" office:value="0.667017966">
            <text:p>0.667017966</text:p>
          </table:table-cell>
        </table:table-row>
        <table:table-row table:style-name="ro5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457685">
            <text:p>0.457685</text:p>
          </table:table-cell>
          <table:table-cell table:style-name="ce1" office:value-type="float" office:value="0.0213791">
            <text:p>0.0213791</text:p>
          </table:table-cell>
          <table:table-cell table:style-name="ce1" office:value-type="float" office:value="1.141294802">
            <text:p>1.141294802</text:p>
          </table:table-cell>
        </table:table-row>
        <table:table-row table:style-name="ro5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564418">
            <text:p>0.564418</text:p>
          </table:table-cell>
          <table:table-cell table:style-name="ce1" office:value-type="float" office:value="0.0332555">
            <text:p>0.0332555</text:p>
          </table:table-cell>
          <table:table-cell table:style-name="ce1" office:value-type="float" office:value="2.177361671">
            <text:p>2.177361671</text:p>
          </table:table-cell>
        </table:table-row>
        <table:table-row table:style-name="ro5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699607">
            <text:p>0.699607</text:p>
          </table:table-cell>
          <table:table-cell table:style-name="ce1" office:value-type="float" office:value="0.0477521">
            <text:p>0.0477521</text:p>
          </table:table-cell>
          <table:table-cell table:style-name="ce1" office:value-type="float" office:value="4.673162925">
            <text:p>4.673162925</text:p>
          </table:table-cell>
        </table:table-row>
        <table:table-row table:style-name="ro5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52765">
            <text:p>0.152765</text:p>
          </table:table-cell>
          <table:table-cell table:style-name="ce1" office:value-type="float" office:value="0.0045535">
            <text:p>0.0045535</text:p>
          </table:table-cell>
          <table:table-cell table:style-name="ce1" office:value-type="float" office:value="0.018662359">
            <text:p>0.018662359</text:p>
          </table:table-cell>
        </table:table-row>
        <table:table-row table:style-name="ro5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60354">
            <text:p>0.160354</text:p>
          </table:table-cell>
          <table:table-cell table:style-name="ce1" office:value-type="float" office:value="0.00505862">
            <text:p>0.00505862</text:p>
          </table:table-cell>
          <table:table-cell table:style-name="ce1" office:value-type="float" office:value="0.037648551">
            <text:p>0.037648551</text:p>
          </table:table-cell>
        </table:table-row>
        <table:table-row table:style-name="ro5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96556">
            <text:p>0.196556</text:p>
          </table:table-cell>
          <table:table-cell table:style-name="ce1" office:value-type="float" office:value="0.005229">
            <text:p>0.005229</text:p>
          </table:table-cell>
          <table:table-cell table:style-name="ce1" office:value-type="float" office:value="0.077459272">
            <text:p>0.077459272</text:p>
          </table:table-cell>
        </table:table-row>
        <table:table-row table:style-name="ro5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222003">
            <text:p>0.222003</text:p>
          </table:table-cell>
          <table:table-cell table:style-name="ce1" office:value-type="float" office:value="0.00606542">
            <text:p>0.00606542</text:p>
          </table:table-cell>
          <table:table-cell table:style-name="ce1" office:value-type="float" office:value="0.105581938">
            <text:p>0.105581938</text:p>
          </table:table-cell>
        </table:table-row>
        <table:table-row table:style-name="ro5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253835">
            <text:p>0.253835</text:p>
          </table:table-cell>
          <table:table-cell table:style-name="ce1" office:value-type="float" office:value="0.0086208">
            <text:p>0.0086208</text:p>
          </table:table-cell>
          <table:table-cell table:style-name="ce1" office:value-type="float" office:value="0.215964322">
            <text:p>0.215964322</text:p>
          </table:table-cell>
        </table:table-row>
        <table:table-row table:style-name="ro5">
          <table:table-cell table:style-name="ce1" office:value-type="float" office:value="65536">
            <text:p>65536</text:p>
          </table:table-cell>
          <table:table-cell table:number-columns-repeated="2" table:style-name="ce1" office:value-type="float" office:value="64">
            <text:p>6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01453">
            <text:p>0.301453</text:p>
          </table:table-cell>
          <table:table-cell table:style-name="ce1" office:value-type="float" office:value="0.011042">
            <text:p>0.011042</text:p>
          </table:table-cell>
          <table:table-cell table:style-name="ce1" office:value-type="float" office:value="0.350675298">
            <text:p>0.350675298</text:p>
          </table:table-cell>
        </table:table-row>
        <table:table-row table:style-name="ro5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65784">
            <text:p>0.365784</text:p>
          </table:table-cell>
          <table:table-cell table:style-name="ce1" office:value-type="float" office:value="0.0133337">
            <text:p>0.0133337</text:p>
          </table:table-cell>
          <table:table-cell table:style-name="ce1" office:value-type="float" office:value="0.606376943">
            <text:p>0.606376943</text:p>
          </table:table-cell>
        </table:table-row>
        <table:table-row table:style-name="ro5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445974">
            <text:p>0.445974</text:p>
          </table:table-cell>
          <table:table-cell table:style-name="ce1" office:value-type="float" office:value="0.0177567">
            <text:p>0.0177567</text:p>
          </table:table-cell>
          <table:table-cell table:style-name="ce1" office:value-type="float" office:value="0.990228993">
            <text:p>0.990228993</text:p>
          </table:table-cell>
        </table:table-row>
        <table:table-row table:style-name="ro5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564256">
            <text:p>0.564256</text:p>
          </table:table-cell>
          <table:table-cell table:style-name="ce1" office:value-type="float" office:value="0.0264947">
            <text:p>0.0264947</text:p>
          </table:table-cell>
          <table:table-cell table:style-name="ce1" office:value-type="float" office:value="2.509805835">
            <text:p>2.509805835</text:p>
          </table:table-cell>
        </table:table-row>
        <table:table-row table:style-name="ro5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692268">
            <text:p>0.692268</text:p>
          </table:table-cell>
          <table:table-cell table:style-name="ce1" office:value-type="float" office:value="0.0375014">
            <text:p>0.0375014</text:p>
          </table:table-cell>
          <table:table-cell table:style-name="ce1" office:value-type="float" office:value="3.923255496">
            <text:p>3.923255496</text:p>
          </table:table-cell>
        </table:table-row>
        <table:table-row table:style-name="ro5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67065">
            <text:p>0.167065</text:p>
          </table:table-cell>
          <table:table-cell table:style-name="ce1" office:value-type="float" office:value="0.00460749">
            <text:p>0.00460749</text:p>
          </table:table-cell>
          <table:table-cell table:style-name="ce1" office:value-type="float" office:value="0.037195137">
            <text:p>0.037195137</text:p>
          </table:table-cell>
        </table:table-row>
        <table:table-row table:style-name="ro5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82131">
            <text:p>0.182131</text:p>
          </table:table-cell>
          <table:table-cell table:style-name="ce1" office:value-type="float" office:value="0.00524144">
            <text:p>0.00524144</text:p>
          </table:table-cell>
          <table:table-cell table:style-name="ce1" office:value-type="float" office:value="0.076057233">
            <text:p>0.076057233</text:p>
          </table:table-cell>
        </table:table-row>
        <table:table-row table:style-name="ro5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98643">
            <text:p>0.198643</text:p>
          </table:table-cell>
          <table:table-cell table:style-name="ce1" office:value-type="float" office:value="0.0056837">
            <text:p>0.0056837</text:p>
          </table:table-cell>
          <table:table-cell table:style-name="ce1" office:value-type="float" office:value="0.102035919">
            <text:p>0.102035919</text:p>
          </table:table-cell>
        </table:table-row>
        <table:table-row table:style-name="ro5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248918">
            <text:p>0.248918</text:p>
          </table:table-cell>
          <table:table-cell table:style-name="ce1" office:value-type="float" office:value="0.0071601">
            <text:p>0.0071601</text:p>
          </table:table-cell>
          <table:table-cell table:style-name="ce1" office:value-type="float" office:value="0.168170719">
            <text:p>0.168170719</text:p>
          </table:table-cell>
        </table:table-row>
        <table:table-row table:style-name="ro5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286907">
            <text:p>0.286907</text:p>
          </table:table-cell>
          <table:table-cell table:style-name="ce1" office:value-type="float" office:value="0.0102404">
            <text:p>0.0102404</text:p>
          </table:table-cell>
          <table:table-cell table:style-name="ce1" office:value-type="float" office:value="0.353089185">
            <text:p>0.353089185</text:p>
          </table:table-cell>
        </table:table-row>
        <table:table-row table:style-name="ro5">
          <table:table-cell table:style-name="ce1" office:value-type="float" office:value="131072">
            <text:p>131072</text:p>
          </table:table-cell>
          <table:table-cell table:number-columns-repeated="2" table:style-name="ce1" office:value-type="float" office:value="128">
            <text:p>12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63776">
            <text:p>0.363776</text:p>
          </table:table-cell>
          <table:table-cell table:style-name="ce1" office:value-type="float" office:value="0.0110906">
            <text:p>0.0110906</text:p>
          </table:table-cell>
          <table:table-cell table:style-name="ce1" office:value-type="float" office:value="0.504527713">
            <text:p>0.504527713</text:p>
          </table:table-cell>
        </table:table-row>
        <table:table-row table:style-name="ro5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444449">
            <text:p>0.444449</text:p>
          </table:table-cell>
          <table:table-cell table:style-name="ce1" office:value-type="float" office:value="0.015148">
            <text:p>0.015148</text:p>
          </table:table-cell>
          <table:table-cell table:style-name="ce1" office:value-type="float" office:value="1.241787137">
            <text:p>1.241787137</text:p>
          </table:table-cell>
        </table:table-row>
        <table:table-row table:style-name="ro5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564256">
            <text:p>0.564256</text:p>
          </table:table-cell>
          <table:table-cell table:style-name="ce1" office:value-type="float" office:value="0.0233787">
            <text:p>0.0233787</text:p>
          </table:table-cell>
          <table:table-cell table:style-name="ce1" office:value-type="float" office:value="2.272480017">
            <text:p>2.272480017</text:p>
          </table:table-cell>
        </table:table-row>
        <table:table-row table:style-name="ro5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692268">
            <text:p>0.692268</text:p>
          </table:table-cell>
          <table:table-cell table:style-name="ce1" office:value-type="float" office:value="0.0338646">
            <text:p>0.0338646</text:p>
          </table:table-cell>
          <table:table-cell table:style-name="ce1" office:value-type="float" office:value="3.772122347">
            <text:p>3.772122347</text:p>
          </table:table-cell>
        </table:table-row>
        <table:table-row table:style-name="ro5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77363">
            <text:p>0.177363</text:p>
          </table:table-cell>
          <table:table-cell table:style-name="ce1" office:value-type="float" office:value="0.0131495">
            <text:p>0.0131495</text:p>
          </table:table-cell>
          <table:table-cell table:style-name="ce1" office:value-type="float" office:value="0.032695749">
            <text:p>0.032695749</text:p>
          </table:table-cell>
        </table:table-row>
        <table:table-row table:style-name="ro5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8281">
            <text:p>0.18281</text:p>
          </table:table-cell>
          <table:table-cell table:style-name="ce1" office:value-type="float" office:value="0.0136843">
            <text:p>0.0136843</text:p>
          </table:table-cell>
          <table:table-cell table:style-name="ce1" office:value-type="float" office:value="0.037985284">
            <text:p>0.037985284</text:p>
          </table:table-cell>
        </table:table-row>
        <table:table-row table:style-name="ro5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01331">
            <text:p>0.201331</text:p>
          </table:table-cell>
          <table:table-cell table:style-name="ce1" office:value-type="float" office:value="0.014401">
            <text:p>0.014401</text:p>
          </table:table-cell>
          <table:table-cell table:style-name="ce1" office:value-type="float" office:value="0.05103257">
            <text:p>0.05103257</text:p>
          </table:table-cell>
        </table:table-row>
        <table:table-row table:style-name="ro5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42057">
            <text:p>0.242057</text:p>
          </table:table-cell>
          <table:table-cell table:style-name="ce1" office:value-type="float" office:value="0.0159636">
            <text:p>0.0159636</text:p>
          </table:table-cell>
          <table:table-cell table:style-name="ce1" office:value-type="float" office:value="0.104820657">
            <text:p>0.104820657</text:p>
          </table:table-cell>
        </table:table-row>
        <table:table-row table:style-name="ro5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69063">
            <text:p>0.269063</text:p>
          </table:table-cell>
          <table:table-cell table:style-name="ce1" office:value-type="float" office:value="0.0179828">
            <text:p>0.0179828</text:p>
          </table:table-cell>
          <table:table-cell table:style-name="ce1" office:value-type="float" office:value="0.130653069">
            <text:p>0.130653069</text:p>
          </table:table-cell>
        </table:table-row>
        <table:table-row table:style-name="ro5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319565">
            <text:p>0.319565</text:p>
          </table:table-cell>
          <table:table-cell table:style-name="ce1" office:value-type="float" office:value="0.0187463">
            <text:p>0.0187463</text:p>
          </table:table-cell>
          <table:table-cell table:style-name="ce1" office:value-type="float" office:value="0.246970103">
            <text:p>0.246970103</text:p>
          </table:table-cell>
        </table:table-row>
        <table:table-row table:style-name="ro5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357083">
            <text:p>0.357083</text:p>
          </table:table-cell>
          <table:table-cell table:style-name="ce1" office:value-type="float" office:value="0.0245006">
            <text:p>0.0245006</text:p>
          </table:table-cell>
          <table:table-cell table:style-name="ce1" office:value-type="float" office:value="0.361176029">
            <text:p>0.361176029</text:p>
          </table:table-cell>
        </table:table-row>
        <table:table-row table:style-name="ro5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433905">
            <text:p>0.433905</text:p>
          </table:table-cell>
          <table:table-cell table:style-name="ce1" office:value-type="float" office:value="0.0338656">
            <text:p>0.0338656</text:p>
          </table:table-cell>
          <table:table-cell table:style-name="ce1" office:value-type="float" office:value="0.842812185">
            <text:p>0.842812185</text:p>
          </table:table-cell>
        </table:table-row>
        <table:table-row table:style-name="ro5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517662">
            <text:p>0.517662</text:p>
          </table:table-cell>
          <table:table-cell table:style-name="ce1" office:value-type="float" office:value="0.0419349">
            <text:p>0.0419349</text:p>
          </table:table-cell>
          <table:table-cell table:style-name="ce1" office:value-type="float" office:value="1.460155167">
            <text:p>1.460155167</text:p>
          </table:table-cell>
        </table:table-row>
        <table:table-row table:style-name="ro5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627996">
            <text:p>0.627996</text:p>
          </table:table-cell>
          <table:table-cell table:style-name="ce1" office:value-type="float" office:value="0.0641905">
            <text:p>0.0641905</text:p>
          </table:table-cell>
          <table:table-cell table:style-name="ce1" office:value-type="float" office:value="3.389080784">
            <text:p>3.389080784</text:p>
          </table:table-cell>
        </table:table-row>
        <table:table-row table:style-name="ro5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798059">
            <text:p>0.798059</text:p>
          </table:table-cell>
          <table:table-cell table:style-name="ce1" office:value-type="float" office:value="0.0878557">
            <text:p>0.0878557</text:p>
          </table:table-cell>
          <table:table-cell table:style-name="ce1" office:value-type="float" office:value="5.250809947">
            <text:p>5.250809947</text:p>
          </table:table-cell>
        </table:table-row>
        <table:table-row table:style-name="ro5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80686">
            <text:p>0.180686</text:p>
          </table:table-cell>
          <table:table-cell table:style-name="ce1" office:value-type="float" office:value="0.013344">
            <text:p>0.013344</text:p>
          </table:table-cell>
          <table:table-cell table:style-name="ce1" office:value-type="float" office:value="0.032718708">
            <text:p>0.032718708</text:p>
          </table:table-cell>
        </table:table-row>
        <table:table-row table:style-name="ro5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89065">
            <text:p>0.189065</text:p>
          </table:table-cell>
          <table:table-cell table:style-name="ce1" office:value-type="float" office:value="0.0140393">
            <text:p>0.0140393</text:p>
          </table:table-cell>
          <table:table-cell table:style-name="ce1" office:value-type="float" office:value="0.05054359">
            <text:p>0.05054359</text:p>
          </table:table-cell>
        </table:table-row>
        <table:table-row table:style-name="ro5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12911">
            <text:p>0.212911</text:p>
          </table:table-cell>
          <table:table-cell table:style-name="ce1" office:value-type="float" office:value="0.0149052">
            <text:p>0.0149052</text:p>
          </table:table-cell>
          <table:table-cell table:style-name="ce1" office:value-type="float" office:value="0.102584886">
            <text:p>0.102584886</text:p>
          </table:table-cell>
        </table:table-row>
        <table:table-row table:style-name="ro5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54354">
            <text:p>0.254354</text:p>
          </table:table-cell>
          <table:table-cell table:style-name="ce1" office:value-type="float" office:value="0.0166775">
            <text:p>0.0166775</text:p>
          </table:table-cell>
          <table:table-cell table:style-name="ce1" office:value-type="float" office:value="0.130444675">
            <text:p>0.130444675</text:p>
          </table:table-cell>
        </table:table-row>
        <table:table-row table:style-name="ro5">
          <table:table-cell table:style-name="ce1" office:value-type="float" office:value="32768">
            <text:p>32768</text:p>
          </table:table-cell>
          <table:table-cell table:number-columns-repeated="2"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88511">
            <text:p>0.288511</text:p>
          </table:table-cell>
          <table:table-cell table:style-name="ce1" office:value-type="float" office:value="0.0163829">
            <text:p>0.0163829</text:p>
          </table:table-cell>
          <table:table-cell table:style-name="ce1" office:value-type="float" office:value="0.242170635">
            <text:p>0.242170635</text:p>
          </table:table-cell>
        </table:table-row>
        <table:table-row table:style-name="ro5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341213">
            <text:p>0.341213</text:p>
          </table:table-cell>
          <table:table-cell table:style-name="ce1" office:value-type="float" office:value="0.0203021">
            <text:p>0.0203021</text:p>
          </table:table-cell>
          <table:table-cell table:style-name="ce1" office:value-type="float" office:value="0.360317611">
            <text:p>0.360317611</text:p>
          </table:table-cell>
        </table:table-row>
        <table:table-row table:style-name="ro5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401236">
            <text:p>0.401236</text:p>
          </table:table-cell>
          <table:table-cell table:style-name="ce1" office:value-type="float" office:value="0.0258486">
            <text:p>0.0258486</text:p>
          </table:table-cell>
          <table:table-cell table:style-name="ce1" office:value-type="float" office:value="0.559933334">
            <text:p>0.559933334</text:p>
          </table:table-cell>
        </table:table-row>
        <table:table-row table:style-name="ro5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458925">
            <text:p>0.458925</text:p>
          </table:table-cell>
          <table:table-cell table:style-name="ce1" office:value-type="float" office:value="0.0320047">
            <text:p>0.0320047</text:p>
          </table:table-cell>
          <table:table-cell table:style-name="ce1" office:value-type="float" office:value="1.293540536">
            <text:p>1.293540536</text:p>
          </table:table-cell>
        </table:table-row>
        <table:table-row table:style-name="ro5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578177">
            <text:p>0.578177</text:p>
          </table:table-cell>
          <table:table-cell table:style-name="ce1" office:value-type="float" office:value="0.0466156">
            <text:p>0.0466156</text:p>
          </table:table-cell>
          <table:table-cell table:style-name="ce1" office:value-type="float" office:value="2.640142073">
            <text:p>2.640142073</text:p>
          </table:table-cell>
        </table:table-row>
        <table:table-row table:style-name="ro5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705819">
            <text:p>0.705819</text:p>
          </table:table-cell>
          <table:table-cell table:style-name="ce1" office:value-type="float" office:value="0.0720106">
            <text:p>0.0720106</text:p>
          </table:table-cell>
          <table:table-cell table:style-name="ce1" office:value-type="float" office:value="4.874201405">
            <text:p>4.874201405</text:p>
          </table:table-cell>
        </table:table-row>
        <table:table-row table:style-name="ro5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86941">
            <text:p>0.186941</text:p>
          </table:table-cell>
          <table:table-cell table:style-name="ce1" office:value-type="float" office:value="0.013699">
            <text:p>0.013699</text:p>
          </table:table-cell>
          <table:table-cell table:style-name="ce1" office:value-type="float" office:value="0.05054359">
            <text:p>0.05054359</text:p>
          </table:table-cell>
        </table:table-row>
        <table:table-row table:style-name="ro5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198532">
            <text:p>0.198532</text:p>
          </table:table-cell>
          <table:table-cell table:style-name="ce1" office:value-type="float" office:value="0.01475">
            <text:p>0.01475</text:p>
          </table:table-cell>
          <table:table-cell table:style-name="ce1" office:value-type="float" office:value="0.101625732">
            <text:p>0.101625732</text:p>
          </table:table-cell>
        </table:table-row>
        <table:table-row table:style-name="ro5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2541">
            <text:p>0.22541</text:p>
          </table:table-cell>
          <table:table-cell table:style-name="ce1" office:value-type="float" office:value="0.0156191">
            <text:p>0.0156191</text:p>
          </table:table-cell>
          <table:table-cell table:style-name="ce1" office:value-type="float" office:value="0.128170143">
            <text:p>0.128170143</text:p>
          </table:table-cell>
        </table:table-row>
        <table:table-row table:style-name="ro5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6894">
            <text:p>0.26894</text:p>
          </table:table-cell>
          <table:table-cell table:style-name="ce1" office:value-type="float" office:value="0.0153844">
            <text:p>0.0153844</text:p>
          </table:table-cell>
          <table:table-cell table:style-name="ce1" office:value-type="float" office:value="0.246701701">
            <text:p>0.246701701</text:p>
          </table:table-cell>
        </table:table-row>
        <table:table-row table:style-name="ro5">
          <table:table-cell table:style-name="ce1" office:value-type="float" office:value="65536">
            <text:p>65536</text:p>
          </table:table-cell>
          <table:table-cell table:number-columns-repeated="2"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309062">
            <text:p>0.309062</text:p>
          </table:table-cell>
          <table:table-cell table:style-name="ce1" office:value-type="float" office:value="0.0181008">
            <text:p>0.0181008</text:p>
          </table:table-cell>
          <table:table-cell table:style-name="ce1" office:value-type="float" office:value="0.355436821">
            <text:p>0.355436821</text:p>
          </table:table-cell>
        </table:table-row>
        <table:table-row table:style-name="ro5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379665">
            <text:p>0.379665</text:p>
          </table:table-cell>
          <table:table-cell table:style-name="ce1" office:value-type="float" office:value="0.0224525">
            <text:p>0.0224525</text:p>
          </table:table-cell>
          <table:table-cell table:style-name="ce1" office:value-type="float" office:value="0.645075206">
            <text:p>0.645075206</text:p>
          </table:table-cell>
        </table:table-row>
        <table:table-row table:style-name="ro5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446158">
            <text:p>0.446158</text:p>
          </table:table-cell>
          <table:table-cell table:style-name="ce1" office:value-type="float" office:value="0.0261278">
            <text:p>0.0261278</text:p>
          </table:table-cell>
          <table:table-cell table:style-name="ce1" office:value-type="float" office:value="0.974443035">
            <text:p>0.974443035</text:p>
          </table:table-cell>
        </table:table-row>
        <table:table-row table:style-name="ro5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568326">
            <text:p>0.568326</text:p>
          </table:table-cell>
          <table:table-cell table:style-name="ce1" office:value-type="float" office:value="0.038594">
            <text:p>0.038594</text:p>
          </table:table-cell>
          <table:table-cell table:style-name="ce1" office:value-type="float" office:value="2.550639722">
            <text:p>2.550639722</text:p>
          </table:table-cell>
        </table:table-row>
        <table:table-row table:style-name="ro5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692843">
            <text:p>0.692843</text:p>
          </table:table-cell>
          <table:table-cell table:style-name="ce1" office:value-type="float" office:value="0.0531661">
            <text:p>0.0531661</text:p>
          </table:table-cell>
          <table:table-cell table:style-name="ce1" office:value-type="float" office:value="3.817456263">
            <text:p>3.817456263</text:p>
          </table:table-cell>
        </table:table-row>
        <table:table-row table:style-name="ro5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02278">
            <text:p>0.202278</text:p>
          </table:table-cell>
          <table:table-cell table:style-name="ce1" office:value-type="float" office:value="0.0139783">
            <text:p>0.0139783</text:p>
          </table:table-cell>
          <table:table-cell table:style-name="ce1" office:value-type="float" office:value="0.101566854">
            <text:p>0.101566854</text:p>
          </table:table-cell>
        </table:table-row>
        <table:table-row table:style-name="ro5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15444">
            <text:p>0.215444</text:p>
          </table:table-cell>
          <table:table-cell table:style-name="ce1" office:value-type="float" office:value="0.0151832">
            <text:p>0.0151832</text:p>
          </table:table-cell>
          <table:table-cell table:style-name="ce1" office:value-type="float" office:value="0.146525971">
            <text:p>0.146525971</text:p>
          </table:table-cell>
        </table:table-row>
        <table:table-row table:style-name="ro5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49319">
            <text:p>0.249319</text:p>
          </table:table-cell>
          <table:table-cell table:style-name="ce1" office:value-type="float" office:value="0.0144266">
            <text:p>0.0144266</text:p>
          </table:table-cell>
          <table:table-cell table:style-name="ce1" office:value-type="float" office:value="0.205292678">
            <text:p>0.205292678</text:p>
          </table:table-cell>
        </table:table-row>
        <table:table-row table:style-name="ro5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95553">
            <text:p>0.295553</text:p>
          </table:table-cell>
          <table:table-cell table:style-name="ce1" office:value-type="float" office:value="0.0173911">
            <text:p>0.0173911</text:p>
          </table:table-cell>
          <table:table-cell table:style-name="ce1" office:value-type="float" office:value="0.421918943">
            <text:p>0.421918943</text:p>
          </table:table-cell>
        </table:table-row>
        <table:table-row table:style-name="ro5">
          <table:table-cell table:style-name="ce1" office:value-type="float" office:value="131072">
            <text:p>131072</text:p>
          </table:table-cell>
          <table:table-cell table:number-columns-repeated="2"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363296">
            <text:p>0.363296</text:p>
          </table:table-cell>
          <table:table-cell table:style-name="ce1" office:value-type="float" office:value="0.0196859">
            <text:p>0.0196859</text:p>
          </table:table-cell>
          <table:table-cell table:style-name="ce1" office:value-type="float" office:value="0.636104635">
            <text:p>0.636104635</text:p>
          </table:table-cell>
        </table:table-row>
        <table:table-row table:style-name="ro5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445288">
            <text:p>0.445288</text:p>
          </table:table-cell>
          <table:table-cell table:style-name="ce1" office:value-type="float" office:value="0.0219257">
            <text:p>0.0219257</text:p>
          </table:table-cell>
          <table:table-cell table:style-name="ce1" office:value-type="float" office:value="1.271603013">
            <text:p>1.271603013</text:p>
          </table:table-cell>
        </table:table-row>
        <table:table-row table:style-name="ro5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565223">
            <text:p>0.565223</text:p>
          </table:table-cell>
          <table:table-cell table:style-name="ce1" office:value-type="float" office:value="0.0327253">
            <text:p>0.0327253</text:p>
          </table:table-cell>
          <table:table-cell table:style-name="ce1" office:value-type="float" office:value="2.297538529">
            <text:p>2.297538529</text:p>
          </table:table-cell>
        </table:table-row>
        <table:table-row table:style-name="ro5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692843">
            <text:p>0.692843</text:p>
          </table:table-cell>
          <table:table-cell table:style-name="ce1" office:value-type="float" office:value="0.0458644">
            <text:p>0.0458644</text:p>
          </table:table-cell>
          <table:table-cell table:style-name="ce1" office:value-type="float" office:value="3.817119626">
            <text:p>3.817119626</text:p>
          </table:table-cell>
        </table:table-row>
        <table:table-row table:style-name="ro5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73252">
            <text:p>0.173252</text:p>
          </table:table-cell>
          <table:table-cell table:style-name="ce1" office:value-type="float" office:value="0.00739022">
            <text:p>0.00739022</text:p>
          </table:table-cell>
          <table:table-cell table:style-name="ce1" office:value-type="float" office:value="0.003939615">
            <text:p>0.003939615</text:p>
          </table:table-cell>
        </table:table-row>
        <table:table-row table:style-name="ro5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75761">
            <text:p>0.175761</text:p>
          </table:table-cell>
          <table:table-cell table:style-name="ce1" office:value-type="float" office:value="0.013481">
            <text:p>0.013481</text:p>
          </table:table-cell>
          <table:table-cell table:style-name="ce1" office:value-type="float" office:value="0.007713456">
            <text:p>0.007713456</text:p>
          </table:table-cell>
        </table:table-row>
        <table:table-row table:style-name="ro5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87509">
            <text:p>0.187509</text:p>
          </table:table-cell>
          <table:table-cell table:style-name="ce1" office:value-type="float" office:value="0.029882">
            <text:p>0.029882</text:p>
          </table:table-cell>
          <table:table-cell table:style-name="ce1" office:value-type="float" office:value="0.013056153">
            <text:p>0.013056153</text:p>
          </table:table-cell>
        </table:table-row>
        <table:table-row table:style-name="ro5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94804">
            <text:p>0.194804</text:p>
          </table:table-cell>
          <table:table-cell table:style-name="ce1" office:value-type="float" office:value="0.0542674">
            <text:p>0.0542674</text:p>
          </table:table-cell>
          <table:table-cell table:style-name="ce1" office:value-type="float" office:value="0.031682341">
            <text:p>0.031682341</text:p>
          </table:table-cell>
        </table:table-row>
        <table:table-row table:style-name="ro5">
          <table:table-cell table:style-name="ce1" office:value-type="float" office:value="16384">
            <text:p>16384</text:p>
          </table:table-cell>
          <table:table-cell table:number-columns-repeated="2" table:style-name="ce1" office:value-type="float" office:value="16">
            <text:p>16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211561">
            <text:p>0.211561</text:p>
          </table:table-cell>
          <table:table-cell table:style-name="ce1" office:value-type="float" office:value="0.109251">
            <text:p>0.109251</text:p>
          </table:table-cell>
          <table:table-cell table:style-name="ce1" office:value-type="float" office:value="0.046976222">
            <text:p>0.046976222</text:p>
          </table:table-cell>
        </table:table-row>
        <table:table-row table:style-name="ro5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225912">
            <text:p>0.225912</text:p>
          </table:table-cell>
          <table:table-cell table:style-name="ce1" office:value-type="float" office:value="0.206177">
            <text:p>0.206177</text:p>
          </table:table-cell>
          <table:table-cell table:style-name="ce1" office:value-type="float" office:value="0.122491511">
            <text:p>0.122491511</text:p>
          </table:table-cell>
        </table:table-row>
        <table:table-row table:style-name="ro5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274551">
            <text:p>0.274551</text:p>
          </table:table-cell>
          <table:table-cell table:style-name="ce1" office:value-type="float" office:value="0.354736">
            <text:p>0.354736</text:p>
          </table:table-cell>
          <table:table-cell table:style-name="ce1" office:value-type="float" office:value="0.207150254">
            <text:p>0.207150254</text:p>
          </table:table-cell>
        </table:table-row>
        <table:table-row table:style-name="ro5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313061">
            <text:p>0.313061</text:p>
          </table:table-cell>
          <table:table-cell table:style-name="ce1" office:value-type="float" office:value="0.697576">
            <text:p>0.697576</text:p>
          </table:table-cell>
          <table:table-cell table:style-name="ce1" office:value-type="float" office:value="0.389018599">
            <text:p>0.389018599</text:p>
          </table:table-cell>
        </table:table-row>
        <table:table-row table:style-name="ro5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401329">
            <text:p>0.401329</text:p>
          </table:table-cell>
          <table:table-cell table:style-name="ce1" office:value-type="float" office:value="1.26868">
            <text:p>1.26868</text:p>
          </table:table-cell>
          <table:table-cell table:style-name="ce1" office:value-type="float" office:value="0.766857492">
            <text:p>0.766857492</text:p>
          </table:table-cell>
        </table:table-row>
        <table:table-row table:style-name="ro5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475728">
            <text:p>0.475728</text:p>
          </table:table-cell>
          <table:table-cell table:style-name="ce1" office:value-type="float" office:value="2.53227">
            <text:p>2.53227</text:p>
          </table:table-cell>
          <table:table-cell table:style-name="ce1" office:value-type="float" office:value="1.563662105">
            <text:p>1.563662105</text:p>
          </table:table-cell>
        </table:table-row>
        <table:table-row table:style-name="ro5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676991">
            <text:p>0.676991</text:p>
          </table:table-cell>
          <table:table-cell table:style-name="ce1" office:value-type="float" office:value="4.8132">
            <text:p>4.8132</text:p>
          </table:table-cell>
          <table:table-cell table:style-name="ce1" office:value-type="float" office:value="2.839257374">
            <text:p>2.839257374</text:p>
          </table:table-cell>
        </table:table-row>
        <table:table-row table:style-name="ro5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55484">
            <text:p>0.155484</text:p>
          </table:table-cell>
          <table:table-cell table:style-name="ce1" office:value-type="float" office:value="0.00513759">
            <text:p>0.00513759</text:p>
          </table:table-cell>
          <table:table-cell table:style-name="ce1" office:value-type="float" office:value="0.003939615">
            <text:p>0.003939615</text:p>
          </table:table-cell>
        </table:table-row>
        <table:table-row table:style-name="ro5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76515">
            <text:p>0.176515</text:p>
          </table:table-cell>
          <table:table-cell table:style-name="ce1" office:value-type="float" office:value="0.00757455">
            <text:p>0.00757455</text:p>
          </table:table-cell>
          <table:table-cell table:style-name="ce1" office:value-type="float" office:value="0.007713456">
            <text:p>0.007713456</text:p>
          </table:table-cell>
        </table:table-row>
        <table:table-row table:style-name="ro5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82948">
            <text:p>0.182948</text:p>
          </table:table-cell>
          <table:table-cell table:style-name="ce1" office:value-type="float" office:value="0.0136763">
            <text:p>0.0136763</text:p>
          </table:table-cell>
          <table:table-cell table:style-name="ce1" office:value-type="float" office:value="0.016666697">
            <text:p>0.016666697</text:p>
          </table:table-cell>
        </table:table-row>
        <table:table-row table:style-name="ro5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98581">
            <text:p>0.198581</text:p>
          </table:table-cell>
          <table:table-cell table:style-name="ce1" office:value-type="float" office:value="0.0300901">
            <text:p>0.0300901</text:p>
          </table:table-cell>
          <table:table-cell table:style-name="ce1" office:value-type="float" office:value="0.033495376">
            <text:p>0.033495376</text:p>
          </table:table-cell>
        </table:table-row>
        <table:table-row table:style-name="ro5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205608">
            <text:p>0.205608</text:p>
          </table:table-cell>
          <table:table-cell table:style-name="ce1" office:value-type="float" office:value="0.0550464">
            <text:p>0.0550464</text:p>
          </table:table-cell>
          <table:table-cell table:style-name="ce1" office:value-type="float" office:value="0.063446019">
            <text:p>0.063446019</text:p>
          </table:table-cell>
        </table:table-row>
        <table:table-row table:style-name="ro5">
          <table:table-cell table:style-name="ce1" office:value-type="float" office:value="32768">
            <text:p>32768</text:p>
          </table:table-cell>
          <table:table-cell table:number-columns-repeated="2" table:style-name="ce1" office:value-type="float" office:value="32">
            <text:p>32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22474">
            <text:p>0.22474</text:p>
          </table:table-cell>
          <table:table-cell table:style-name="ce1" office:value-type="float" office:value="0.112242">
            <text:p>0.112242</text:p>
          </table:table-cell>
          <table:table-cell table:style-name="ce1" office:value-type="float" office:value="0.122491511">
            <text:p>0.122491511</text:p>
          </table:table-cell>
        </table:table-row>
        <table:table-row table:style-name="ro5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276281">
            <text:p>0.276281</text:p>
          </table:table-cell>
          <table:table-cell table:style-name="ce1" office:value-type="float" office:value="0.186587">
            <text:p>0.186587</text:p>
          </table:table-cell>
          <table:table-cell table:style-name="ce1" office:value-type="float" office:value="0.21083485">
            <text:p>0.21083485</text:p>
          </table:table-cell>
        </table:table-row>
        <table:table-row table:style-name="ro5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322486">
            <text:p>0.322486</text:p>
          </table:table-cell>
          <table:table-cell table:style-name="ce1" office:value-type="float" office:value="0.356837">
            <text:p>0.356837</text:p>
          </table:table-cell>
          <table:table-cell table:style-name="ce1" office:value-type="float" office:value="0.524545863">
            <text:p>0.524545863</text:p>
          </table:table-cell>
        </table:table-row>
        <table:table-row table:style-name="ro5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396009">
            <text:p>0.396009</text:p>
          </table:table-cell>
          <table:table-cell table:style-name="ce1" office:value-type="float" office:value="0.652443">
            <text:p>0.652443</text:p>
          </table:table-cell>
          <table:table-cell table:style-name="ce1" office:value-type="float" office:value="0.766857492">
            <text:p>0.766857492</text:p>
          </table:table-cell>
        </table:table-row>
        <table:table-row table:style-name="ro5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475728">
            <text:p>0.475728</text:p>
          </table:table-cell>
          <table:table-cell table:style-name="ce1" office:value-type="float" office:value="1.30126">
            <text:p>1.30126</text:p>
          </table:table-cell>
          <table:table-cell table:style-name="ce1" office:value-type="float" office:value="1.563662105">
            <text:p>1.563662105</text:p>
          </table:table-cell>
        </table:table-row>
        <table:table-row table:style-name="ro5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588474">
            <text:p>0.588474</text:p>
          </table:table-cell>
          <table:table-cell table:style-name="ce1" office:value-type="float" office:value="2.54836">
            <text:p>2.54836</text:p>
          </table:table-cell>
          <table:table-cell table:style-name="ce1" office:value-type="float" office:value="3.063115526">
            <text:p>3.063115526</text:p>
          </table:table-cell>
        </table:table-row>
        <table:table-row table:style-name="ro5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45983">
            <text:p>0.145983</text:p>
          </table:table-cell>
          <table:table-cell table:style-name="ce1" office:value-type="float" office:value="0.00400642">
            <text:p>0.00400642</text:p>
          </table:table-cell>
          <table:table-cell table:style-name="ce1" office:value-type="float" office:value="0.003939615">
            <text:p>0.003939615</text:p>
          </table:table-cell>
        </table:table-row>
        <table:table-row table:style-name="ro5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61001">
            <text:p>0.161001</text:p>
          </table:table-cell>
          <table:table-cell table:style-name="ce1" office:value-type="float" office:value="0.00531245">
            <text:p>0.00531245</text:p>
          </table:table-cell>
          <table:table-cell table:style-name="ce1" office:value-type="float" office:value="0.010753381">
            <text:p>0.010753381</text:p>
          </table:table-cell>
        </table:table-row>
        <table:table-row table:style-name="ro5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84206">
            <text:p>0.184206</text:p>
          </table:table-cell>
          <table:table-cell table:style-name="ce1" office:value-type="float" office:value="0.00774623">
            <text:p>0.00774623</text:p>
          </table:table-cell>
          <table:table-cell table:style-name="ce1" office:value-type="float" office:value="0.016666697">
            <text:p>0.016666697</text:p>
          </table:table-cell>
        </table:table-row>
        <table:table-row table:style-name="ro5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90892">
            <text:p>0.190892</text:p>
          </table:table-cell>
          <table:table-cell table:style-name="ce1" office:value-type="float" office:value="0.0143472">
            <text:p>0.0143472</text:p>
          </table:table-cell>
          <table:table-cell table:style-name="ce1" office:value-type="float" office:value="0.032065054">
            <text:p>0.032065054</text:p>
          </table:table-cell>
        </table:table-row>
        <table:table-row table:style-name="ro5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20783">
            <text:p>0.20783</text:p>
          </table:table-cell>
          <table:table-cell table:style-name="ce1" office:value-type="float" office:value="0.0310525">
            <text:p>0.0310525</text:p>
          </table:table-cell>
          <table:table-cell table:style-name="ce1" office:value-type="float" office:value="0.063446019">
            <text:p>0.063446019</text:p>
          </table:table-cell>
        </table:table-row>
        <table:table-row table:style-name="ro5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217214">
            <text:p>0.217214</text:p>
          </table:table-cell>
          <table:table-cell table:style-name="ce1" office:value-type="float" office:value="0.0584626">
            <text:p>0.0584626</text:p>
          </table:table-cell>
          <table:table-cell table:style-name="ce1" office:value-type="float" office:value="0.126758073">
            <text:p>0.126758073</text:p>
          </table:table-cell>
        </table:table-row>
        <table:table-row table:style-name="ro5">
          <table:table-cell table:style-name="ce1" office:value-type="float" office:value="65536">
            <text:p>65536</text:p>
          </table:table-cell>
          <table:table-cell table:number-columns-repeated="2" table:style-name="ce1" office:value-type="float" office:value="64">
            <text:p>64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267214">
            <text:p>0.267214</text:p>
          </table:table-cell>
          <table:table-cell table:style-name="ce1" office:value-type="float" office:value="0.0974412">
            <text:p>0.0974412</text:p>
          </table:table-cell>
          <table:table-cell table:style-name="ce1" office:value-type="float" office:value="0.193182633">
            <text:p>0.193182633</text:p>
          </table:table-cell>
        </table:table-row>
        <table:table-row table:style-name="ro5">
          <table:table-cell table:style-name="ce1" office:value-type="float" office:value="131072">
            <text:p>131072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361203">
            <text:p>0.361203</text:p>
          </table:table-cell>
          <table:table-cell table:style-name="ce1" office:value-type="float" office:value="0.169183">
            <text:p>0.169183</text:p>
          </table:table-cell>
          <table:table-cell table:style-name="ce1" office:value-type="float" office:value="0.422683648">
            <text:p>0.422683648</text:p>
          </table:table-cell>
        </table:table-row>
        <table:table-row table:style-name="ro5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392598">
            <text:p>0.392598</text:p>
          </table:table-cell>
          <table:table-cell table:style-name="ce1" office:value-type="float" office:value="0.343811">
            <text:p>0.343811</text:p>
          </table:table-cell>
          <table:table-cell table:style-name="ce1" office:value-type="float" office:value="0.766857492">
            <text:p>0.766857492</text:p>
          </table:table-cell>
        </table:table-row>
        <table:table-row table:style-name="ro5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475728">
            <text:p>0.475728</text:p>
          </table:table-cell>
          <table:table-cell table:style-name="ce1" office:value-type="float" office:value="0.685021">
            <text:p>0.685021</text:p>
          </table:table-cell>
          <table:table-cell table:style-name="ce1" office:value-type="float" office:value="1.563662105">
            <text:p>1.563662105</text:p>
          </table:table-cell>
        </table:table-row>
        <table:table-row table:style-name="ro5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588474">
            <text:p>0.588474</text:p>
          </table:table-cell>
          <table:table-cell table:style-name="ce1" office:value-type="float" office:value="1.31735">
            <text:p>1.31735</text:p>
          </table:table-cell>
          <table:table-cell table:style-name="ce1" office:value-type="float" office:value="3.063115526">
            <text:p>3.063115526</text:p>
          </table:table-cell>
        </table:table-row>
        <table:table-row table:style-name="ro5">
          <table:table-cell table:style-name="ce1" office:value-type="float" office:value="1024">
            <text:p>10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8">
            <text:p>128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40136">
            <text:p>0.140136</text:p>
          </table:table-cell>
          <table:table-cell table:style-name="ce1" office:value-type="float" office:value="0.00347392">
            <text:p>0.00347392</text:p>
          </table:table-cell>
          <table:table-cell table:style-name="ce1" office:value-type="float" office:value="0.003939615">
            <text:p>0.003939615</text:p>
          </table:table-cell>
        </table:table-row>
        <table:table-row table:style-name="ro5">
          <table:table-cell table:style-name="ce1" office:value-type="float" office:value="2048">
            <text:p>20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8">
            <text:p>128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515">
            <text:p>0.1515</text:p>
          </table:table-cell>
          <table:table-cell table:style-name="ce1" office:value-type="float" office:value="0.00418127">
            <text:p>0.00418127</text:p>
          </table:table-cell>
          <table:table-cell table:style-name="ce1" office:value-type="float" office:value="0.010753381">
            <text:p>0.010753381</text:p>
          </table:table-cell>
        </table:table-row>
        <table:table-row table:style-name="ro5">
          <table:table-cell table:style-name="ce1" office:value-type="float" office:value="4096">
            <text:p>409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8">
            <text:p>128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64487">
            <text:p>0.164487</text:p>
          </table:table-cell>
          <table:table-cell table:style-name="ce1" office:value-type="float" office:value="0.0057077">
            <text:p>0.0057077</text:p>
          </table:table-cell>
          <table:table-cell table:style-name="ce1" office:value-type="float" office:value="0.015836914">
            <text:p>0.015836914</text:p>
          </table:table-cell>
        </table:table-row>
        <table:table-row table:style-name="ro5">
          <table:table-cell table:style-name="ce1" office:value-type="float" office:value="8192">
            <text:p>819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8">
            <text:p>128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193098">
            <text:p>0.193098</text:p>
          </table:table-cell>
          <table:table-cell table:style-name="ce1" office:value-type="float" office:value="0.00835191">
            <text:p>0.00835191</text:p>
          </table:table-cell>
          <table:table-cell table:style-name="ce1" office:value-type="float" office:value="0.045142853">
            <text:p>0.045142853</text:p>
          </table:table-cell>
        </table:table-row>
        <table:table-row table:style-name="ro5">
          <table:table-cell table:style-name="ce1" office:value-type="float" office:value="16384">
            <text:p>1638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28">
            <text:p>128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200729">
            <text:p>0.200729</text:p>
          </table:table-cell>
          <table:table-cell table:style-name="ce1" office:value-type="float" office:value="0.0150466">
            <text:p>0.0150466</text:p>
          </table:table-cell>
          <table:table-cell table:style-name="ce1" office:value-type="float" office:value="0.063446019">
            <text:p>0.063446019</text:p>
          </table:table-cell>
        </table:table-row>
        <table:table-row table:style-name="ro5">
          <table:table-cell table:style-name="ce1" office:value-type="float" office:value="32768">
            <text:p>3276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28">
            <text:p>128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244227">
            <text:p>0.244227</text:p>
          </table:table-cell>
          <table:table-cell table:style-name="ce1" office:value-type="float" office:value="0.0260512">
            <text:p>0.0260512</text:p>
          </table:table-cell>
          <table:table-cell table:style-name="ce1" office:value-type="float" office:value="0.127539801">
            <text:p>0.127539801</text:p>
          </table:table-cell>
        </table:table-row>
        <table:table-row table:style-name="ro5">
          <table:table-cell table:style-name="ce1" office:value-type="float" office:value="65536">
            <text:p>6553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28">
            <text:p>128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283145">
            <text:p>0.283145</text:p>
          </table:table-cell>
          <table:table-cell table:style-name="ce1" office:value-type="float" office:value="0.0524765">
            <text:p>0.0524765</text:p>
          </table:table-cell>
          <table:table-cell table:style-name="ce1" office:value-type="float" office:value="0.258973358">
            <text:p>0.258973358</text:p>
          </table:table-cell>
        </table:table-row>
        <table:table-row table:style-name="ro5">
          <table:table-cell table:style-name="ce1" office:value-type="float" office:value="131072">
            <text:p>131072</text:p>
          </table:table-cell>
          <table:table-cell table:number-columns-repeated="2" table:style-name="ce1" office:value-type="float" office:value="128">
            <text:p>128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359896">
            <text:p>0.359896</text:p>
          </table:table-cell>
          <table:table-cell table:style-name="ce1" office:value-type="float" office:value="0.0918785">
            <text:p>0.0918785</text:p>
          </table:table-cell>
          <table:table-cell table:style-name="ce1" office:value-type="float" office:value="0.422683648">
            <text:p>0.422683648</text:p>
          </table:table-cell>
        </table:table-row>
        <table:table-row table:style-name="ro5">
          <table:table-cell table:style-name="ce1" office:value-type="float" office:value="262144">
            <text:p>262144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128">
            <text:p>128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387463">
            <text:p>0.387463</text:p>
          </table:table-cell>
          <table:table-cell table:style-name="ce1" office:value-type="float" office:value="0.182035">
            <text:p>0.182035</text:p>
          </table:table-cell>
          <table:table-cell table:style-name="ce1" office:value-type="float" office:value="0.766857492">
            <text:p>0.766857492</text:p>
          </table:table-cell>
        </table:table-row>
        <table:table-row table:style-name="ro5">
          <table:table-cell table:style-name="ce1" office:value-type="float" office:value="524288">
            <text:p>524288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128">
            <text:p>128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501654">
            <text:p>0.501654</text:p>
          </table:table-cell>
          <table:table-cell table:style-name="ce1" office:value-type="float" office:value="0.352188">
            <text:p>0.352188</text:p>
          </table:table-cell>
          <table:table-cell table:style-name="ce1" office:value-type="float" office:value="1.525633506">
            <text:p>1.525633506</text:p>
          </table:table-cell>
        </table:table-row>
        <table:table-row table:style-name="ro5">
          <table:table-cell table:style-name="ce1" office:value-type="float" office:value="1048576">
            <text:p>1048576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28">
            <text:p>128</text:p>
          </table:table-cell>
          <table:table-cell table:style-name="ce1" office:value-type="string">
            <text:p><text:s/>FA</text:p>
          </table:table-cell>
          <table:table-cell table:style-name="ce1" office:value-type="float" office:value="0.588474">
            <text:p>0.588474</text:p>
          </table:table-cell>
          <table:table-cell table:style-name="ce1" office:value-type="float" office:value="0.70111">
            <text:p>0.70111</text:p>
          </table:table-cell>
          <table:table-cell table:style-name="ce1" office:value-type="float" office:value="3.063115526">
            <text:p>3.063115526</text:p>
          </table:table-cell>
        </table:table-row>
        <table:table-row table:style-name="ro3" table:number-rows-repeated="25">
          <table:table-cell table:style-name="ce1" table:number-columns-repeated="7"/>
        </table:table-row>
        <table:table-row table:style-name="ro3" table:number-rows-repeated="1048339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4" table:style-name="ta2">
        <office:forms form:automatic-focus="false" form:apply-design-mode="false"/>
        <table:table-column table:style-name="co2" table:number-columns-repeated="7" table:default-cell-style-name="ce1"/>
        <table:table-row table:style-name="ro4">
          <table:table-cell office:value-type="string">
            <text:p>Cache Size(bytes)</text:p>
          </table:table-cell>
          <table:table-cell office:value-type="string">
            <text:p><text:s/>Cache Size(kb)</text:p>
          </table:table-cell>
          <table:table-cell office:value-type="string">
            <text:p><text:s/>Block Size(bytes)</text:p>
          </table:table-cell>
          <table:table-cell office:value-type="string">
            <text:p><text:s/>Associativity</text:p>
          </table:table-cell>
          <table:table-cell office:value-type="string">
            <text:p><text:s/>Access Time(ns)</text:p>
          </table:table-cell>
          <table:table-cell office:value-type="string">
            <text:p><text:s/>Energy Per Access(nJ)</text:p>
          </table:table-cell>
          <table:table-cell office:value-type="string">
            <text:p><text:s/>Area(mm*mm)</text:p>
          </table:table-cell>
        </table:table-row>
        <table:table-row table:style-name="ro5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148551">
            <text:p>0.148551</text:p>
          </table:table-cell>
          <table:table-cell office:value-type="float" office:value="0.00441801">
            <text:p>0.00441801</text:p>
          </table:table-cell>
          <table:table-cell office:value-type="float" office:value="0.015114948">
            <text:p>0.015114948</text:p>
          </table:table-cell>
        </table:table-row>
        <table:table-row table:style-name="ro5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170128">
            <text:p>0.170128</text:p>
          </table:table-cell>
          <table:table-cell office:value-type="float" office:value="0.00476208">
            <text:p>0.00476208</text:p>
          </table:table-cell>
          <table:table-cell office:value-type="float" office:value="0.018578171">
            <text:p>0.018578171</text:p>
          </table:table-cell>
        </table:table-row>
        <table:table-row table:style-name="ro5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200677">
            <text:p>0.200677</text:p>
          </table:table-cell>
          <table:table-cell office:value-type="float" office:value="0.00568933">
            <text:p>0.00568933</text:p>
          </table:table-cell>
          <table:table-cell office:value-type="float" office:value="0.039262025">
            <text:p>0.039262025</text:p>
          </table:table-cell>
        </table:table-row>
        <table:table-row table:style-name="ro5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229049">
            <text:p>0.229049</text:p>
          </table:table-cell>
          <table:table-cell office:value-type="float" office:value="0.00671075">
            <text:p>0.00671075</text:p>
          </table:table-cell>
          <table:table-cell office:value-type="float" office:value="0.066547302">
            <text:p>0.066547302</text:p>
          </table:table-cell>
        </table:table-row>
        <table:table-row table:style-name="ro5">
          <table:table-cell office:value-type="float" office:value="16384">
            <text:p>16384</text:p>
          </table:table-cell>
          <table:table-cell table:number-columns-repeated="2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253766">
            <text:p>0.253766</text:p>
          </table:table-cell>
          <table:table-cell office:value-type="float" office:value="0.00875186">
            <text:p>0.00875186</text:p>
          </table:table-cell>
          <table:table-cell office:value-type="float" office:value="0.116884041">
            <text:p>0.116884041</text:p>
          </table:table-cell>
        </table:table-row>
        <table:table-row table:style-name="ro5">
          <table:table-cell office:value-type="float" office:value="32768">
            <text:p>3276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299459">
            <text:p>0.299459</text:p>
          </table:table-cell>
          <table:table-cell office:value-type="float" office:value="0.0122677">
            <text:p>0.0122677</text:p>
          </table:table-cell>
          <table:table-cell office:value-type="float" office:value="0.179354275">
            <text:p>0.179354275</text:p>
          </table:table-cell>
        </table:table-row>
        <table:table-row table:style-name="ro5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349491">
            <text:p>0.349491</text:p>
          </table:table-cell>
          <table:table-cell office:value-type="float" office:value="0.0149277">
            <text:p>0.0149277</text:p>
          </table:table-cell>
          <table:table-cell office:value-type="float" office:value="0.35633163">
            <text:p>0.35633163</text:p>
          </table:table-cell>
        </table:table-row>
        <table:table-row table:style-name="ro5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410987">
            <text:p>0.410987</text:p>
          </table:table-cell>
          <table:table-cell office:value-type="float" office:value="0.0199046">
            <text:p>0.0199046</text:p>
          </table:table-cell>
          <table:table-cell office:value-type="float" office:value="0.8660032">
            <text:p>0.8660032</text:p>
          </table:table-cell>
        </table:table-row>
        <table:table-row table:style-name="ro5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493179">
            <text:p>0.493179</text:p>
          </table:table-cell>
          <table:table-cell office:value-type="float" office:value="0.0288358">
            <text:p>0.0288358</text:p>
          </table:table-cell>
          <table:table-cell office:value-type="float" office:value="1.251715859">
            <text:p>1.251715859</text:p>
          </table:table-cell>
        </table:table-row>
        <table:table-row table:style-name="ro5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61652">
            <text:p>0.61652</text:p>
          </table:table-cell>
          <table:table-cell office:value-type="float" office:value="0.0431207">
            <text:p>0.0431207</text:p>
          </table:table-cell>
          <table:table-cell office:value-type="float" office:value="3.262423809">
            <text:p>3.262423809</text:p>
          </table:table-cell>
        </table:table-row>
        <table:table-row table:style-name="ro5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.762502">
            <text:p>0.762502</text:p>
          </table:table-cell>
          <table:table-cell office:value-type="float" office:value="0.0595408">
            <text:p>0.0595408</text:p>
          </table:table-cell>
          <table:table-cell office:value-type="float" office:value="4.772690982">
            <text:p>4.772690982</text:p>
          </table:table-cell>
        </table:table-row>
        <table:table-row table:style-name="ro5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14682">
            <text:p>0.14682</text:p>
          </table:table-cell>
          <table:table-cell office:value-type="float" office:value="0.00427425">
            <text:p>0.00427425</text:p>
          </table:table-cell>
          <table:table-cell office:value-type="float" office:value="0.015114948">
            <text:p>0.015114948</text:p>
          </table:table-cell>
        </table:table-row>
        <table:table-row table:style-name="ro5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154496">
            <text:p>0.154496</text:p>
          </table:table-cell>
          <table:table-cell office:value-type="float" office:value="0.00469726">
            <text:p>0.00469726</text:p>
          </table:table-cell>
          <table:table-cell office:value-type="float" office:value="0.018662359">
            <text:p>0.018662359</text:p>
          </table:table-cell>
        </table:table-row>
        <table:table-row table:style-name="ro5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185685">
            <text:p>0.185685</text:p>
          </table:table-cell>
          <table:table-cell office:value-type="float" office:value="0.00474883">
            <text:p>0.00474883</text:p>
          </table:table-cell>
          <table:table-cell office:value-type="float" office:value="0.037640553">
            <text:p>0.037640553</text:p>
          </table:table-cell>
        </table:table-row>
        <table:table-row table:style-name="ro5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211173">
            <text:p>0.211173</text:p>
          </table:table-cell>
          <table:table-cell office:value-type="float" office:value="0.00618764">
            <text:p>0.00618764</text:p>
          </table:table-cell>
          <table:table-cell office:value-type="float" office:value="0.068434156">
            <text:p>0.068434156</text:p>
          </table:table-cell>
        </table:table-row>
        <table:table-row table:style-name="ro5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233936">
            <text:p>0.233936</text:p>
          </table:table-cell>
          <table:table-cell office:value-type="float" office:value="0.00731541">
            <text:p>0.00731541</text:p>
          </table:table-cell>
          <table:table-cell office:value-type="float" office:value="0.105941693">
            <text:p>0.105941693</text:p>
          </table:table-cell>
        </table:table-row>
        <table:table-row table:style-name="ro5">
          <table:table-cell office:value-type="float" office:value="32768">
            <text:p>32768</text:p>
          </table:table-cell>
          <table:table-cell table:number-columns-repeated="2"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27125">
            <text:p>0.27125</text:p>
          </table:table-cell>
          <table:table-cell office:value-type="float" office:value="0.00996504">
            <text:p>0.00996504</text:p>
          </table:table-cell>
          <table:table-cell office:value-type="float" office:value="0.236647681">
            <text:p>0.236647681</text:p>
          </table:table-cell>
        </table:table-row>
        <table:table-row table:style-name="ro5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319481">
            <text:p>0.319481</text:p>
          </table:table-cell>
          <table:table-cell office:value-type="float" office:value="0.0140234">
            <text:p>0.0140234</text:p>
          </table:table-cell>
          <table:table-cell office:value-type="float" office:value="0.30228937">
            <text:p>0.30228937</text:p>
          </table:table-cell>
        </table:table-row>
        <table:table-row table:style-name="ro5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38028">
            <text:p>0.38028</text:p>
          </table:table-cell>
          <table:table-cell office:value-type="float" office:value="0.0160489">
            <text:p>0.0160489</text:p>
          </table:table-cell>
          <table:table-cell office:value-type="float" office:value="0.667017966">
            <text:p>0.667017966</text:p>
          </table:table-cell>
        </table:table-row>
        <table:table-row table:style-name="ro5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457685">
            <text:p>0.457685</text:p>
          </table:table-cell>
          <table:table-cell office:value-type="float" office:value="0.0213791">
            <text:p>0.0213791</text:p>
          </table:table-cell>
          <table:table-cell office:value-type="float" office:value="1.141294802">
            <text:p>1.141294802</text:p>
          </table:table-cell>
        </table:table-row>
        <table:table-row table:style-name="ro5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564418">
            <text:p>0.564418</text:p>
          </table:table-cell>
          <table:table-cell office:value-type="float" office:value="0.0332555">
            <text:p>0.0332555</text:p>
          </table:table-cell>
          <table:table-cell office:value-type="float" office:value="2.177361671">
            <text:p>2.177361671</text:p>
          </table:table-cell>
        </table:table-row>
        <table:table-row table:style-name="ro5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.699607">
            <text:p>0.699607</text:p>
          </table:table-cell>
          <table:table-cell office:value-type="float" office:value="0.0477521">
            <text:p>0.0477521</text:p>
          </table:table-cell>
          <table:table-cell office:value-type="float" office:value="4.673162925">
            <text:p>4.673162925</text:p>
          </table:table-cell>
        </table:table-row>
        <table:table-row table:style-name="ro5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152765">
            <text:p>0.152765</text:p>
          </table:table-cell>
          <table:table-cell office:value-type="float" office:value="0.0045535">
            <text:p>0.0045535</text:p>
          </table:table-cell>
          <table:table-cell office:value-type="float" office:value="0.018662359">
            <text:p>0.018662359</text:p>
          </table:table-cell>
        </table:table-row>
        <table:table-row table:style-name="ro5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160354">
            <text:p>0.160354</text:p>
          </table:table-cell>
          <table:table-cell office:value-type="float" office:value="0.00505862">
            <text:p>0.00505862</text:p>
          </table:table-cell>
          <table:table-cell office:value-type="float" office:value="0.037648551">
            <text:p>0.037648551</text:p>
          </table:table-cell>
        </table:table-row>
        <table:table-row table:style-name="ro5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196556">
            <text:p>0.196556</text:p>
          </table:table-cell>
          <table:table-cell office:value-type="float" office:value="0.005229">
            <text:p>0.005229</text:p>
          </table:table-cell>
          <table:table-cell office:value-type="float" office:value="0.077459272">
            <text:p>0.077459272</text:p>
          </table:table-cell>
        </table:table-row>
        <table:table-row table:style-name="ro5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222003">
            <text:p>0.222003</text:p>
          </table:table-cell>
          <table:table-cell office:value-type="float" office:value="0.00606542">
            <text:p>0.00606542</text:p>
          </table:table-cell>
          <table:table-cell office:value-type="float" office:value="0.105581938">
            <text:p>0.105581938</text:p>
          </table:table-cell>
        </table:table-row>
        <table:table-row table:style-name="ro5">
          <table:table-cell office:value-type="float" office:value="32768">
            <text:p>32768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253835">
            <text:p>0.253835</text:p>
          </table:table-cell>
          <table:table-cell office:value-type="float" office:value="0.0086208">
            <text:p>0.0086208</text:p>
          </table:table-cell>
          <table:table-cell office:value-type="float" office:value="0.215964322">
            <text:p>0.215964322</text:p>
          </table:table-cell>
        </table:table-row>
        <table:table-row table:style-name="ro5">
          <table:table-cell office:value-type="float" office:value="65536">
            <text:p>65536</text:p>
          </table:table-cell>
          <table:table-cell table:number-columns-repeated="2"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301453">
            <text:p>0.301453</text:p>
          </table:table-cell>
          <table:table-cell office:value-type="float" office:value="0.011042">
            <text:p>0.011042</text:p>
          </table:table-cell>
          <table:table-cell office:value-type="float" office:value="0.350675298">
            <text:p>0.350675298</text:p>
          </table:table-cell>
        </table:table-row>
        <table:table-row table:style-name="ro5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365784">
            <text:p>0.365784</text:p>
          </table:table-cell>
          <table:table-cell office:value-type="float" office:value="0.0133337">
            <text:p>0.0133337</text:p>
          </table:table-cell>
          <table:table-cell office:value-type="float" office:value="0.606376943">
            <text:p>0.606376943</text:p>
          </table:table-cell>
        </table:table-row>
        <table:table-row table:style-name="ro5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445974">
            <text:p>0.445974</text:p>
          </table:table-cell>
          <table:table-cell office:value-type="float" office:value="0.0177567">
            <text:p>0.0177567</text:p>
          </table:table-cell>
          <table:table-cell office:value-type="float" office:value="0.990228993">
            <text:p>0.990228993</text:p>
          </table:table-cell>
        </table:table-row>
        <table:table-row table:style-name="ro5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564256">
            <text:p>0.564256</text:p>
          </table:table-cell>
          <table:table-cell office:value-type="float" office:value="0.0264947">
            <text:p>0.0264947</text:p>
          </table:table-cell>
          <table:table-cell office:value-type="float" office:value="2.509805835">
            <text:p>2.509805835</text:p>
          </table:table-cell>
        </table:table-row>
        <table:table-row table:style-name="ro5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692268">
            <text:p>0.692268</text:p>
          </table:table-cell>
          <table:table-cell office:value-type="float" office:value="0.0375014">
            <text:p>0.0375014</text:p>
          </table:table-cell>
          <table:table-cell office:value-type="float" office:value="3.923255496">
            <text:p>3.923255496</text:p>
          </table:table-cell>
        </table:table-row>
        <table:table-row table:style-name="ro5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0.167065">
            <text:p>0.167065</text:p>
          </table:table-cell>
          <table:table-cell office:value-type="float" office:value="0.00460749">
            <text:p>0.00460749</text:p>
          </table:table-cell>
          <table:table-cell office:value-type="float" office:value="0.037195137">
            <text:p>0.037195137</text:p>
          </table:table-cell>
        </table:table-row>
        <table:table-row table:style-name="ro5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0.182131">
            <text:p>0.182131</text:p>
          </table:table-cell>
          <table:table-cell office:value-type="float" office:value="0.00524144">
            <text:p>0.00524144</text:p>
          </table:table-cell>
          <table:table-cell office:value-type="float" office:value="0.076057233">
            <text:p>0.076057233</text:p>
          </table:table-cell>
        </table:table-row>
        <table:table-row table:style-name="ro5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0.198643">
            <text:p>0.198643</text:p>
          </table:table-cell>
          <table:table-cell office:value-type="float" office:value="0.0056837">
            <text:p>0.0056837</text:p>
          </table:table-cell>
          <table:table-cell office:value-type="float" office:value="0.102035919">
            <text:p>0.102035919</text:p>
          </table:table-cell>
        </table:table-row>
        <table:table-row table:style-name="ro5">
          <table:table-cell office:value-type="float" office:value="32768">
            <text:p>32768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0.248918">
            <text:p>0.248918</text:p>
          </table:table-cell>
          <table:table-cell office:value-type="float" office:value="0.0071601">
            <text:p>0.0071601</text:p>
          </table:table-cell>
          <table:table-cell office:value-type="float" office:value="0.168170719">
            <text:p>0.168170719</text:p>
          </table:table-cell>
        </table:table-row>
        <table:table-row table:style-name="ro5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0.286907">
            <text:p>0.286907</text:p>
          </table:table-cell>
          <table:table-cell office:value-type="float" office:value="0.0102404">
            <text:p>0.0102404</text:p>
          </table:table-cell>
          <table:table-cell office:value-type="float" office:value="0.353089185">
            <text:p>0.353089185</text:p>
          </table:table-cell>
        </table:table-row>
        <table:table-row table:style-name="ro5">
          <table:table-cell office:value-type="float" office:value="131072">
            <text:p>131072</text:p>
          </table:table-cell>
          <table:table-cell table:number-columns-repeated="2"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0.363776">
            <text:p>0.363776</text:p>
          </table:table-cell>
          <table:table-cell office:value-type="float" office:value="0.0110906">
            <text:p>0.0110906</text:p>
          </table:table-cell>
          <table:table-cell office:value-type="float" office:value="0.504527713">
            <text:p>0.504527713</text:p>
          </table:table-cell>
        </table:table-row>
        <table:table-row table:style-name="ro5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0.444449">
            <text:p>0.444449</text:p>
          </table:table-cell>
          <table:table-cell office:value-type="float" office:value="0.015148">
            <text:p>0.015148</text:p>
          </table:table-cell>
          <table:table-cell office:value-type="float" office:value="1.241787137">
            <text:p>1.241787137</text:p>
          </table:table-cell>
        </table:table-row>
        <table:table-row table:style-name="ro5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0.564256">
            <text:p>0.564256</text:p>
          </table:table-cell>
          <table:table-cell office:value-type="float" office:value="0.0233787">
            <text:p>0.0233787</text:p>
          </table:table-cell>
          <table:table-cell office:value-type="float" office:value="2.272480017">
            <text:p>2.272480017</text:p>
          </table:table-cell>
        </table:table-row>
        <table:table-row table:style-name="ro5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0.692268">
            <text:p>0.692268</text:p>
          </table:table-cell>
          <table:table-cell office:value-type="float" office:value="0.0338646">
            <text:p>0.0338646</text:p>
          </table:table-cell>
          <table:table-cell office:value-type="float" office:value="3.772122347">
            <text:p>3.772122347</text:p>
          </table:table-cell>
        </table:table-row>
      </table:table>
      <table:named-expressions/>
      <table:database-ranges>
        <table:database-range table:name="__Anonymous_Sheet_DB__1" table:target-range-address="Sheet2.A1:Sheet2.G1048576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Sheet3.A1:Sheet3.G1048576">
          <table:sort>
            <table:sort-by table:field-number="3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2P2" style:volatile="true">
      <number:currency-symbol/>
      <number:text>-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9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9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9P2" style:volatile="true">
      <number:currency-symbol/>
      <number:text>-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 (</number:text>
      <number:number number:decimal-places="2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2"/>
    <style:style style:name="Currency_20__5b_0_5d_" style:display-name="Currency [0]" style:family="table-cell" style:parent-style-name="Default" style:data-style-name="N126"/>
    <style:style style:name="Comma" style:family="table-cell" style:parent-style-name="Default" style:data-style-name="N129"/>
    <style:style style:name="Comma_20__5b_0_5d_" style:display-name="Comma [0]" style:family="table-cell" style:parent-style-name="Default" style:data-style-name="N122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9">00/00/0000</text:date>, <text:time style:data-style-name="N2" text:time-value="0000-00-00T02:53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10-19T04:58:16</dc:date>
    <dc:creator>neal </dc:creator>
    <meta:editing-duration>PT1H9M13S</meta:editing-duration>
    <meta:editing-cycles>3</meta:editing-cycles>
    <meta:document-statistic meta:table-count="4" meta:cell-count="3521" meta:object-count="0"/>
  </office:meta>
</office:document-meta>
</file>